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A50000002FC085EA40.png" manifest:media-type="image/png"/>
  <manifest:file-entry manifest:full-path="Pictures/10000000000001680000015F203881C8.jpg" manifest:media-type="image/jpeg"/>
  <manifest:file-entry manifest:full-path="Pictures/10000000000001680000015F0EFD1D1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ejaVu Sans Mono"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Liberation Sans3" svg:font-family="'Liberation Sans'"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2.3083in"/>
    </style:style>
    <style:style style:name="Table2.B" style:family="table-column">
      <style:table-column-properties style:column-width="1.3792in"/>
    </style:style>
    <style:style style:name="Table2.C" style:family="table-column">
      <style:table-column-properties style:column-width="3.2396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CephHosts" style:family="table">
      <style:table-properties style:width="6.9854in" fo:margin-left="0.0146in" table:align="left" fo:keep-with-next="always"/>
    </style:style>
    <style:style style:name="CephHosts.A" style:family="table-column">
      <style:table-column-properties style:column-width="1.375in"/>
    </style:style>
    <style:style style:name="CephHosts.B" style:family="table-column">
      <style:table-column-properties style:column-width="1.3854in"/>
    </style:style>
    <style:style style:name="CephHosts.D" style:family="table-column">
      <style:table-column-properties style:column-width="2.8396in"/>
    </style:style>
    <style:style style:name="CephHosts.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CephHosts.B1" style:family="table-cell">
      <style:table-cell-properties fo:padding="0.0382in" fo:border-left="0.05pt solid #000000" fo:border-right="none" fo:border-top="0.05pt solid #000000" fo:border-bottom="0.05pt solid #000000"/>
    </style:style>
    <style:style style:name="CephHosts.C1" style:family="table-cell">
      <style:table-cell-properties fo:padding="0.0382in" fo:border-left="0.05pt solid #000000" fo:border-right="none" fo:border-top="0.05pt solid #000000" fo:border-bottom="0.05pt solid #000000"/>
    </style:style>
    <style:style style:name="CephHosts.D1" style:family="table-cell">
      <style:table-cell-properties fo:padding="0.0382in" fo:border="0.05pt solid #000000"/>
    </style:style>
    <style:style style:name="CephHosts.A2" style:family="table-cell">
      <style:table-cell-properties fo:padding="0.0382in" fo:border-left="0.05pt solid #000000" fo:border-right="none" fo:border-top="none" fo:border-bottom="0.05pt solid #000000"/>
    </style:style>
    <style:style style:name="CephHosts.B2" style:family="table-cell">
      <style:table-cell-properties fo:padding="0.0382in" fo:border-left="0.05pt solid #000000" fo:border-right="none" fo:border-top="none" fo:border-bottom="0.05pt solid #000000"/>
    </style:style>
    <style:style style:name="CephHosts.C2" style:family="table-cell">
      <style:table-cell-properties fo:padding="0.0382in" fo:border-left="0.05pt solid #000000" fo:border-right="none" fo:border-top="none" fo:border-bottom="0.05pt solid #000000"/>
    </style:style>
    <style:style style:name="CephHosts.D2" style:family="table-cell">
      <style:table-cell-properties fo:padding="0.0382in" fo:border-left="0.05pt solid #000000" fo:border-right="0.05pt solid #000000" fo:border-top="none" fo:border-bottom="0.05pt solid #000000"/>
    </style:style>
    <style:style style:name="CephHosts.A3" style:family="table-cell">
      <style:table-cell-properties fo:padding="0.0382in" fo:border-left="0.05pt solid #000000" fo:border-right="none" fo:border-top="none" fo:border-bottom="0.05pt solid #000000"/>
    </style:style>
    <style:style style:name="CephHosts.B3" style:family="table-cell">
      <style:table-cell-properties fo:padding="0.0382in" fo:border-left="0.05pt solid #000000" fo:border-right="none" fo:border-top="none" fo:border-bottom="0.05pt solid #000000"/>
    </style:style>
    <style:style style:name="CephHosts.C3" style:family="table-cell">
      <style:table-cell-properties fo:padding="0.0382in" fo:border-left="0.05pt solid #000000" fo:border-right="none" fo:border-top="none" fo:border-bottom="0.05pt solid #000000"/>
    </style:style>
    <style:style style:name="CephHosts.D3" style:family="table-cell">
      <style:table-cell-properties fo:padding="0.0382in" fo:border-left="0.05pt solid #000000" fo:border-right="0.05pt solid #000000" fo:border-top="none" fo:border-bottom="0.05pt solid #000000"/>
    </style:style>
    <style:style style:name="CephHosts.A4" style:family="table-cell">
      <style:table-cell-properties fo:padding="0.0382in" fo:border-left="0.05pt solid #000000" fo:border-right="none" fo:border-top="none" fo:border-bottom="0.05pt solid #000000"/>
    </style:style>
    <style:style style:name="CephHosts.B4" style:family="table-cell">
      <style:table-cell-properties fo:padding="0.0382in" fo:border-left="0.05pt solid #000000" fo:border-right="none" fo:border-top="none" fo:border-bottom="0.05pt solid #000000"/>
    </style:style>
    <style:style style:name="CephHosts.C4" style:family="table-cell">
      <style:table-cell-properties fo:padding="0.0382in" fo:border-left="0.05pt solid #000000" fo:border-right="none" fo:border-top="none" fo:border-bottom="0.05pt solid #000000"/>
    </style:style>
    <style:style style:name="CephHosts.D4" style:family="table-cell">
      <style:table-cell-properties fo:padding="0.0382in" fo:border-left="0.05pt solid #000000" fo:border-right="0.05pt solid #000000" fo:border-top="none" fo:border-bottom="0.05pt solid #000000"/>
    </style:style>
    <style:style style:name="CephHosts.A5" style:family="table-cell">
      <style:table-cell-properties fo:padding="0.0382in" fo:border-left="0.05pt solid #000000" fo:border-right="none" fo:border-top="none" fo:border-bottom="0.05pt solid #000000"/>
    </style:style>
    <style:style style:name="CephHosts.B5" style:family="table-cell">
      <style:table-cell-properties fo:padding="0.0382in" fo:border-left="0.05pt solid #000000" fo:border-right="none" fo:border-top="none" fo:border-bottom="0.05pt solid #000000"/>
    </style:style>
    <style:style style:name="CephHosts.C5" style:family="table-cell">
      <style:table-cell-properties fo:padding="0.0382in" fo:border-left="0.05pt solid #000000" fo:border-right="none" fo:border-top="none" fo:border-bottom="0.05pt solid #000000"/>
    </style:style>
    <style:style style:name="CephHosts.D5" style:family="table-cell">
      <style:table-cell-properties fo:padding="0.0382in" fo:border-left="0.05pt solid #000000" fo:border-right="0.05pt solid #000000" fo:border-top="none" fo:border-bottom="0.05pt solid #000000"/>
    </style:style>
    <style:style style:name="CephHosts.A6" style:family="table-cell">
      <style:table-cell-properties fo:padding="0.0382in" fo:border-left="0.05pt solid #000000" fo:border-right="none" fo:border-top="none" fo:border-bottom="0.05pt solid #000000"/>
    </style:style>
    <style:style style:name="CephHosts.B6" style:family="table-cell">
      <style:table-cell-properties fo:padding="0.0382in" fo:border-left="0.05pt solid #000000" fo:border-right="none" fo:border-top="none" fo:border-bottom="0.05pt solid #000000"/>
    </style:style>
    <style:style style:name="CephHosts.C6" style:family="table-cell">
      <style:table-cell-properties fo:padding="0.0382in" fo:border-left="0.05pt solid #000000" fo:border-right="none" fo:border-top="none" fo:border-bottom="0.05pt solid #000000"/>
    </style:style>
    <style:style style:name="CephHosts.D6" style:family="table-cell">
      <style:table-cell-properties fo:padding="0.0382in" fo:border-left="0.05pt solid #000000" fo:border-right="0.05pt solid #000000" fo:border-top="none" fo:border-bottom="0.05pt solid #000000"/>
    </style:style>
    <style:style style:name="CephHosts.A7" style:family="table-cell">
      <style:table-cell-properties fo:padding="0.0382in" fo:border-left="0.05pt solid #000000" fo:border-right="none" fo:border-top="none" fo:border-bottom="0.05pt solid #000000"/>
    </style:style>
    <style:style style:name="CephHosts.B7" style:family="table-cell">
      <style:table-cell-properties fo:padding="0.0382in" fo:border-left="0.05pt solid #000000" fo:border-right="none" fo:border-top="none" fo:border-bottom="0.05pt solid #000000"/>
    </style:style>
    <style:style style:name="CephHosts.C7" style:family="table-cell">
      <style:table-cell-properties fo:padding="0.0382in" fo:border-left="0.05pt solid #000000" fo:border-right="none" fo:border-top="none" fo:border-bottom="0.05pt solid #000000"/>
    </style:style>
    <style:style style:name="CephHosts.D7" style:family="table-cell">
      <style:table-cell-properties fo:padding="0.0382in" fo:border-left="0.05pt solid #000000" fo:border-right="0.05pt solid #000000" fo:border-top="none" fo:border-bottom="0.05pt solid #000000"/>
    </style:style>
    <style:style style:name="CephHosts.A8" style:family="table-cell">
      <style:table-cell-properties fo:padding="0.0382in" fo:border-left="0.05pt solid #000000" fo:border-right="none" fo:border-top="none" fo:border-bottom="0.05pt solid #000000"/>
    </style:style>
    <style:style style:name="CephHosts.B8" style:family="table-cell">
      <style:table-cell-properties fo:padding="0.0382in" fo:border-left="0.05pt solid #000000" fo:border-right="none" fo:border-top="none" fo:border-bottom="0.05pt solid #000000"/>
    </style:style>
    <style:style style:name="CephHosts.C8" style:family="table-cell">
      <style:table-cell-properties fo:padding="0.0382in" fo:border-left="0.05pt solid #000000" fo:border-right="none" fo:border-top="none" fo:border-bottom="0.05pt solid #000000"/>
    </style:style>
    <style:style style:name="CephHosts.D8" style:family="table-cell">
      <style:table-cell-properties fo:padding="0.0382in" fo:border-left="0.05pt solid #000000" fo:border-right="0.05pt solid #000000" fo:border-top="none" fo:border-bottom="0.05pt solid #000000"/>
    </style:style>
    <style:style style:name="CephHosts.A9" style:family="table-cell">
      <style:table-cell-properties fo:padding="0.0382in" fo:border-left="0.05pt solid #000000" fo:border-right="none" fo:border-top="none" fo:border-bottom="0.05pt solid #000000"/>
    </style:style>
    <style:style style:name="CephHosts.B9" style:family="table-cell">
      <style:table-cell-properties fo:padding="0.0382in" fo:border-left="0.05pt solid #000000" fo:border-right="none" fo:border-top="none" fo:border-bottom="0.05pt solid #000000"/>
    </style:style>
    <style:style style:name="CephHosts.C9" style:family="table-cell">
      <style:table-cell-properties fo:padding="0.0382in" fo:border-left="0.05pt solid #000000" fo:border-right="none" fo:border-top="none" fo:border-bottom="0.05pt solid #000000"/>
    </style:style>
    <style:style style:name="CephHosts.D9" style:family="table-cell">
      <style:table-cell-properties fo:padding="0.0382in" fo:border-left="0.05pt solid #000000" fo:border-right="0.05pt solid #000000" fo:border-top="none" fo:border-bottom="0.05pt solid #000000"/>
    </style:style>
    <style:style style:name="CephHosts.A10" style:family="table-cell">
      <style:table-cell-properties fo:padding="0.0382in" fo:border-left="0.05pt solid #000000" fo:border-right="none" fo:border-top="none" fo:border-bottom="0.05pt solid #000000"/>
    </style:style>
    <style:style style:name="CephHosts.B10" style:family="table-cell">
      <style:table-cell-properties fo:padding="0.0382in" fo:border-left="0.05pt solid #000000" fo:border-right="none" fo:border-top="none" fo:border-bottom="0.05pt solid #000000"/>
    </style:style>
    <style:style style:name="CephHosts.C10" style:family="table-cell">
      <style:table-cell-properties fo:padding="0.0382in" fo:border-left="0.05pt solid #000000" fo:border-right="none" fo:border-top="none" fo:border-bottom="0.05pt solid #000000"/>
    </style:style>
    <style:style style:name="CephHosts.D10" style:family="table-cell">
      <style:table-cell-properties fo:padding="0.0382in" fo:border-left="0.05pt solid #000000" fo:border-right="0.05pt solid #000000" fo:border-top="none" fo:border-bottom="0.05pt solid #000000"/>
    </style:style>
    <style:style style:name="CephHosts.A11" style:family="table-cell">
      <style:table-cell-properties fo:padding="0.0382in" fo:border-left="0.05pt solid #000000" fo:border-right="none" fo:border-top="none" fo:border-bottom="0.05pt solid #000000"/>
    </style:style>
    <style:style style:name="CephHosts.B11" style:family="table-cell">
      <style:table-cell-properties fo:padding="0.0382in" fo:border-left="0.05pt solid #000000" fo:border-right="none" fo:border-top="none" fo:border-bottom="0.05pt solid #000000"/>
    </style:style>
    <style:style style:name="CephHosts.C11" style:family="table-cell">
      <style:table-cell-properties fo:padding="0.0382in" fo:border-left="0.05pt solid #000000" fo:border-right="none" fo:border-top="none" fo:border-bottom="0.05pt solid #000000"/>
    </style:style>
    <style:style style:name="CephHosts.D11" style:family="table-cell">
      <style:table-cell-properties fo:padding="0.0382in" fo:border-left="0.05pt solid #000000" fo:border-right="0.05pt solid #000000" fo:border-top="none" fo:border-bottom="0.05pt solid #000000"/>
    </style:style>
    <style:style style:name="Table1" style:family="table">
      <style:table-properties style:width="6.9181in" table:align="right" fo:keep-with-next="always"/>
    </style:style>
    <style:style style:name="Table1.A" style:family="table-column">
      <style:table-column-properties style:column-width="2.3049in"/>
    </style:style>
    <style:style style:name="Table1.B" style:family="table-column">
      <style:table-column-properties style:column-width="2.1326in"/>
    </style:style>
    <style:style style:name="Table1.C" style:family="table-column">
      <style:table-column-properties style:column-width="2.4806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fo:keep-with-next="always"/>
    </style:style>
    <style:style style:name="Table4.A" style:family="table-column">
      <style:table-column-properties style:column-width="2.6875in"/>
    </style:style>
    <style:style style:name="Table4.B" style:family="table-column">
      <style:table-column-properties style:column-width="1.9292in"/>
    </style:style>
    <style:style style:name="Table4.C" style:family="table-column">
      <style:table-column-properties style:column-width="2.3104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none" fo:border-right="none" fo:border-top="none" fo:border-bottom="0.05pt solid #000000"/>
    </style:style>
    <style:style style:name="Table4.A5" style:family="table-cell">
      <style:table-cell-properties fo:padding="0.0382in" fo:border="none"/>
    </style:style>
    <style:style style:name="Table5" style:family="table">
      <style:table-properties style:width="6.925in" table:align="margins" fo:keep-with-next="always"/>
    </style:style>
    <style:style style:name="Table5.A" style:family="table-column">
      <style:table-column-properties style:column-width="2.7458in" style:rel-column-width="3954*"/>
    </style:style>
    <style:style style:name="Table5.B" style:family="table-column">
      <style:table-column-properties style:column-width="1.8701in" style:rel-column-width="2693*"/>
    </style:style>
    <style:style style:name="Table5.C" style:family="table-column">
      <style:table-column-properties style:column-width="2.309in" style:rel-column-width="332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3" style:family="table-row">
      <style:table-row-properties style:min-row-height="0.3826in"/>
    </style:style>
    <style:style style:name="Table5.A3" style:family="table-cell">
      <style:table-cell-properties fo:padding="0.0382in" fo:border="none"/>
    </style:style>
    <style:style style:name="Table3" style:family="table">
      <style:table-properties style:width="6.925in" table:align="margins" fo:keep-with-next="always"/>
    </style:style>
    <style:style style:name="Table3.A" style:family="table-column">
      <style:table-column-properties style:column-width="2.3083in" style:rel-column-width="21845*"/>
    </style:style>
    <style:style style:name="Table3.A1" style:family="table-cell">
      <style:table-cell-properties fo:padding="0.0382in" fo:border="none"/>
    </style:style>
    <style:style style:name="P1" style:family="paragraph" style:parent-style-name="Header">
      <style:paragraph-properties fo:text-align="end" style:justify-single-word="false"/>
    </style:style>
    <style:style style:name="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P3" style:family="paragraph" style:parent-style-name="_2a__20_RA-Title">
      <style:text-properties fo:font-size="30pt" fo:font-weight="bold" style:font-size-asian="30pt" style:font-weight-asian="bold" style:font-size-complex="30pt" style:font-weight-complex="bold"/>
    </style:style>
    <style:style style:name="P4" style:family="paragraph" style:parent-style-name="_2a__20_RA-Copyright_20_Page_20_Body">
      <style:text-properties style:font-name="Liberation Sans1" fo:font-size="11pt" fo:font-weight="normal" style:font-size-asian="11pt" style:font-weight-asian="normal" style:font-size-complex="11pt" style:font-weight-complex="normal"/>
    </style:style>
    <style:style style:name="P5" style:family="paragraph" style:parent-style-name="_2a__20_RA-Copyright_20_Page_20_Body">
      <style:text-properties style:font-name="Liberation Sans1" fo:font-size="11pt" fo:font-weight="normal" style:font-name-asian="Times New Roman" style:font-size-asian="11pt" style:font-weight-asian="normal" style:font-name-complex="Arial" style:font-size-complex="11pt" style:font-weight-complex="normal"/>
    </style:style>
    <style:style style:name="P6" style:family="paragraph" style:parent-style-name="_2a__20_RA-Copyright_20_Page_20_Body">
      <style:text-properties style:font-name="Liberation Sans1" fo:font-size="11pt" fo:font-weight="bold" style:font-name-asian="Times New Roman" style:font-size-asian="11pt" style:font-weight-asian="bold" style:font-name-complex="Arial" style:font-size-complex="11pt" style:font-weight-complex="bold"/>
    </style:style>
    <style:style style:name="P7" style:family="paragraph" style:parent-style-name="_2a__20_RA-Copyright_20_Page_20_Body">
      <style:text-properties style:font-name="Liberation Sans1" fo:font-size="16pt" fo:font-weight="bold" style:font-name-asian="Times New Roman" style:font-size-asian="16pt" style:font-weight-asian="bold" style:font-name-complex="Arial" style:font-size-complex="16pt" style:font-weight-complex="bold"/>
    </style:style>
    <style:style style:name="P8" style:family="paragraph" style:parent-style-name="_2a__20_RA-Copyright_20_Page_20_Body">
      <style:text-properties fo:font-weight="bold" style:font-weight-asian="bold" style:font-weight-complex="bold"/>
    </style:style>
    <style:style style:name="P9" style:family="paragraph" style:parent-style-name="Text_20_body">
      <style:paragraph-properties fo:break-before="page"/>
      <style:text-properties fo:font-size="16pt" fo:font-weight="bold" style:font-size-asian="14pt" style:font-weight-asian="bold" style:font-size-complex="16pt" style:font-weight-complex="bold"/>
    </style:style>
    <style:style style:name="P10" style:family="paragraph" style:parent-style-name="Text_20_body">
      <style:text-properties officeooo:rsid="001ada03" officeooo:paragraph-rsid="001ada03"/>
    </style:style>
    <style:style style:name="P11" style:family="paragraph" style:parent-style-name="Text_20_body">
      <style:text-properties officeooo:rsid="001b174a" officeooo:paragraph-rsid="001b174a"/>
    </style:style>
    <style:style style:name="P12" style:family="paragraph" style:parent-style-name="Text_20_body">
      <style:text-properties officeooo:rsid="001b174a" officeooo:paragraph-rsid="00286b4f"/>
    </style:style>
    <style:style style:name="P13" style:family="paragraph" style:parent-style-name="Text_20_body">
      <style:text-properties officeooo:paragraph-rsid="001b174a"/>
    </style:style>
    <style:style style:name="P14" style:family="paragraph" style:parent-style-name="Text_20_body">
      <style:text-properties officeooo:paragraph-rsid="00286b4f"/>
    </style:style>
    <style:style style:name="P15" style:family="paragraph" style:parent-style-name="Text_20_body">
      <style:text-properties fo:font-weight="normal" officeooo:rsid="001ceaca" officeooo:paragraph-rsid="001ceaca" style:font-weight-asian="normal" style:font-weight-complex="normal"/>
    </style:style>
    <style:style style:name="P16" style:family="paragraph" style:parent-style-name="Text_20_body">
      <style:text-properties fo:font-weight="normal" officeooo:rsid="001fe92b" officeooo:paragraph-rsid="001fe92b" style:font-weight-asian="normal" style:font-weight-complex="normal"/>
    </style:style>
    <style:style style:name="P17" style:family="paragraph" style:parent-style-name="Text_20_body">
      <style:text-properties fo:font-weight="normal" officeooo:rsid="0087c8cc" officeooo:paragraph-rsid="00916acc" style:font-weight-asian="normal" style:font-weight-complex="normal"/>
    </style:style>
    <style:style style:name="P18" style:family="paragraph" style:parent-style-name="Text_20_body">
      <style:text-properties fo:font-weight="normal" officeooo:rsid="00892851" officeooo:paragraph-rsid="00916acc" style:font-weight-asian="normal" style:font-weight-complex="normal"/>
    </style:style>
    <style:style style:name="P19" style:family="paragraph" style:parent-style-name="Text_20_body">
      <style:text-properties fo:font-weight="normal" officeooo:rsid="010e0b4f" officeooo:paragraph-rsid="010e0b4f" style:font-weight-asian="normal" style:font-weight-complex="normal"/>
    </style:style>
    <style:style style:name="P20" style:family="paragraph" style:parent-style-name="Text_20_body">
      <style:text-properties officeooo:paragraph-rsid="0044fad2"/>
    </style:style>
    <style:style style:name="P21" style:family="paragraph" style:parent-style-name="Text_20_body">
      <style:text-properties officeooo:rsid="0077af8b" officeooo:paragraph-rsid="0077af8b"/>
    </style:style>
    <style:style style:name="P22" style:family="paragraph" style:parent-style-name="Text_20_body">
      <style:text-properties officeooo:paragraph-rsid="00916acc"/>
    </style:style>
    <style:style style:name="P23" style:family="paragraph" style:parent-style-name="Text_20_body">
      <style:text-properties officeooo:rsid="009378cb" officeooo:paragraph-rsid="00916acc"/>
    </style:style>
    <style:style style:name="P24" style:family="paragraph" style:parent-style-name="Text_20_body">
      <style:text-properties officeooo:paragraph-rsid="00afe57f"/>
    </style:style>
    <style:style style:name="P25" style:family="paragraph" style:parent-style-name="Text_20_body">
      <style:text-properties officeooo:rsid="00d0b18c" officeooo:paragraph-rsid="00d0b18c"/>
    </style:style>
    <style:style style:name="P26" style:family="paragraph" style:parent-style-name="Text_20_body">
      <style:text-properties officeooo:rsid="00fea4e0" officeooo:paragraph-rsid="00fea4e0"/>
    </style:style>
    <style:style style:name="P27" style:family="paragraph" style:parent-style-name="Text_20_body">
      <style:text-properties officeooo:rsid="010c8082" officeooo:paragraph-rsid="010e0b4f"/>
    </style:style>
    <style:style style:name="P28" style:family="paragraph" style:parent-style-name="Text_20_body">
      <style:text-properties officeooo:rsid="010e0b4f" officeooo:paragraph-rsid="010e0b4f"/>
    </style:style>
    <style:style style:name="P29" style:family="paragraph" style:parent-style-name="Text_20_body">
      <style:text-properties officeooo:rsid="010f7853" officeooo:paragraph-rsid="010f7853"/>
    </style:style>
    <style:style style:name="P30" style:family="paragraph" style:parent-style-name="Text_20_body">
      <style:text-properties officeooo:rsid="011099ef" officeooo:paragraph-rsid="011099ef"/>
    </style:style>
    <style:style style:name="P31" style:family="paragraph" style:parent-style-name="Text_20_body">
      <style:text-properties officeooo:rsid="00d27980" officeooo:paragraph-rsid="011c8509"/>
    </style:style>
    <style:style style:name="P32" style:family="paragraph" style:parent-style-name="Text_20_body">
      <style:text-properties officeooo:rsid="0122d5ab" officeooo:paragraph-rsid="011c8509"/>
    </style:style>
    <style:style style:name="P33" style:family="paragraph" style:parent-style-name="Text_20_body">
      <style:text-properties officeooo:rsid="00d3ca2d" officeooo:paragraph-rsid="011c8509"/>
    </style:style>
    <style:style style:name="P34" style:family="paragraph" style:parent-style-name="Text_20_body">
      <style:text-properties officeooo:rsid="012039b8" officeooo:paragraph-rsid="011c8509"/>
    </style:style>
    <style:style style:name="P35" style:family="paragraph" style:parent-style-name="Text_20_body">
      <style:text-properties officeooo:rsid="00d43e55" officeooo:paragraph-rsid="011c8509"/>
    </style:style>
    <style:style style:name="P36" style:family="paragraph" style:parent-style-name="Text_20_body">
      <style:text-properties officeooo:rsid="00d4990b" officeooo:paragraph-rsid="011c8509"/>
    </style:style>
    <style:style style:name="P37" style:family="paragraph" style:parent-style-name="Text_20_body">
      <style:text-properties officeooo:rsid="01002dff" officeooo:paragraph-rsid="011c8509"/>
    </style:style>
    <style:style style:name="P38" style:family="paragraph" style:parent-style-name="Text_20_body">
      <style:text-properties officeooo:rsid="00d56b82" officeooo:paragraph-rsid="011c8509"/>
    </style:style>
    <style:style style:name="P39" style:family="paragraph" style:parent-style-name="Text_20_body">
      <style:text-properties officeooo:paragraph-rsid="00ae9ffb"/>
    </style:style>
    <style:style style:name="P40" style:family="paragraph" style:parent-style-name="Text_20_body">
      <style:text-properties officeooo:rsid="01237ecf" officeooo:paragraph-rsid="012ba0f1"/>
    </style:style>
    <style:style style:name="P41" style:family="paragraph" style:parent-style-name="Text_20_body">
      <style:text-properties officeooo:rsid="01237ecf" officeooo:paragraph-rsid="012bec8c"/>
    </style:style>
    <style:style style:name="P42" style:family="paragraph" style:parent-style-name="Text_20_body">
      <style:text-properties officeooo:rsid="01237ecf" officeooo:paragraph-rsid="012c89ea"/>
    </style:style>
    <style:style style:name="P43" style:family="paragraph" style:parent-style-name="Text_20_body">
      <style:text-properties officeooo:rsid="01273e8a" officeooo:paragraph-rsid="01273e8a"/>
    </style:style>
    <style:style style:name="P44" style:family="paragraph" style:parent-style-name="Text_20_body">
      <style:text-properties officeooo:rsid="0128d227" officeooo:paragraph-rsid="0128d227"/>
    </style:style>
    <style:style style:name="P45" style:family="paragraph" style:parent-style-name="Text_20_body">
      <style:text-properties officeooo:rsid="0122f83b" officeooo:paragraph-rsid="012ba0f1"/>
    </style:style>
    <style:style style:name="P46" style:family="paragraph" style:parent-style-name="Text_20_body">
      <style:text-properties officeooo:rsid="012a6524" officeooo:paragraph-rsid="012ba0f1"/>
    </style:style>
    <style:style style:name="P47" style:family="paragraph" style:parent-style-name="Text_20_body">
      <style:text-properties officeooo:rsid="012bec8c" officeooo:paragraph-rsid="012bec8c"/>
    </style:style>
    <style:style style:name="P48" style:family="paragraph" style:parent-style-name="Text_20_body">
      <style:text-properties officeooo:rsid="012de9da" officeooo:paragraph-rsid="012de9da"/>
    </style:style>
    <style:style style:name="P49" style:family="paragraph" style:parent-style-name="Text_20_body">
      <style:text-properties officeooo:rsid="01351673" officeooo:paragraph-rsid="01351673"/>
    </style:style>
    <style:style style:name="P50" style:family="paragraph" style:parent-style-name="Text_20_body">
      <style:text-properties officeooo:rsid="00ba7e0f" officeooo:paragraph-rsid="00ba7e0f"/>
    </style:style>
    <style:style style:name="P51" style:family="paragraph" style:parent-style-name="Table_20_Contents">
      <style:text-properties officeooo:rsid="0021c401" officeooo:paragraph-rsid="0021c401"/>
    </style:style>
    <style:style style:name="P52" style:family="paragraph" style:parent-style-name="Table_20_Contents">
      <style:text-properties officeooo:rsid="00343f69" officeooo:paragraph-rsid="00343f69"/>
    </style:style>
    <style:style style:name="P53" style:family="paragraph" style:parent-style-name="Table_20_Contents">
      <style:text-properties officeooo:rsid="00343f69" officeooo:paragraph-rsid="012465b0"/>
    </style:style>
    <style:style style:name="P54" style:family="paragraph" style:parent-style-name="Table_20_Contents">
      <style:text-properties officeooo:rsid="004b6475" officeooo:paragraph-rsid="004b6475"/>
    </style:style>
    <style:style style:name="P55" style:family="paragraph" style:parent-style-name="Table_20_Contents">
      <style:text-properties officeooo:rsid="00a58f73" officeooo:paragraph-rsid="00a58f73"/>
    </style:style>
    <style:style style:name="P56" style:family="paragraph" style:parent-style-name="Table_20_Contents">
      <style:text-properties officeooo:rsid="00a7241b" officeooo:paragraph-rsid="00a7241b"/>
    </style:style>
    <style:style style:name="P57" style:family="paragraph" style:parent-style-name="Table_20_Contents">
      <style:text-properties officeooo:rsid="00a7241b" officeooo:paragraph-rsid="00a8ecba"/>
    </style:style>
    <style:style style:name="P58" style:family="paragraph" style:parent-style-name="Table_20_Contents">
      <style:text-properties officeooo:rsid="00a7241b" officeooo:paragraph-rsid="00aaae28"/>
    </style:style>
    <style:style style:name="P59" style:family="paragraph" style:parent-style-name="Table_20_Contents">
      <style:text-properties officeooo:rsid="00aaae28" officeooo:paragraph-rsid="00aaae28"/>
    </style:style>
    <style:style style:name="P60" style:family="paragraph" style:parent-style-name="Table_20_Contents">
      <style:text-properties officeooo:rsid="00aaae28" officeooo:paragraph-rsid="00ac16a7"/>
    </style:style>
    <style:style style:name="P61" style:family="paragraph" style:parent-style-name="Table_20_Contents">
      <style:text-properties style:font-name="Nimbus Sans L" fo:font-size="12pt" officeooo:rsid="00433049" officeooo:paragraph-rsid="00afe57f" style:font-name-asian="WenQuanYi Zen Hei" style:font-size-asian="12pt" style:font-name-complex="Lohit Devanagari" style:font-size-complex="12pt"/>
    </style:style>
    <style:style style:name="P62" style:family="paragraph" style:parent-style-name="Table_20_Contents">
      <style:text-properties style:font-name="Nimbus Sans L" fo:font-size="12pt" officeooo:paragraph-rsid="00afe57f" style:font-name-asian="WenQuanYi Zen Hei" style:font-size-asian="12pt" style:font-name-complex="Lohit Devanagari" style:font-size-complex="12pt"/>
    </style:style>
    <style:style style:name="P63" style:family="paragraph" style:parent-style-name="Table_20_Contents">
      <style:text-properties officeooo:rsid="0122d5ab" officeooo:paragraph-rsid="0122d5ab"/>
    </style:style>
    <style:style style:name="P64" style:family="paragraph" style:parent-style-name="Table_20_Contents">
      <style:text-properties officeooo:rsid="012465b0" officeooo:paragraph-rsid="012465b0"/>
    </style:style>
    <style:style style:name="P65" style:family="paragraph" style:parent-style-name="Table_20_Contents">
      <style:text-properties officeooo:rsid="00ce2129" officeooo:paragraph-rsid="00a7241b"/>
    </style:style>
    <style:style style:name="P66" style:family="paragraph" style:parent-style-name="Table_20_Contents">
      <style:text-properties officeooo:rsid="012ba0f1" officeooo:paragraph-rsid="012ba0f1"/>
    </style:style>
    <style:style style:name="P67" style:family="paragraph" style:parent-style-name="Table_20_Contents">
      <style:text-properties officeooo:rsid="012bec8c" officeooo:paragraph-rsid="012bec8c"/>
    </style:style>
    <style:style style:name="P68" style:family="paragraph" style:parent-style-name="Table_20_Contents">
      <style:text-properties officeooo:rsid="012c89ea" officeooo:paragraph-rsid="012c89ea"/>
    </style:style>
    <style:style style:name="P69" style:family="paragraph" style:parent-style-name="Standard">
      <style:text-properties officeooo:paragraph-rsid="00916acc"/>
    </style:style>
    <style:style style:name="P70" style:family="paragraph" style:parent-style-name="Standard">
      <style:text-properties officeooo:paragraph-rsid="00afe57f"/>
    </style:style>
    <style:style style:name="P71" style:family="paragraph" style:parent-style-name="Text_20_body">
      <style:paragraph-properties fo:margin-left="0.4925in" fo:margin-right="0in" fo:text-indent="0in" style:auto-text-indent="false"/>
      <style:text-properties fo:font-weight="normal" officeooo:rsid="008a4c68" officeooo:paragraph-rsid="00916acc" style:font-weight-asian="normal" style:font-weight-complex="normal"/>
    </style:style>
    <style:style style:name="P72" style:family="paragraph" style:parent-style-name="_2a__20_RA-Code">
      <style:text-properties officeooo:rsid="00835cc0" officeooo:paragraph-rsid="00835cc0"/>
    </style:style>
    <style:style style:name="P73" style:family="paragraph" style:parent-style-name="_2a__20_RA-Code">
      <style:text-properties officeooo:paragraph-rsid="00857419"/>
    </style:style>
    <style:style style:name="P74" style:family="paragraph" style:parent-style-name="_2a__20_RA-Code">
      <style:text-properties officeooo:rsid="00ca2a34" officeooo:paragraph-rsid="00ca2a34"/>
    </style:style>
    <style:style style:name="P75" style:family="paragraph" style:parent-style-name="_2a__20_RA-Code">
      <style:text-properties officeooo:paragraph-rsid="00ca2a34"/>
    </style:style>
    <style:style style:name="P76" style:family="paragraph" style:parent-style-name="_2a__20_RA-Code">
      <style:text-properties officeooo:rsid="00857419" officeooo:paragraph-rsid="00ca2a34"/>
    </style:style>
    <style:style style:name="P77" style:family="paragraph" style:parent-style-name="_2a__20_RA-Code">
      <style:text-properties officeooo:rsid="00857419" officeooo:paragraph-rsid="00cc986b"/>
    </style:style>
    <style:style style:name="P78" style:family="paragraph" style:parent-style-name="_2a__20_RA-Code">
      <style:text-properties officeooo:rsid="00857419" officeooo:paragraph-rsid="00eb29d1"/>
    </style:style>
    <style:style style:name="P79" style:family="paragraph" style:parent-style-name="_2a__20_RA-Code">
      <style:text-properties officeooo:paragraph-rsid="00cc986b"/>
    </style:style>
    <style:style style:name="P80" style:family="paragraph" style:parent-style-name="_2a__20_RA-Code">
      <style:text-properties officeooo:paragraph-rsid="00eb29d1"/>
    </style:style>
    <style:style style:name="P81" style:family="paragraph" style:parent-style-name="_2a__20_RA-Code">
      <style:text-properties officeooo:rsid="00eb29d1" officeooo:paragraph-rsid="00eb29d1"/>
    </style:style>
    <style:style style:name="P82" style:family="paragraph" style:parent-style-name="_2a__20_RA-Code">
      <style:text-properties officeooo:paragraph-rsid="00ee878b"/>
    </style:style>
    <style:style style:name="P83" style:family="paragraph" style:parent-style-name="_2a__20_RA-Code">
      <style:text-properties officeooo:paragraph-rsid="011c8509"/>
    </style:style>
    <style:style style:name="P84" style:family="paragraph" style:parent-style-name="_2a__20_RA-Code">
      <style:text-properties officeooo:rsid="00d43e55" officeooo:paragraph-rsid="011c8509"/>
    </style:style>
    <style:style style:name="P85" style:family="paragraph" style:parent-style-name="_2a__20_RA-Code">
      <style:text-properties officeooo:rsid="01306c50" officeooo:paragraph-rsid="01306c50"/>
    </style:style>
    <style:style style:name="P86" style:family="paragraph" style:parent-style-name="_2a__20_RA-Code">
      <style:text-properties officeooo:paragraph-rsid="01399485"/>
    </style:style>
    <style:style style:name="P87" style:family="paragraph" style:parent-style-name="_2a__20_RA-Code">
      <style:text-properties officeooo:rsid="00db95b6" officeooo:paragraph-rsid="01399485"/>
    </style:style>
    <style:style style:name="P88" style:family="paragraph" style:parent-style-name="_2a__20_RA-Code">
      <style:text-properties officeooo:paragraph-rsid="0143169d"/>
    </style:style>
    <style:style style:name="P89" style:family="paragraph" style:parent-style-name="Table">
      <style:text-properties officeooo:paragraph-rsid="00ae9ffb"/>
    </style:style>
    <style:style style:name="P90" style:family="paragraph" style:parent-style-name="_2a__20_RA-Code">
      <style:paragraph-properties style:writing-mode="lr-tb"/>
      <style:text-properties officeooo:rsid="00857419" officeooo:paragraph-rsid="00ca2a34"/>
    </style:style>
    <style:style style:name="P91" style:family="paragraph" style:parent-style-name="Table_20_Heading">
      <style:text-properties officeooo:rsid="012bec8c" officeooo:paragraph-rsid="012bec8c"/>
    </style:style>
    <style:style style:name="P92" style:family="paragraph" style:parent-style-name="Contents_20_1">
      <style:paragraph-properties>
        <style:tab-stops>
          <style:tab-stop style:position="6.9252in" style:type="right" style:leader-style="dotted" style:leader-text="."/>
        </style:tab-stops>
      </style:paragraph-properties>
    </style:style>
    <style:style style:name="P93" style:family="paragraph" style:parent-style-name="Contents_20_2">
      <style:paragraph-properties>
        <style:tab-stops>
          <style:tab-stop style:position="6.8047in" style:type="right" style:leader-style="dotted" style:leader-text="."/>
        </style:tab-stops>
      </style:paragraph-properties>
    </style:style>
    <style:style style:name="P94" style:family="paragraph" style:parent-style-name="Contents_20_6">
      <style:paragraph-properties>
        <style:tab-stops>
          <style:tab-stop style:position="6.9252in" style:type="right" style:leader-style="dotted" style:leader-text="."/>
        </style:tab-stops>
      </style:paragraph-properties>
    </style:style>
    <style:style style:name="P95" style:family="paragraph" style:parent-style-name="Contents_20_3">
      <style:paragraph-properties>
        <style:tab-stops>
          <style:tab-stop style:position="6.6846in" style:type="right" style:leader-style="dotted" style:leader-text="."/>
        </style:tab-stops>
      </style:paragraph-properties>
    </style:style>
    <style:style style:name="P96" style:family="paragraph" style:parent-style-name="Text_20_body" style:master-page-name="First_20_Page">
      <style:paragraph-properties style:page-number="auto"/>
    </style:style>
    <style:style style:name="P97" style:family="paragraph" style:parent-style-name="Text_20_body" style:list-style-name="L1">
      <style:text-properties officeooo:paragraph-rsid="00286b4f"/>
    </style:style>
    <style:style style:name="P98" style:family="paragraph" style:parent-style-name="Text_20_body" style:list-style-name="L1">
      <style:text-properties fo:font-weight="normal" officeooo:rsid="001b174a" officeooo:paragraph-rsid="00286b4f" style:font-weight-asian="normal" style:font-weight-complex="normal"/>
    </style:style>
    <style:style style:name="P99" style:family="paragraph" style:parent-style-name="Text_20_body" style:list-style-name="L7">
      <style:text-properties fo:font-weight="normal" officeooo:rsid="010f7853" officeooo:paragraph-rsid="010f7853" style:font-weight-asian="normal" style:font-weight-complex="normal"/>
    </style:style>
    <style:style style:name="P100" style:family="paragraph" style:parent-style-name="Text_20_body" style:list-style-name="L10">
      <style:text-properties fo:font-weight="normal" officeooo:rsid="011f984e" officeooo:paragraph-rsid="011f984e" style:font-weight-asian="normal" style:font-weight-complex="normal"/>
    </style:style>
    <style:style style:name="P101" style:family="paragraph" style:parent-style-name="Text_20_body" style:list-style-name="L10">
      <style:text-properties fo:font-weight="normal" officeooo:rsid="011f984e" officeooo:paragraph-rsid="004a73cd" style:font-weight-asian="normal" style:font-weight-complex="normal"/>
    </style:style>
    <style:style style:name="P102" style:family="paragraph" style:parent-style-name="Text_20_body" style:list-style-name="L10">
      <style:text-properties fo:font-weight="normal" officeooo:rsid="001bfeb5" officeooo:paragraph-rsid="001bfeb5" style:font-weight-asian="normal" style:font-weight-complex="normal"/>
    </style:style>
    <style:style style:name="P103" style:family="paragraph" style:parent-style-name="Text_20_body" style:list-style-name="L10">
      <style:text-properties fo:font-weight="normal" officeooo:rsid="001bfeb5" officeooo:paragraph-rsid="006c5dc8" style:font-weight-asian="normal" style:font-weight-complex="normal"/>
    </style:style>
    <style:style style:name="P104" style:family="paragraph" style:parent-style-name="Text_20_body" style:list-style-name="L10">
      <style:text-properties fo:font-weight="normal" officeooo:rsid="004a73cd" officeooo:paragraph-rsid="004a73cd" style:font-weight-asian="normal" style:font-weight-complex="normal"/>
    </style:style>
    <style:style style:name="P105" style:family="paragraph" style:parent-style-name="Text_20_body" style:list-style-name="L10">
      <style:text-properties fo:font-weight="normal" officeooo:rsid="004a73cd" officeooo:paragraph-rsid="001bfeb5" style:font-weight-asian="normal" style:font-weight-complex="normal"/>
    </style:style>
    <style:style style:name="P106" style:family="paragraph" style:parent-style-name="Text_20_body" style:list-style-name="L11">
      <style:text-properties fo:font-weight="normal" officeooo:rsid="00ecefdc" officeooo:paragraph-rsid="010774c7" style:font-weight-asian="normal" style:font-weight-complex="normal"/>
    </style:style>
    <style:style style:name="P107" style:family="paragraph" style:parent-style-name="Text_20_body" style:list-style-name="L11">
      <style:text-properties fo:font-weight="normal" officeooo:rsid="00ecefdc" officeooo:paragraph-rsid="0108b79d" style:font-weight-asian="normal" style:font-weight-complex="normal"/>
    </style:style>
    <style:style style:name="P108" style:family="paragraph" style:parent-style-name="Text_20_body" style:list-style-name="L11">
      <style:text-properties fo:font-weight="normal" officeooo:rsid="001ceaca" officeooo:paragraph-rsid="010774c7" style:font-weight-asian="normal" style:font-weight-complex="normal"/>
    </style:style>
    <style:style style:name="P109" style:family="paragraph" style:parent-style-name="Text_20_body" style:list-style-name="L11">
      <style:text-properties fo:font-weight="normal" officeooo:rsid="001ceaca" officeooo:paragraph-rsid="0108b79d" style:font-weight-asian="normal" style:font-weight-complex="normal"/>
    </style:style>
    <style:style style:name="P110" style:family="paragraph" style:parent-style-name="Text_20_body" style:list-style-name="L11">
      <style:text-properties fo:font-weight="normal" officeooo:rsid="001ceaca" officeooo:paragraph-rsid="001ceaca" style:font-weight-asian="normal" style:font-weight-complex="normal"/>
    </style:style>
    <style:style style:name="P111" style:family="paragraph" style:parent-style-name="Text_20_body" style:list-style-name="L11">
      <style:text-properties fo:font-weight="normal" officeooo:rsid="007c7715" officeooo:paragraph-rsid="007c7715" style:font-weight-asian="normal" style:font-weight-complex="normal"/>
    </style:style>
    <style:style style:name="P112" style:family="paragraph" style:parent-style-name="Text_20_body" style:list-style-name="L11">
      <style:text-properties fo:font-weight="normal" officeooo:rsid="00e709d4" officeooo:paragraph-rsid="00e709d4" style:font-weight-asian="normal" style:font-weight-complex="normal"/>
    </style:style>
    <style:style style:name="P113" style:family="paragraph" style:parent-style-name="Text_20_body" style:list-style-name="L14">
      <style:text-properties fo:font-weight="normal" officeooo:rsid="001e41cb" officeooo:paragraph-rsid="001e41cb" style:font-weight-asian="normal" style:font-weight-complex="normal"/>
    </style:style>
    <style:style style:name="P114" style:family="paragraph" style:parent-style-name="Text_20_body" style:list-style-name="L14">
      <style:text-properties fo:font-weight="normal" officeooo:rsid="001fe92b" style:font-weight-asian="normal" style:font-weight-complex="normal"/>
    </style:style>
    <style:style style:name="P115" style:family="paragraph" style:parent-style-name="Text_20_body" style:list-style-name="L14">
      <style:text-properties fo:font-weight="normal" officeooo:rsid="001fe92b" officeooo:paragraph-rsid="001fe92b" style:font-weight-asian="normal" style:font-weight-complex="normal"/>
    </style:style>
    <style:style style:name="P116" style:family="paragraph" style:parent-style-name="Text_20_body" style:list-style-name="L2">
      <style:text-properties officeooo:paragraph-rsid="00916acc"/>
    </style:style>
    <style:style style:name="P117" style:family="paragraph" style:parent-style-name="Text_20_body" style:list-style-name="L3">
      <style:text-properties officeooo:paragraph-rsid="00916acc"/>
    </style:style>
    <style:style style:name="P118" style:family="paragraph" style:parent-style-name="Text_20_body" style:list-style-name="L4"/>
    <style:style style:name="P119" style:family="paragraph" style:parent-style-name="Text_20_body" style:list-style-name="L4">
      <style:text-properties officeooo:paragraph-rsid="001b174a"/>
    </style:style>
    <style:style style:name="P120" style:family="paragraph" style:parent-style-name="Text_20_body" style:list-style-name="L4">
      <style:text-properties officeooo:rsid="00988805" officeooo:paragraph-rsid="011d0576"/>
    </style:style>
    <style:style style:name="P121" style:family="paragraph" style:parent-style-name="Text_20_body" style:list-style-name="L5"/>
    <style:style style:name="P122" style:family="paragraph" style:parent-style-name="Text_20_body" style:list-style-name="L5">
      <style:text-properties officeooo:paragraph-rsid="003e381b"/>
    </style:style>
    <style:style style:name="P123" style:family="paragraph" style:parent-style-name="Text_20_body" style:list-style-name="L5">
      <style:text-properties officeooo:paragraph-rsid="00476e21"/>
    </style:style>
    <style:style style:name="P124" style:family="paragraph" style:parent-style-name="Text_20_body" style:list-style-name="L5">
      <style:text-properties officeooo:rsid="00df22e8" officeooo:paragraph-rsid="00df22e8"/>
    </style:style>
    <style:style style:name="P125" style:family="paragraph" style:parent-style-name="Text_20_body" style:list-style-name="L5">
      <style:text-properties officeooo:rsid="00df22e8" officeooo:paragraph-rsid="00f269c6"/>
    </style:style>
    <style:style style:name="P126" style:family="paragraph" style:parent-style-name="Text_20_body" style:list-style-name="L5">
      <style:text-properties officeooo:rsid="00afe57f" officeooo:paragraph-rsid="00afe57f"/>
    </style:style>
    <style:style style:name="P127" style:family="paragraph" style:parent-style-name="Text_20_body" style:list-style-name="L5">
      <style:text-properties officeooo:rsid="00741e6f" officeooo:paragraph-rsid="00741e6f"/>
    </style:style>
    <style:style style:name="P128" style:family="paragraph" style:parent-style-name="Text_20_body" style:list-style-name="L5">
      <style:text-properties officeooo:rsid="00b226d2" officeooo:paragraph-rsid="0103c9c9"/>
    </style:style>
    <style:style style:name="P129" style:family="paragraph" style:parent-style-name="Text_20_body" style:list-style-name="L5">
      <style:text-properties officeooo:rsid="010bc66e" officeooo:paragraph-rsid="010bc66e"/>
    </style:style>
    <style:style style:name="P130" style:family="paragraph" style:parent-style-name="Text_20_body" style:list-style-name="L5">
      <style:text-properties officeooo:rsid="010bc66e" officeooo:paragraph-rsid="0143169d"/>
    </style:style>
    <style:style style:name="P131" style:family="paragraph" style:parent-style-name="Text_20_body" style:list-style-name="L5">
      <style:text-properties officeooo:rsid="0040b537" officeooo:paragraph-rsid="0040b537"/>
    </style:style>
    <style:style style:name="P132" style:family="paragraph" style:parent-style-name="Text_20_body" style:list-style-name="L5">
      <style:text-properties officeooo:rsid="00df715e" officeooo:paragraph-rsid="00df715e"/>
    </style:style>
    <style:style style:name="P133" style:family="paragraph" style:parent-style-name="Text_20_body" style:list-style-name="L5">
      <style:text-properties officeooo:rsid="01231d1b" officeooo:paragraph-rsid="011d0576"/>
    </style:style>
    <style:style style:name="P134" style:family="paragraph" style:parent-style-name="Text_20_body" style:list-style-name="L7">
      <style:text-properties officeooo:rsid="01231d1b" officeooo:paragraph-rsid="011ef148"/>
    </style:style>
    <style:style style:name="P135" style:family="paragraph" style:parent-style-name="Text_20_body" style:list-style-name="L5">
      <style:text-properties officeooo:rsid="0044fad2" officeooo:paragraph-rsid="0143169d"/>
    </style:style>
    <style:style style:name="P136" style:family="paragraph" style:parent-style-name="Text_20_body" style:list-style-name="L5">
      <style:text-properties officeooo:rsid="00b8e0cb" officeooo:paragraph-rsid="0143169d"/>
    </style:style>
    <style:style style:name="P137" style:family="paragraph" style:parent-style-name="Text_20_body" style:list-style-name="L5">
      <style:text-properties officeooo:rsid="013efdfe" officeooo:paragraph-rsid="0143169d"/>
    </style:style>
    <style:style style:name="P138" style:family="paragraph" style:parent-style-name="Text_20_body" style:list-style-name="L5">
      <style:text-properties officeooo:rsid="00490665" officeooo:paragraph-rsid="00476e21"/>
    </style:style>
    <style:style style:name="P139" style:family="paragraph" style:parent-style-name="Text_20_body" style:list-style-name="L7">
      <style:text-properties officeooo:rsid="00490665" officeooo:paragraph-rsid="00cb1b60"/>
    </style:style>
    <style:style style:name="P140" style:family="paragraph" style:parent-style-name="Text_20_body" style:list-style-name="L5">
      <style:text-properties officeooo:rsid="0103c9c9" officeooo:paragraph-rsid="0103c9c9"/>
    </style:style>
    <style:style style:name="P141" style:family="paragraph" style:parent-style-name="Text_20_body" style:list-style-name="L6">
      <style:text-properties officeooo:rsid="0105852d" officeooo:paragraph-rsid="0105852d"/>
    </style:style>
    <style:style style:name="P142" style:family="paragraph" style:parent-style-name="Text_20_body" style:list-style-name="L6">
      <style:text-properties officeooo:rsid="00d0b18c" officeooo:paragraph-rsid="00d0b18c"/>
    </style:style>
    <style:style style:name="P143" style:family="paragraph" style:parent-style-name="Text_20_body" style:list-style-name="L7">
      <style:text-properties officeooo:rsid="00cadb5e" officeooo:paragraph-rsid="00cadb5e"/>
    </style:style>
    <style:style style:name="P144" style:family="paragraph" style:parent-style-name="Text_20_body" style:list-style-name="L7">
      <style:text-properties officeooo:rsid="0125ddc6" officeooo:paragraph-rsid="0125ddc6"/>
    </style:style>
    <style:style style:name="P145" style:family="paragraph" style:parent-style-name="Text_20_body" style:list-style-name="L7">
      <style:text-properties officeooo:rsid="00e5a4be" officeooo:paragraph-rsid="00e5a4be"/>
    </style:style>
    <style:style style:name="P146" style:family="paragraph" style:parent-style-name="Text_20_body" style:list-style-name="L8">
      <style:text-properties officeooo:rsid="010f7853" officeooo:paragraph-rsid="010f7853"/>
    </style:style>
    <style:style style:name="P147" style:family="paragraph" style:parent-style-name="Text_20_body" style:list-style-name="L8">
      <style:text-properties officeooo:rsid="011099ef" officeooo:paragraph-rsid="011099ef"/>
    </style:style>
    <style:style style:name="P148" style:family="paragraph" style:parent-style-name="Text_20_body" style:list-style-name="L10">
      <style:text-properties officeooo:paragraph-rsid="004a73cd"/>
    </style:style>
    <style:style style:name="P149" style:family="paragraph" style:parent-style-name="Text_20_body" style:list-style-name="L11">
      <style:text-properties officeooo:paragraph-rsid="001ceaca"/>
    </style:style>
    <style:style style:name="P150" style:family="paragraph" style:parent-style-name="Text_20_body" style:list-style-name="L11">
      <style:text-properties officeooo:paragraph-rsid="004b6475"/>
    </style:style>
    <style:style style:name="P151" style:family="paragraph" style:parent-style-name="Text_20_body" style:list-style-name="L11">
      <style:text-properties officeooo:paragraph-rsid="010774c7"/>
    </style:style>
    <style:style style:name="P152" style:family="paragraph" style:parent-style-name="Text_20_body" style:list-style-name="L11">
      <style:text-properties officeooo:paragraph-rsid="0099d5f7"/>
    </style:style>
    <style:style style:name="P153" style:family="paragraph" style:parent-style-name="Text_20_body" style:list-style-name="L12">
      <style:text-properties officeooo:paragraph-rsid="013ea63e"/>
    </style:style>
    <style:style style:name="P154" style:family="paragraph" style:parent-style-name="Text_20_body" style:list-style-name="L12">
      <style:text-properties officeooo:paragraph-rsid="00c73f97"/>
    </style:style>
    <style:style style:name="P155" style:family="paragraph" style:parent-style-name="Text_20_body" style:list-style-name="L12">
      <style:text-properties officeooo:paragraph-rsid="00fe6b50"/>
    </style:style>
    <style:style style:name="P156" style:family="paragraph" style:parent-style-name="Text_20_body" style:list-style-name="L12">
      <style:paragraph-properties>
        <style:tab-stops>
          <style:tab-stop style:position="0in"/>
          <style:tab-stop style:position="0.0417in"/>
        </style:tab-stops>
      </style:paragraph-properties>
      <style:text-properties officeooo:paragraph-rsid="00c73f97"/>
    </style:style>
    <style:style style:name="P157" style:family="paragraph" style:parent-style-name="Text_20_body" style:list-style-name="L13">
      <style:text-properties officeooo:rsid="013652db" officeooo:paragraph-rsid="013652db"/>
    </style:style>
    <style:style style:name="P158" style:family="paragraph" style:parent-style-name="Text_20_body" style:list-style-name="L12">
      <style:text-properties officeooo:rsid="00f626ce" officeooo:paragraph-rsid="00f626ce"/>
    </style:style>
    <style:style style:name="P159" style:family="paragraph" style:parent-style-name="Text_20_body" style:list-style-name="L12">
      <style:text-properties officeooo:rsid="001ceaca" officeooo:paragraph-rsid="008beb30"/>
    </style:style>
    <style:style style:name="P160" style:family="paragraph" style:parent-style-name="Text_20_body" style:list-style-name="L12">
      <style:text-properties officeooo:rsid="001ceaca" officeooo:paragraph-rsid="001ceaca"/>
    </style:style>
    <style:style style:name="P161" style:family="paragraph" style:parent-style-name="Text_20_body" style:list-style-name="L14">
      <style:text-properties officeooo:rsid="001e41cb" officeooo:paragraph-rsid="001e41cb"/>
    </style:style>
    <style:style style:name="P162" style:family="paragraph" style:parent-style-name="Text_20_body" style:list-style-name="L14">
      <style:text-properties officeooo:rsid="001fe92b" officeooo:paragraph-rsid="001fe92b"/>
    </style:style>
    <style:style style:name="P163" style:family="paragraph" style:parent-style-name="Text_20_body">
      <style:text-properties officeooo:rsid="012de9da" officeooo:paragraph-rsid="012de9da"/>
    </style:style>
    <style:style style:name="P164" style:family="paragraph" style:parent-style-name="Text_20_body" style:list-style-name="L5">
      <style:paragraph-properties style:writing-mode="lr-tb"/>
      <style:text-properties officeooo:rsid="010bc66e" officeooo:paragraph-rsid="010bc66e"/>
    </style:style>
    <style:style style:name="P165" style:family="paragraph" style:parent-style-name="Text_20_body" style:list-style-name="L5">
      <style:paragraph-properties style:writing-mode="lr-tb"/>
      <style:text-properties officeooo:rsid="010e0b4f" officeooo:paragraph-rsid="010e0b4f"/>
    </style:style>
    <style:style style:name="P166" style:family="paragraph" style:parent-style-name="Text_20_body" style:list-style-name="L5">
      <style:paragraph-properties style:writing-mode="lr-tb"/>
      <style:text-properties officeooo:rsid="010beb81" officeooo:paragraph-rsid="010beb81"/>
    </style:style>
    <style:style style:name="P167" style:family="paragraph" style:parent-style-name="Text_20_body" style:list-style-name="L5">
      <style:paragraph-properties style:writing-mode="lr-tb"/>
      <style:text-properties officeooo:rsid="002af6a0" officeooo:paragraph-rsid="0145666e"/>
    </style:style>
    <style:style style:name="P168" style:family="paragraph" style:parent-style-name="Text_20_body" style:list-style-name="L5">
      <style:paragraph-properties style:writing-mode="lr-tb"/>
      <style:text-properties officeooo:rsid="0145666e" officeooo:paragraph-rsid="0145666e"/>
    </style:style>
    <style:style style:name="P169" style:family="paragraph" style:parent-style-name="_2a__20_RA-Copyright_20_Page_20_Body" style:master-page-name="_2a__20_RA-Copyright">
      <style:paragraph-properties style:page-number="auto"/>
    </style:style>
    <style:style style:name="P170" style:family="paragraph" style:parent-style-name="Heading_20_2">
      <style:text-properties officeooo:rsid="00286b4f" officeooo:paragraph-rsid="00286b4f"/>
    </style:style>
    <style:style style:name="P171" style:family="paragraph" style:parent-style-name="Heading_20_2">
      <style:text-properties officeooo:rsid="001b174a" officeooo:paragraph-rsid="001b174a"/>
    </style:style>
    <style:style style:name="P172" style:family="paragraph" style:parent-style-name="Heading_20_2">
      <style:text-properties officeooo:paragraph-rsid="00916acc"/>
    </style:style>
    <style:style style:name="P173" style:family="paragraph" style:parent-style-name="Heading_20_2">
      <style:text-properties officeooo:rsid="009378cb" officeooo:paragraph-rsid="00916acc"/>
    </style:style>
    <style:style style:name="P174" style:family="paragraph" style:parent-style-name="Heading_20_2">
      <style:text-properties officeooo:rsid="0087c8cc" officeooo:paragraph-rsid="00916acc"/>
    </style:style>
    <style:style style:name="P175" style:family="paragraph" style:parent-style-name="Heading_20_2">
      <style:text-properties officeooo:paragraph-rsid="006992b0"/>
    </style:style>
    <style:style style:name="P176" style:family="paragraph" style:parent-style-name="Heading_20_2">
      <style:text-properties officeooo:rsid="00cadb5e" officeooo:paragraph-rsid="00cadb5e"/>
    </style:style>
    <style:style style:name="P177" style:family="paragraph" style:parent-style-name="Heading_20_6">
      <style:paragraph-properties fo:break-before="page"/>
    </style:style>
    <style:style style:name="P178" style:family="paragraph" style:parent-style-name="Heading_20_3">
      <style:text-properties officeooo:paragraph-rsid="00fea4e0"/>
    </style:style>
    <style:style style:name="P179" style:family="paragraph" style:parent-style-name="Heading_20_3">
      <style:text-properties officeooo:paragraph-rsid="011c8509"/>
    </style:style>
    <style:style style:name="P180" style:family="paragraph" style:parent-style-name="Heading_20_3">
      <style:text-properties officeooo:rsid="00d0b18c" officeooo:paragraph-rsid="011c8509"/>
    </style:style>
    <style:style style:name="P181" style:family="paragraph" style:parent-style-name="Heading_20_3">
      <style:text-properties officeooo:rsid="00490665" officeooo:paragraph-rsid="00490665"/>
    </style:style>
    <style:style style:name="P182" style:family="paragraph" style:parent-style-name="Heading_20_3">
      <style:text-properties officeooo:rsid="010f7853" officeooo:paragraph-rsid="010f7853"/>
    </style:style>
    <style:style style:name="P183" style:family="paragraph" style:parent-style-name="Heading_20_3">
      <style:text-properties officeooo:rsid="010c8082" officeooo:paragraph-rsid="010c8082"/>
    </style:style>
    <style:style style:name="P184" style:family="paragraph" style:parent-style-name="Heading_20_3">
      <style:text-properties fo:font-weight="bold" officeooo:paragraph-rsid="001bfeb5" style:font-weight-asian="bold" style:font-weight-complex="bold"/>
    </style:style>
    <style:style style:name="P185" style:family="paragraph" style:parent-style-name="Heading_20_3">
      <style:text-properties officeooo:rsid="0122f83b" officeooo:paragraph-rsid="0122f83b"/>
    </style:style>
    <style:style style:name="P186" style:family="paragraph" style:parent-style-name="Heading_20_3">
      <style:text-properties officeooo:paragraph-rsid="00c73f97"/>
    </style:style>
    <style:style style:name="P187" style:family="paragraph" style:parent-style-name="Heading_20_3">
      <style:text-properties officeooo:rsid="01351673" officeooo:paragraph-rsid="01351673"/>
    </style:style>
    <style:style style:name="P188" style:family="paragraph" style:parent-style-name="Heading_20_3">
      <style:text-properties officeooo:paragraph-rsid="014844f6"/>
    </style:style>
    <style:style style:name="P189" style:family="paragraph" style:parent-style-name="_2a__20_RA-Code" style:list-style-name="L5"/>
    <style:style style:name="P190" style:family="paragraph" style:parent-style-name="_2a__20_RA-Code" style:list-style-name="L5">
      <style:text-properties officeooo:paragraph-rsid="003b91fd"/>
    </style:style>
    <style:style style:name="P191" style:family="paragraph" style:parent-style-name="_2a__20_RA-Code" style:list-style-name="L5">
      <style:text-properties officeooo:paragraph-rsid="005c0537"/>
    </style:style>
    <style:style style:name="P192" style:family="paragraph" style:parent-style-name="_2a__20_RA-Code" style:list-style-name="L5">
      <style:text-properties officeooo:paragraph-rsid="003761e5"/>
    </style:style>
    <style:style style:name="P193" style:family="paragraph" style:parent-style-name="_2a__20_RA-Code" style:list-style-name="L5">
      <style:text-properties officeooo:paragraph-rsid="013652db"/>
    </style:style>
    <style:style style:name="P194" style:family="paragraph" style:parent-style-name="_2a__20_RA-Code" style:list-style-name="L5">
      <style:text-properties officeooo:paragraph-rsid="00b6d167"/>
    </style:style>
    <style:style style:name="P195" style:family="paragraph" style:parent-style-name="_2a__20_RA-Code" style:list-style-name="L5">
      <style:text-properties officeooo:paragraph-rsid="011d0576"/>
    </style:style>
    <style:style style:name="P196" style:family="paragraph" style:parent-style-name="_2a__20_RA-Code" style:list-style-name="L5">
      <style:text-properties officeooo:paragraph-rsid="0143169d"/>
    </style:style>
    <style:style style:name="P197" style:family="paragraph" style:parent-style-name="_2a__20_RA-Code" style:list-style-name="L5">
      <style:text-properties officeooo:paragraph-rsid="00897cc2"/>
    </style:style>
    <style:style style:name="P198" style:family="paragraph" style:parent-style-name="_2a__20_RA-Code" style:list-style-name="L5">
      <style:text-properties officeooo:rsid="00df22e8" officeooo:paragraph-rsid="00f269c6"/>
    </style:style>
    <style:style style:name="P199" style:family="paragraph" style:parent-style-name="_2a__20_RA-Code" style:list-style-name="L5">
      <style:text-properties officeooo:rsid="003d2410" officeooo:paragraph-rsid="00dd68c2"/>
    </style:style>
    <style:style style:name="P200" style:family="paragraph" style:parent-style-name="_2a__20_RA-Code" style:list-style-name="L5">
      <style:text-properties officeooo:rsid="003d2410" officeooo:paragraph-rsid="00897cc2"/>
    </style:style>
    <style:style style:name="P201" style:family="paragraph" style:parent-style-name="_2a__20_RA-Code" style:list-style-name="L5">
      <style:text-properties officeooo:rsid="003d2410" officeooo:paragraph-rsid="013652db"/>
    </style:style>
    <style:style style:name="P202" style:family="paragraph" style:parent-style-name="_2a__20_RA-Code" style:list-style-name="L5">
      <style:text-properties officeooo:rsid="0040b537" officeooo:paragraph-rsid="00b6d167"/>
    </style:style>
    <style:style style:name="P203" style:family="paragraph" style:parent-style-name="_2a__20_RA-Code" style:list-style-name="L5">
      <style:text-properties officeooo:rsid="0040b537" officeooo:paragraph-rsid="00490665"/>
    </style:style>
    <style:style style:name="P204" style:family="paragraph" style:parent-style-name="_2a__20_RA-Code" style:list-style-name="L7">
      <style:text-properties officeooo:rsid="0040b537" officeooo:paragraph-rsid="00cb1b60"/>
    </style:style>
    <style:style style:name="P205" style:family="paragraph" style:parent-style-name="_2a__20_RA-Code" style:list-style-name="L7">
      <style:text-properties officeooo:rsid="0040b537" officeooo:paragraph-rsid="010f7853"/>
    </style:style>
    <style:style style:name="P206" style:family="paragraph" style:parent-style-name="_2a__20_RA-Code" style:list-style-name="L5">
      <style:text-properties officeooo:rsid="00b6d167" officeooo:paragraph-rsid="00b6d167"/>
    </style:style>
    <style:style style:name="P207" style:family="paragraph" style:parent-style-name="_2a__20_RA-Code" style:list-style-name="L7">
      <style:text-properties officeooo:rsid="00b6d167" officeooo:paragraph-rsid="00cb1b60"/>
    </style:style>
    <style:style style:name="P208" style:family="paragraph" style:parent-style-name="_2a__20_RA-Code" style:list-style-name="L5">
      <style:text-properties officeooo:rsid="01231d1b" officeooo:paragraph-rsid="011d0576"/>
    </style:style>
    <style:style style:name="P209" style:family="paragraph" style:parent-style-name="_2a__20_RA-Code" style:list-style-name="L7">
      <style:text-properties officeooo:rsid="01231d1b" officeooo:paragraph-rsid="011ef148"/>
    </style:style>
    <style:style style:name="P210" style:family="paragraph" style:parent-style-name="_2a__20_RA-Code" style:list-style-name="L5">
      <style:text-properties officeooo:rsid="0044fad2" officeooo:paragraph-rsid="0143169d"/>
    </style:style>
    <style:style style:name="P211" style:family="paragraph" style:parent-style-name="_2a__20_RA-Code" style:list-style-name="L5">
      <style:text-properties officeooo:rsid="013d86f9" officeooo:paragraph-rsid="0143169d"/>
    </style:style>
    <style:style style:name="P212" style:family="paragraph" style:parent-style-name="_2a__20_RA-Code" style:list-style-name="L5">
      <style:text-properties officeooo:rsid="00ba7e0f" officeooo:paragraph-rsid="0143169d"/>
    </style:style>
    <style:style style:name="P213" style:family="paragraph" style:parent-style-name="_2a__20_RA-Code" style:list-style-name="L5">
      <style:text-properties officeooo:rsid="013652db" officeooo:paragraph-rsid="013652db"/>
    </style:style>
    <style:style style:name="P214" style:family="paragraph" style:parent-style-name="_2a__20_RA-Code" style:list-style-name="L13">
      <style:text-properties officeooo:rsid="013652db" officeooo:paragraph-rsid="013652db"/>
    </style:style>
    <style:style style:name="P215" style:family="paragraph" style:parent-style-name="_2a__20_RA-Code" style:list-style-name="L7"/>
    <style:style style:name="P216" style:family="paragraph" style:parent-style-name="_2a__20_RA-Code" style:list-style-name="L7">
      <style:text-properties officeooo:rsid="00cadb5e" officeooo:paragraph-rsid="0143169d"/>
    </style:style>
    <style:style style:name="P217" style:family="paragraph" style:parent-style-name="_2a__20_RA-Code" style:list-style-name="L7">
      <style:text-properties officeooo:rsid="00cb1b60" officeooo:paragraph-rsid="0143169d"/>
    </style:style>
    <style:style style:name="P218" style:family="paragraph" style:parent-style-name="_2a__20_RA-Code" style:list-style-name="L7">
      <style:text-properties officeooo:rsid="011099ef" officeooo:paragraph-rsid="011099ef"/>
    </style:style>
    <style:style style:name="P219" style:family="paragraph" style:parent-style-name="_2a__20_RA-Code" style:list-style-name="L9">
      <style:text-properties officeooo:rsid="011099ef" officeooo:paragraph-rsid="011099ef"/>
    </style:style>
    <style:style style:name="P220" style:family="paragraph" style:parent-style-name="_2a__20_RA-Code" style:list-style-name="L11"/>
    <style:style style:name="P221" style:family="paragraph" style:parent-style-name="_2a__20_RA-Code" style:list-style-name="L11">
      <style:text-properties officeooo:paragraph-rsid="004b6475"/>
    </style:style>
    <style:style style:name="P222" style:family="paragraph" style:parent-style-name="_2a__20_RA-Code" style:list-style-name="L11">
      <style:text-properties officeooo:paragraph-rsid="007c7715"/>
    </style:style>
    <style:style style:name="P223" style:family="paragraph" style:parent-style-name="_2a__20_RA-Code" style:list-style-name="L11">
      <style:text-properties officeooo:paragraph-rsid="00e7a7eb"/>
    </style:style>
    <style:style style:name="P224" style:family="paragraph" style:parent-style-name="_2a__20_RA-Code" style:list-style-name="L11">
      <style:text-properties officeooo:paragraph-rsid="004c2c0b"/>
    </style:style>
    <style:style style:name="P225" style:family="paragraph" style:parent-style-name="_2a__20_RA-Code" style:list-style-name="L11">
      <style:text-properties officeooo:paragraph-rsid="00897cc2"/>
    </style:style>
    <style:style style:name="P226" style:family="paragraph" style:parent-style-name="_2a__20_RA-Code" style:list-style-name="L11">
      <style:text-properties officeooo:paragraph-rsid="008b4c37"/>
    </style:style>
    <style:style style:name="P227" style:family="paragraph" style:parent-style-name="_2a__20_RA-Code" style:list-style-name="L11">
      <style:text-properties officeooo:paragraph-rsid="01273e8a"/>
    </style:style>
    <style:style style:name="P228" style:family="paragraph" style:parent-style-name="_2a__20_RA-Code" style:list-style-name="L11">
      <style:text-properties fo:font-weight="normal" officeooo:paragraph-rsid="00c1b7d9" style:font-weight-asian="normal" style:font-weight-complex="normal"/>
    </style:style>
    <style:style style:name="P229" style:family="paragraph" style:parent-style-name="_2a__20_RA-Code" style:list-style-name="L11">
      <style:text-properties fo:font-weight="normal" officeooo:paragraph-rsid="00c38a81" style:font-weight-asian="normal" style:font-weight-complex="normal"/>
    </style:style>
    <style:style style:name="P230" style:family="paragraph" style:parent-style-name="_2a__20_RA-Code" style:list-style-name="L11">
      <style:text-properties fo:font-weight="normal" officeooo:paragraph-rsid="00e5a4be" style:font-weight-asian="normal" style:font-weight-complex="normal"/>
    </style:style>
    <style:style style:name="P231" style:family="paragraph" style:parent-style-name="_2a__20_RA-Code" style:list-style-name="L11">
      <style:text-properties fo:font-weight="normal" officeooo:rsid="00c38a81" officeooo:paragraph-rsid="00c38a81" style:font-weight-asian="normal" style:font-weight-complex="normal"/>
    </style:style>
    <style:style style:name="P232" style:family="paragraph" style:parent-style-name="_2a__20_RA-Code" style:list-style-name="L11">
      <style:text-properties fo:font-weight="normal" officeooo:rsid="001ceaca" officeooo:paragraph-rsid="01273e8a" style:font-weight-asian="normal" style:font-weight-complex="normal"/>
    </style:style>
    <style:style style:name="P233" style:family="paragraph" style:parent-style-name="_2a__20_RA-Code" style:list-style-name="L11">
      <style:text-properties fo:font-weight="normal" officeooo:rsid="001ceaca" officeooo:paragraph-rsid="008b4c37" style:font-weight-asian="normal" style:font-weight-complex="normal"/>
    </style:style>
    <style:style style:name="P234" style:family="paragraph" style:parent-style-name="_2a__20_RA-Code" style:list-style-name="L12">
      <style:text-properties fo:font-weight="normal" officeooo:rsid="001e41cb" officeooo:paragraph-rsid="00c73f97" style:font-weight-asian="normal" style:font-weight-complex="normal"/>
    </style:style>
    <style:style style:name="P235" style:family="paragraph" style:parent-style-name="_2a__20_RA-Code" style:list-style-name="L14">
      <style:text-properties fo:font-weight="normal" style:font-weight-asian="normal" style:font-weight-complex="normal"/>
    </style:style>
    <style:style style:name="P236" style:family="paragraph" style:parent-style-name="_2a__20_RA-Code" style:list-style-name="L11">
      <style:text-properties officeooo:rsid="008b4c37" officeooo:paragraph-rsid="01273e8a"/>
    </style:style>
    <style:style style:name="P237" style:family="paragraph" style:parent-style-name="_2a__20_RA-Code" style:list-style-name="L12">
      <style:text-properties officeooo:paragraph-rsid="00e99b67"/>
    </style:style>
    <style:style style:name="P238" style:family="paragraph" style:parent-style-name="_2a__20_RA-Code" style:list-style-name="L12">
      <style:text-properties officeooo:paragraph-rsid="00c73f97"/>
    </style:style>
    <style:style style:name="P239" style:family="paragraph" style:parent-style-name="_2a__20_RA-Code" style:list-style-name="L12">
      <style:text-properties officeooo:paragraph-rsid="008a1683"/>
    </style:style>
    <style:style style:name="P240" style:family="paragraph" style:parent-style-name="_2a__20_RA-Code" style:list-style-name="L12">
      <style:text-properties officeooo:paragraph-rsid="009c768f"/>
    </style:style>
    <style:style style:name="P241" style:family="paragraph" style:parent-style-name="_2a__20_RA-Code" style:list-style-name="L13">
      <style:text-properties officeooo:paragraph-rsid="013652db"/>
    </style:style>
    <style:style style:name="P242" style:family="paragraph" style:parent-style-name="_2a__20_RA-Code" style:list-style-name="L12">
      <style:text-properties officeooo:rsid="0052a054" officeooo:paragraph-rsid="00e9aa4d"/>
    </style:style>
    <style:style style:name="P243" style:family="paragraph" style:parent-style-name="_2a__20_RA-Code" style:list-style-name="L14"/>
    <style:style style:name="P244" style:family="paragraph" style:parent-style-name="_2a__20_RA-Code">
      <style:text-properties officeooo:rsid="00eb29d1" officeooo:paragraph-rsid="0143169d"/>
    </style:style>
    <style:style style:name="P245" style:family="paragraph" style:parent-style-name="_2a__20_RA-Code" style:list-style-name="L5">
      <style:paragraph-properties style:writing-mode="lr-tb"/>
      <style:text-properties officeooo:rsid="010bc66e" officeooo:paragraph-rsid="01306c50"/>
    </style:style>
    <style:style style:name="P246" style:family="paragraph" style:parent-style-name="_2a__20_RA-Code" style:list-style-name="L5">
      <style:paragraph-properties style:writing-mode="lr-tb"/>
      <style:text-properties officeooo:rsid="010bc66e" officeooo:paragraph-rsid="0131326b"/>
    </style:style>
    <style:style style:name="P247" style:family="paragraph" style:parent-style-name="_2a__20_RA-Code" style:list-style-name="L5">
      <style:paragraph-properties style:writing-mode="lr-tb"/>
      <style:text-properties officeooo:rsid="010bc66e" officeooo:paragraph-rsid="0143169d"/>
    </style:style>
    <style:style style:name="P248" style:family="paragraph" style:parent-style-name="_2a__20_RA-Code" style:list-style-name="L5">
      <style:paragraph-properties style:writing-mode="lr-tb"/>
      <style:text-properties officeooo:rsid="01306c50" officeooo:paragraph-rsid="01306c50"/>
    </style:style>
    <style:style style:name="P249" style:family="paragraph" style:parent-style-name="_2a__20_RA-Code" style:list-style-name="L5">
      <style:paragraph-properties style:writing-mode="lr-tb"/>
      <style:text-properties officeooo:rsid="01306c50" officeooo:paragraph-rsid="0131326b"/>
    </style:style>
    <style:style style:name="P250" style:family="paragraph" style:parent-style-name="_2a__20_RA-Code" style:list-style-name="L5">
      <style:paragraph-properties style:writing-mode="lr-tb"/>
      <style:text-properties officeooo:rsid="01306c50" officeooo:paragraph-rsid="0143169d"/>
    </style:style>
    <style:style style:name="P251" style:family="paragraph" style:parent-style-name="_2a__20_RA-Code" style:list-style-name="L11">
      <style:paragraph-properties style:writing-mode="lr-tb"/>
      <style:text-properties officeooo:paragraph-rsid="00c1b7d9"/>
    </style:style>
    <style:style style:name="P252" style:family="paragraph" style:parent-style-name="_2a__20_RA-Code" style:list-style-name="L11">
      <style:paragraph-properties style:writing-mode="lr-tb"/>
      <style:text-properties officeooo:paragraph-rsid="00c38a81"/>
    </style:style>
    <style:style style:name="P253" style:family="paragraph" style:parent-style-name="_2a__20_RA-Code" style:list-style-name="L12">
      <style:paragraph-properties style:writing-mode="lr-tb"/>
      <style:text-properties officeooo:paragraph-rsid="00c73f97"/>
    </style:style>
    <style:style style:name="P254" style:family="paragraph" style:parent-style-name="Heading_20_1" style:master-page-name="Standard">
      <style:paragraph-properties style:page-number="1"/>
    </style:style>
    <style:style style:name="P255" style:family="paragraph" style:parent-style-name="Heading_20_1">
      <style:paragraph-properties fo:break-before="page"/>
      <style:text-properties officeooo:rsid="0017ada3" officeooo:paragraph-rsid="001b174a"/>
    </style:style>
    <style:style style:name="T1"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T2" style:family="text">
      <style:text-properties style:font-name="Liberation Sans1" fo:font-size="11pt" fo:font-weight="normal" style:font-size-asian="11pt" style:font-weight-asian="normal" style:font-size-complex="11pt" style:font-weight-complex="normal"/>
    </style:style>
    <style:style style:name="T3" style:family="text">
      <style:text-properties style:font-name="Liberation Sans1" fo:font-size="11pt" fo:font-weight="normal" style:font-name-asian="Times New Roman" style:font-size-asian="11pt" style:font-weight-asian="normal" style:font-name-complex="Arial" style:font-size-complex="11pt" style:font-weight-complex="normal"/>
    </style:style>
    <style:style style:name="T4" style:family="text">
      <style:text-properties fo:font-weight="bold" style:font-weight-asian="bold" style:font-weight-complex="bold"/>
    </style:style>
    <style:style style:name="T5" style:family="text">
      <style:text-properties fo:font-weight="bold" officeooo:rsid="001b174a" style:font-weight-asian="bold" style:font-weight-complex="bold"/>
    </style:style>
    <style:style style:name="T6" style:family="text">
      <style:text-properties fo:font-weight="bold" officeooo:rsid="008a4c68" style:font-weight-asian="bold" style:font-weight-complex="bold"/>
    </style:style>
    <style:style style:name="T7" style:family="text">
      <style:text-properties fo:font-weight="bold" officeooo:rsid="01404521" style:font-weight-asian="bold" style:font-weight-complex="bold"/>
    </style:style>
    <style:style style:name="T8" style:family="text">
      <style:text-properties fo:color="#000000" style:font-name="Liberation Sans1" fo:font-size="10pt" fo:font-weight="normal" style:font-size-asian="10pt" style:font-weight-asian="normal" style:font-size-complex="11pt" style:font-weight-complex="normal"/>
    </style:style>
    <style:style style:name="T9" style:family="text">
      <style:text-properties fo:font-weight="normal" style:font-weight-asian="normal" style:font-weight-complex="normal"/>
    </style:style>
    <style:style style:name="T10" style:family="text">
      <style:text-properties fo:font-weight="normal" officeooo:rsid="001e41cb" style:font-weight-asian="normal" style:font-weight-complex="normal"/>
    </style:style>
    <style:style style:name="T11" style:family="text">
      <style:text-properties fo:font-weight="normal" officeooo:rsid="001ceaca" style:font-weight-asian="normal" style:font-weight-complex="normal"/>
    </style:style>
    <style:style style:name="T12" style:family="text">
      <style:text-properties fo:font-weight="normal" officeooo:rsid="001fe92b" style:font-weight-asian="normal" style:font-weight-complex="normal"/>
    </style:style>
    <style:style style:name="T13" style:family="text">
      <style:text-properties fo:font-weight="normal" officeooo:rsid="00245199" style:font-weight-asian="normal" style:font-weight-complex="normal"/>
    </style:style>
    <style:style style:name="T14" style:family="text">
      <style:text-properties fo:font-weight="normal" officeooo:rsid="002ccf78" style:font-weight-asian="normal" style:font-weight-complex="normal"/>
    </style:style>
    <style:style style:name="T15" style:family="text">
      <style:text-properties fo:font-weight="normal" officeooo:rsid="002af6a0" style:font-weight-asian="normal" style:font-weight-complex="normal"/>
    </style:style>
    <style:style style:name="T16" style:family="text">
      <style:text-properties fo:font-weight="normal" officeooo:rsid="004b6475" style:font-weight-asian="normal" style:font-weight-complex="normal"/>
    </style:style>
    <style:style style:name="T17" style:family="text">
      <style:text-properties fo:font-weight="normal" officeooo:rsid="004bb1df" style:font-weight-asian="normal" style:font-weight-complex="normal"/>
    </style:style>
    <style:style style:name="T18" style:family="text">
      <style:text-properties fo:font-weight="normal" officeooo:rsid="004e8682" style:font-weight-asian="normal" style:font-weight-complex="normal"/>
    </style:style>
    <style:style style:name="T19" style:family="text">
      <style:text-properties fo:font-weight="normal" officeooo:rsid="0050c1f5" style:font-weight-asian="normal" style:font-weight-complex="normal"/>
    </style:style>
    <style:style style:name="T20" style:family="text">
      <style:text-properties fo:font-weight="normal" officeooo:rsid="0052a054" style:font-weight-asian="normal" style:font-weight-complex="normal"/>
    </style:style>
    <style:style style:name="T21" style:family="text">
      <style:text-properties fo:font-weight="normal" officeooo:rsid="00593f84" style:font-weight-asian="normal" style:font-weight-complex="normal"/>
    </style:style>
    <style:style style:name="T22" style:family="text">
      <style:text-properties fo:font-weight="normal" officeooo:rsid="006c5dc8" style:font-weight-asian="normal" style:font-weight-complex="normal"/>
    </style:style>
    <style:style style:name="T23" style:family="text">
      <style:text-properties fo:font-weight="normal" officeooo:rsid="00897cc2" style:font-weight-asian="normal" style:font-weight-complex="normal"/>
    </style:style>
    <style:style style:name="T24" style:family="text">
      <style:text-properties fo:font-weight="normal" officeooo:rsid="008a1683" style:font-weight-asian="normal" style:font-weight-complex="normal"/>
    </style:style>
    <style:style style:name="T25" style:family="text">
      <style:text-properties fo:font-weight="normal" officeooo:rsid="008a4c68" style:font-weight-asian="normal" style:font-weight-complex="normal"/>
    </style:style>
    <style:style style:name="T26" style:family="text">
      <style:text-properties fo:font-weight="normal" officeooo:rsid="00892851" style:font-weight-asian="normal" style:font-weight-complex="normal"/>
    </style:style>
    <style:style style:name="T27" style:family="text">
      <style:text-properties fo:font-weight="normal" officeooo:rsid="00941076" style:font-weight-asian="normal" style:font-weight-complex="normal"/>
    </style:style>
    <style:style style:name="T28" style:family="text">
      <style:text-properties fo:font-weight="normal" officeooo:rsid="0098f733" style:font-weight-asian="normal" style:font-weight-complex="normal"/>
    </style:style>
    <style:style style:name="T29" style:family="text">
      <style:text-properties fo:font-weight="normal" officeooo:rsid="009c768f" style:font-weight-asian="normal" style:font-weight-complex="normal"/>
    </style:style>
    <style:style style:name="T30" style:family="text">
      <style:text-properties fo:font-weight="normal" officeooo:rsid="00bfcfd0" style:font-weight-asian="normal" style:font-weight-complex="normal"/>
    </style:style>
    <style:style style:name="T31" style:family="text">
      <style:text-properties fo:font-weight="normal" officeooo:rsid="005a77c4" style:font-weight-asian="normal" style:font-weight-complex="normal"/>
    </style:style>
    <style:style style:name="T32" style:family="text">
      <style:text-properties fo:font-weight="normal" officeooo:rsid="00e709d4" style:font-weight-asian="normal" style:font-weight-complex="normal"/>
    </style:style>
    <style:style style:name="T33" style:family="text">
      <style:text-properties fo:font-weight="normal" officeooo:rsid="00e99b67" style:font-weight-asian="normal" style:font-weight-complex="normal"/>
    </style:style>
    <style:style style:name="T34" style:family="text">
      <style:text-properties fo:font-weight="normal" officeooo:rsid="00fe6b50" style:font-weight-asian="normal" style:font-weight-complex="normal"/>
    </style:style>
    <style:style style:name="T35" style:family="text">
      <style:text-properties fo:font-weight="normal" officeooo:rsid="010774c7" style:font-weight-asian="normal" style:font-weight-complex="normal"/>
    </style:style>
    <style:style style:name="T36" style:family="text">
      <style:text-properties fo:font-weight="normal" officeooo:rsid="010a5963" style:font-weight-asian="normal" style:font-weight-complex="normal"/>
    </style:style>
    <style:style style:name="T37" style:family="text">
      <style:text-properties fo:font-weight="normal" officeooo:rsid="010e0b4f" style:font-weight-asian="normal" style:font-weight-complex="normal"/>
    </style:style>
    <style:style style:name="T38" style:family="text">
      <style:text-properties fo:font-weight="normal" officeooo:rsid="00422e6c" style:font-weight-asian="normal" style:font-weight-complex="normal"/>
    </style:style>
    <style:style style:name="T39" style:family="text">
      <style:text-properties fo:font-weight="normal" officeooo:rsid="0105852d" style:font-weight-asian="normal" style:font-weight-complex="normal"/>
    </style:style>
    <style:style style:name="T40" style:family="text">
      <style:text-properties fo:font-weight="normal" officeooo:rsid="010f7853" style:font-weight-asian="normal" style:font-weight-complex="normal"/>
    </style:style>
    <style:style style:name="T41" style:family="text">
      <style:text-properties fo:font-weight="normal" officeooo:rsid="004c2c0b" style:font-weight-asian="normal" style:font-weight-complex="normal"/>
    </style:style>
    <style:style style:name="T42" style:family="text">
      <style:text-properties fo:font-weight="normal" officeooo:rsid="01273e8a" style:font-weight-asian="normal" style:font-weight-complex="normal"/>
    </style:style>
    <style:style style:name="T43" style:family="text">
      <style:text-properties fo:font-weight="normal" officeooo:rsid="012daff0" style:font-weight-asian="normal" style:font-weight-complex="normal"/>
    </style:style>
    <style:style style:name="T44" style:family="text">
      <style:text-properties fo:font-weight="normal" officeooo:rsid="01351673" style:font-weight-asian="normal" style:font-weight-complex="normal"/>
    </style:style>
    <style:style style:name="T45" style:family="text">
      <style:text-properties fo:font-weight="normal" officeooo:rsid="01398247" style:font-weight-asian="normal" style:font-weight-complex="normal"/>
    </style:style>
    <style:style style:name="T46" style:family="text">
      <style:text-properties fo:font-weight="normal" officeooo:rsid="013ea63e" style:font-weight-asian="normal" style:font-weight-complex="normal"/>
    </style:style>
    <style:style style:name="T47" style:family="text">
      <style:text-properties fo:font-weight="normal" officeooo:rsid="001ceaca" style:font-weight-complex="normal"/>
    </style:style>
    <style:style style:name="T48" style:family="text">
      <style:text-properties officeooo:rsid="001b174a"/>
    </style:style>
    <style:style style:name="T49" style:family="text">
      <style:text-properties officeooo:rsid="001bfeb5"/>
    </style:style>
    <style:style style:name="T50" style:family="text">
      <style:text-properties fo:font-style="normal" style:text-underline-style="none" fo:font-weight="normal" officeooo:rsid="00286b4f" style:font-style-asian="normal" style:font-weight-asian="normal" style:font-style-complex="normal" style:font-weight-complex="normal"/>
    </style:style>
    <style:style style:name="T51" style:family="text">
      <style:text-properties fo:font-style="normal" style:text-underline-style="none" fo:font-weight="normal" officeooo:rsid="00892851" style:font-style-asian="normal" style:font-weight-asian="normal" style:font-style-complex="normal" style:font-weight-complex="normal"/>
    </style:style>
    <style:style style:name="T52" style:family="text">
      <style:text-properties fo:font-style="normal" style:text-underline-style="none" fo:font-weight="normal" officeooo:rsid="013c59ff" style:font-style-asian="normal" style:font-weight-asian="normal" style:font-style-complex="normal" style:font-weight-complex="normal"/>
    </style:style>
    <style:style style:name="T53" style:family="text">
      <style:text-properties fo:font-style="normal" fo:font-weight="normal" officeooo:rsid="001ceaca" style:font-style-asian="normal" style:font-weight-asian="normal" style:font-style-complex="normal" style:font-weight-complex="normal"/>
    </style:style>
    <style:style style:name="T54" style:family="text">
      <style:text-properties fo:font-style="normal" fo:font-weight="normal" officeooo:rsid="00e7a7eb" style:font-style-asian="normal" style:font-weight-asian="normal" style:font-style-complex="normal" style:font-weight-complex="normal"/>
    </style:style>
    <style:style style:name="T55" style:family="text">
      <style:text-properties fo:font-style="normal" fo:font-weight="normal" officeooo:rsid="00e709d4" style:font-style-asian="normal" style:font-weight-asian="normal" style:font-style-complex="normal" style:font-weight-complex="normal"/>
    </style:style>
    <style:style style:name="T56" style:family="text">
      <style:text-properties fo:font-style="normal" fo:font-weight="normal" officeooo:rsid="004c2c0b" style:font-style-asian="normal" style:font-weight-asian="normal" style:font-style-complex="normal" style:font-weight-complex="normal"/>
    </style:style>
    <style:style style:name="T57" style:family="text">
      <style:text-properties fo:font-style="normal" style:font-style-asian="normal" style:font-style-complex="normal"/>
    </style:style>
    <style:style style:name="T58" style:family="text">
      <style:text-properties fo:font-style="normal" officeooo:rsid="00cf4810" style:font-style-asian="normal" style:font-style-complex="normal"/>
    </style:style>
    <style:style style:name="T59" style:family="text">
      <style:text-properties fo:font-style="normal" officeooo:rsid="01399485" style:font-style-asian="normal" style:font-style-complex="normal"/>
    </style:style>
    <style:style style:name="T60" style:family="text">
      <style:text-properties officeooo:rsid="00290d65"/>
    </style:style>
    <style:style style:name="T61" style:family="text">
      <style:text-properties officeooo:rsid="002af6a0"/>
    </style:style>
    <style:style style:name="T62" style:family="text">
      <style:text-properties officeooo:rsid="002c5df0"/>
    </style:style>
    <style:style style:name="T63" style:family="text">
      <style:text-properties officeooo:rsid="002cf805"/>
    </style:style>
    <style:style style:name="T64" style:family="text">
      <style:text-properties officeooo:rsid="002d6fda"/>
    </style:style>
    <style:style style:name="T65" style:family="text">
      <style:text-properties officeooo:rsid="003761e5"/>
    </style:style>
    <style:style style:name="T66" style:family="text">
      <style:text-properties officeooo:rsid="003b91fd"/>
    </style:style>
    <style:style style:name="T67" style:family="text">
      <style:text-properties officeooo:rsid="003d2410"/>
    </style:style>
    <style:style style:name="T68" style:family="text">
      <style:text-properties officeooo:rsid="003e381b"/>
    </style:style>
    <style:style style:name="T69" style:family="text">
      <style:text-properties officeooo:rsid="003f503f"/>
    </style:style>
    <style:style style:name="T70" style:family="text">
      <style:text-properties officeooo:rsid="00422e6c"/>
    </style:style>
    <style:style style:name="T71" style:family="text">
      <style:text-properties officeooo:rsid="00433049"/>
    </style:style>
    <style:style style:name="T72" style:family="text">
      <style:text-properties officeooo:rsid="00490665"/>
    </style:style>
    <style:style style:name="T73" style:family="text">
      <style:text-properties officeooo:rsid="004a73cd"/>
    </style:style>
    <style:style style:name="T74" style:family="text">
      <style:text-properties officeooo:rsid="004b6475"/>
    </style:style>
    <style:style style:name="T75" style:family="text">
      <style:text-properties officeooo:rsid="004bb1df"/>
    </style:style>
    <style:style style:name="T76" style:family="text">
      <style:text-properties officeooo:rsid="004c2c0b"/>
    </style:style>
    <style:style style:name="T77" style:family="text">
      <style:text-properties officeooo:rsid="004fa52c"/>
    </style:style>
    <style:style style:name="T78" style:family="text">
      <style:text-properties officeooo:rsid="005a77c4"/>
    </style:style>
    <style:style style:name="T79" style:family="text">
      <style:text-properties officeooo:rsid="0065435f"/>
    </style:style>
    <style:style style:name="T80" style:family="text">
      <style:text-properties officeooo:rsid="00665d62"/>
    </style:style>
    <style:style style:name="T81" style:family="text">
      <style:text-properties officeooo:rsid="006c5dc8"/>
    </style:style>
    <style:style style:name="T82" style:family="text">
      <style:text-properties officeooo:rsid="007c7715"/>
    </style:style>
    <style:style style:name="T83" style:family="text">
      <style:text-properties officeooo:rsid="00857419"/>
    </style:style>
    <style:style style:name="T84" style:family="text">
      <style:text-properties officeooo:rsid="00897cc2"/>
    </style:style>
    <style:style style:name="T85" style:family="text">
      <style:text-properties officeooo:rsid="008b4c37"/>
    </style:style>
    <style:style style:name="T86" style:family="text">
      <style:text-properties officeooo:rsid="00892851"/>
    </style:style>
    <style:style style:name="T87" style:family="text">
      <style:text-properties officeooo:rsid="008a4c68"/>
    </style:style>
    <style:style style:name="T88" style:family="text">
      <style:text-properties officeooo:rsid="00941076"/>
    </style:style>
    <style:style style:name="T89" style:family="text">
      <style:text-properties officeooo:rsid="008c3ffc"/>
    </style:style>
    <style:style style:name="T90" style:family="text">
      <style:text-properties style:font-name="Liberation Sans3" style:font-name-asian="Liberation Sans3" style:font-name-complex="Liberation Sans3"/>
    </style:style>
    <style:style style:name="T91" style:family="text">
      <style:text-properties officeooo:rsid="00916acc"/>
    </style:style>
    <style:style style:name="T92" style:family="text">
      <style:text-properties officeooo:rsid="009483b9"/>
    </style:style>
    <style:style style:name="T93" style:family="text">
      <style:text-properties officeooo:rsid="00988805"/>
    </style:style>
    <style:style style:name="T94" style:family="text">
      <style:text-properties fo:font-style="italic" fo:font-weight="normal" style:font-style-asian="italic" style:font-weight-asian="normal" style:font-style-complex="italic" style:font-weight-complex="normal"/>
    </style:style>
    <style:style style:name="T95" style:family="text">
      <style:text-properties fo:font-style="italic" fo:font-weight="normal" officeooo:rsid="001ceaca" style:font-style-asian="italic" style:font-weight-asian="normal" style:font-style-complex="italic" style:font-weight-complex="normal"/>
    </style:style>
    <style:style style:name="T96" style:family="text">
      <style:text-properties fo:font-style="italic" fo:font-weight="normal" officeooo:rsid="002ccf78" style:font-style-asian="italic" style:font-weight-asian="normal" style:font-style-complex="italic" style:font-weight-complex="normal"/>
    </style:style>
    <style:style style:name="T97" style:family="text">
      <style:text-properties fo:font-style="italic" fo:font-weight="normal" officeooo:rsid="00e7a7eb" style:font-style-asian="italic" style:font-weight-asian="normal" style:font-style-complex="italic" style:font-weight-complex="normal"/>
    </style:style>
    <style:style style:name="T98" style:family="text">
      <style:text-properties fo:font-style="italic" style:font-style-asian="italic" style:font-style-complex="italic"/>
    </style:style>
    <style:style style:name="T99" style:family="text">
      <style:text-properties fo:font-style="italic" officeooo:rsid="0149a868" style:font-style-asian="italic" style:font-style-complex="italic"/>
    </style:style>
    <style:style style:name="T100" style:family="text">
      <style:text-properties officeooo:rsid="0099d5f7"/>
    </style:style>
    <style:style style:name="T101" style:family="text">
      <style:text-properties officeooo:rsid="009b37c5"/>
    </style:style>
    <style:style style:name="T102" style:family="text">
      <style:text-properties officeooo:rsid="00ace5b5"/>
    </style:style>
    <style:style style:name="T103" style:family="text">
      <style:text-properties officeooo:rsid="00ae9ffb"/>
    </style:style>
    <style:style style:name="T104" style:family="text">
      <style:text-properties officeooo:rsid="00b03f9c"/>
    </style:style>
    <style:style style:name="T105" style:family="text">
      <style:text-properties officeooo:rsid="00b39e25"/>
    </style:style>
    <style:style style:name="T106" style:family="text">
      <style:text-properties officeooo:rsid="00b6d167"/>
    </style:style>
    <style:style style:name="T107" style:family="text">
      <style:text-properties officeooo:rsid="00ba7e0f"/>
    </style:style>
    <style:style style:name="T108" style:family="text">
      <style:text-properties officeooo:rsid="00c1b7d9"/>
    </style:style>
    <style:style style:name="T109" style:family="text">
      <style:text-properties officeooo:rsid="00c38a81"/>
    </style:style>
    <style:style style:name="T110" style:family="text">
      <style:text-properties officeooo:rsid="00ca2a34"/>
    </style:style>
    <style:style style:name="T111" style:family="text">
      <style:text-properties officeooo:rsid="00cadb5e"/>
    </style:style>
    <style:style style:name="T112" style:family="text">
      <style:text-properties officeooo:rsid="00cb1b60"/>
    </style:style>
    <style:style style:name="T113" style:family="text">
      <style:text-properties officeooo:rsid="00cc986b"/>
    </style:style>
    <style:style style:name="T114" style:family="text">
      <style:text-properties officeooo:rsid="00d09a14"/>
    </style:style>
    <style:style style:name="T115" style:family="text">
      <style:text-properties officeooo:rsid="00d2538a"/>
    </style:style>
    <style:style style:name="T116" style:family="text">
      <style:text-properties officeooo:rsid="00d43e55"/>
    </style:style>
    <style:style style:name="T117" style:family="text">
      <style:text-properties officeooo:rsid="00d4990b"/>
    </style:style>
    <style:style style:name="T118" style:family="text">
      <style:text-properties officeooo:rsid="00d56b82"/>
    </style:style>
    <style:style style:name="T119" style:family="text">
      <style:text-properties officeooo:rsid="00d67abf"/>
    </style:style>
    <style:style style:name="T120" style:family="text">
      <style:text-properties officeooo:rsid="00dbcdcc"/>
    </style:style>
    <style:style style:name="T121" style:family="text">
      <style:text-properties officeooo:rsid="00dd68c2"/>
    </style:style>
    <style:style style:name="T122" style:family="text">
      <style:text-properties officeooo:rsid="00dec7d7"/>
    </style:style>
    <style:style style:name="T123" style:family="text">
      <style:text-properties officeooo:rsid="00df22e8"/>
    </style:style>
    <style:style style:name="T124" style:family="text">
      <style:text-properties officeooo:rsid="00e09821"/>
    </style:style>
    <style:style style:name="T125" style:family="text">
      <style:text-properties officeooo:rsid="00e24248"/>
    </style:style>
    <style:style style:name="T126" style:family="text">
      <style:text-properties officeooo:rsid="00e3e7fa"/>
    </style:style>
    <style:style style:name="T127" style:family="text">
      <style:text-properties officeooo:rsid="00e5a4be"/>
    </style:style>
    <style:style style:name="T128" style:family="text">
      <style:text-properties officeooo:rsid="00e709d4"/>
    </style:style>
    <style:style style:name="T129" style:family="text">
      <style:text-properties officeooo:rsid="00e7a7eb"/>
    </style:style>
    <style:style style:name="T130" style:family="text">
      <style:text-properties officeooo:rsid="00e99b67"/>
    </style:style>
    <style:style style:name="T131" style:family="text">
      <style:text-properties officeooo:rsid="00e9aa4d"/>
    </style:style>
    <style:style style:name="T132" style:family="text">
      <style:text-properties officeooo:rsid="00eb29d1"/>
    </style:style>
    <style:style style:name="T133" style:family="text">
      <style:text-properties officeooo:rsid="00ee878b"/>
    </style:style>
    <style:style style:name="T134" style:family="text">
      <style:text-properties officeooo:rsid="00f269c6"/>
    </style:style>
    <style:style style:name="T135" style:family="text">
      <style:text-properties officeooo:rsid="00f4a8f7"/>
    </style:style>
    <style:style style:name="T136" style:family="text">
      <style:text-properties officeooo:rsid="00f626ce"/>
    </style:style>
    <style:style style:name="T137" style:family="text">
      <style:text-properties officeooo:rsid="00f6710f"/>
    </style:style>
    <style:style style:name="T138" style:family="text">
      <style:text-properties officeooo:rsid="00fea4e0"/>
    </style:style>
    <style:style style:name="T139" style:family="text">
      <style:text-properties officeooo:rsid="01002dff"/>
    </style:style>
    <style:style style:name="T140" style:family="text">
      <style:text-properties officeooo:rsid="0101d0dd"/>
    </style:style>
    <style:style style:name="T141" style:family="text">
      <style:text-properties officeooo:rsid="01037d48"/>
    </style:style>
    <style:style style:name="T142" style:family="text">
      <style:text-properties officeooo:rsid="0103c9c9"/>
    </style:style>
    <style:style style:name="T143" style:family="text">
      <style:text-properties officeooo:rsid="0105852d"/>
    </style:style>
    <style:style style:name="T144" style:family="text">
      <style:text-properties officeooo:rsid="0108b79d"/>
    </style:style>
    <style:style style:name="T145" style:family="text">
      <style:text-properties officeooo:rsid="010a5963"/>
    </style:style>
    <style:style style:name="T146" style:family="text">
      <style:text-properties officeooo:rsid="010beb81"/>
    </style:style>
    <style:style style:name="T147" style:family="text">
      <style:text-properties officeooo:rsid="010e0b4f"/>
    </style:style>
    <style:style style:name="T148" style:family="text">
      <style:text-properties officeooo:rsid="010f7853"/>
    </style:style>
    <style:style style:name="T149" style:family="text">
      <style:text-properties officeooo:rsid="011099ef"/>
    </style:style>
    <style:style style:name="T150" style:family="text">
      <style:text-properties officeooo:rsid="011471b5"/>
    </style:style>
    <style:style style:name="T151" style:family="text">
      <style:text-properties officeooo:rsid="010bc66e"/>
    </style:style>
    <style:style style:name="T152" style:family="text">
      <style:text-properties officeooo:rsid="012465b0"/>
    </style:style>
    <style:style style:name="T153" style:family="text">
      <style:text-properties officeooo:rsid="012039b8"/>
    </style:style>
    <style:style style:name="T154" style:family="text">
      <style:text-properties officeooo:rsid="011d0576"/>
    </style:style>
    <style:style style:name="T155" style:family="text">
      <style:text-properties officeooo:rsid="01231d1b"/>
    </style:style>
    <style:style style:name="T156" style:family="text">
      <style:text-properties officeooo:rsid="011f984e"/>
    </style:style>
    <style:style style:name="T157" style:family="text">
      <style:text-properties officeooo:rsid="0122d2eb"/>
    </style:style>
    <style:style style:name="T158" style:family="text">
      <style:text-properties officeooo:rsid="0123c4b7"/>
    </style:style>
    <style:style style:name="T159" style:family="text">
      <style:text-properties officeooo:rsid="012ba0f1"/>
    </style:style>
    <style:style style:name="T160" style:family="text">
      <style:text-properties officeooo:rsid="012c89ea"/>
    </style:style>
    <style:style style:name="T161" style:family="text">
      <style:text-properties officeooo:rsid="012fdb71"/>
    </style:style>
    <style:style style:name="T162" style:family="text">
      <style:text-properties officeooo:rsid="01306c50"/>
    </style:style>
    <style:style style:name="T163" style:family="text">
      <style:text-properties officeooo:rsid="0131326b"/>
    </style:style>
    <style:style style:name="T164" style:family="text">
      <style:text-properties officeooo:rsid="01334421"/>
    </style:style>
    <style:style style:name="T165" style:family="text">
      <style:text-properties officeooo:rsid="013652db"/>
    </style:style>
    <style:style style:name="T166" style:family="text">
      <style:text-properties officeooo:rsid="01398247"/>
    </style:style>
    <style:style style:name="T167" style:family="text">
      <style:text-properties officeooo:rsid="01399485"/>
    </style:style>
    <style:style style:name="T168" style:family="text">
      <style:text-properties officeooo:rsid="013c59ff"/>
    </style:style>
    <style:style style:name="T169" style:family="text">
      <style:text-properties officeooo:rsid="013ccbac"/>
    </style:style>
    <style:style style:name="T170" style:family="text">
      <style:text-properties officeooo:rsid="013e78ef"/>
    </style:style>
    <style:style style:name="T171" style:family="text">
      <style:text-properties officeooo:rsid="013ea63e"/>
    </style:style>
    <style:style style:name="T172" style:family="text">
      <style:text-properties officeooo:rsid="01404521"/>
    </style:style>
    <style:style style:name="T173" style:family="text">
      <style:text-properties officeooo:rsid="0044fad2"/>
    </style:style>
    <style:style style:name="T174" style:family="text">
      <style:text-properties officeooo:rsid="013d86f9"/>
    </style:style>
    <style:style style:name="T175" style:family="text">
      <style:text-properties officeooo:rsid="0115846e"/>
    </style:style>
    <style:style style:name="T176" style:family="text">
      <style:text-properties officeooo:rsid="0143169d"/>
    </style:style>
    <style:style style:name="T177" style:family="text">
      <style:text-properties officeooo:rsid="014434ff"/>
    </style:style>
    <style:style style:name="T178" style:family="text">
      <style:text-properties officeooo:rsid="0145666e"/>
    </style:style>
    <style:style style:name="T179" style:family="text">
      <style:text-properties officeooo:rsid="014709aa"/>
    </style:style>
    <style:style style:name="T180" style:family="text">
      <style:text-properties officeooo:rsid="014844f6"/>
    </style:style>
    <style:style style:name="T181" style:family="text">
      <style:text-properties officeooo:rsid="0149a868"/>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3" text:separation-character="." text:name="Table"/>
        <text:sequence-decl text:display-outline-level="0" text:name="Text"/>
        <text:sequence-decl text:display-outline-level="0" text:name="Drawing"/>
        <text:sequence-decl text:display-outline-level="3" text:separation-character="." text:name="Figure"/>
      </text:sequence-decls>
      <text:dde-connection-decls>
        <text:dde-connection-decl office:name="soffice5" office:dde-application="soffice" office:dde-topic="/home/kschinck/Documents/RHOS To Ceph/RHOSP to Ceph Integration.odt" office:dde-item="__DdeLink__12677_415966506" office:automatic-update="true"/>
        <text:dde-connection-decl office:name="soffice1" office:dde-application="soffice" office:dde-topic="/home/kschinck/Documents/RHOS To Ceph/RHOSP to Ceph Integration.odt" office:dde-item="__DdeLink__19912_888040967" office:automatic-update="true"/>
        <text:dde-connection-decl office:name="soffice2" office:dde-application="soffice" office:dde-topic="/home/kschinck/Documents/RHOS To Ceph/RHOSP to Ceph Integration - Foreman.odt" office:dde-item="__DdeLink__15843_1643868215" office:automatic-update="true"/>
        <text:dde-connection-decl office:name="soffice3" office:dde-application="soffice" office:dde-topic="/home/kschinck/Documents/RHOS To Ceph/RHOSP to Ceph Integration - Foreman.odt" office:dde-item="__DdeLink__15847_1643868215" office:automatic-update="true"/>
        <text:dde-connection-decl office:name="soffice9" office:dde-application="soffice" office:dde-topic="/home/kschinck/Documents/RHOS To Ceph/RHOSP to Ceph Integration - Foreman.odt" office:dde-item="__DdeLink__15849_1643868215" office:automatic-update="true"/>
        <text:dde-connection-decl office:name="soffice10" office:dde-application="soffice" office:dde-topic="/home/kschinck/Documents/RHOS To Ceph/RHOSP to Ceph Integration - Foreman.odt" office:dde-item="__DdeLink__15851_1643868215" office:automatic-update="true"/>
        <text:dde-connection-decl office:name="soffice4" office:dde-application="soffice" office:dde-topic="/home/kschinck/Documents/RHOS To Ceph/RHOSP to Ceph Integration - Foreman.odt" office:dde-item="__DdeLink__11098_991130903" office:automatic-update="true"/>
        <text:dde-connection-decl office:name="soffice6" office:dde-application="soffice" office:dde-topic="/home/kschinck/Documents/RHOS To Ceph/RHOSP to Ceph Integration - Foreman.odt" office:dde-item="__DdeLink__11168_991130903" office:automatic-update="true"/>
        <text:dde-connection-decl office:name="soffice8" office:dde-application="soffice" office:dde-topic="/home/kschinck/Documents/RHOS To Ceph/RHOSP to Ceph Integration.odt" office:dde-item="__DdeLink__11228_1381326237" office:automatic-update="true"/>
      </text:dde-connection-decls>
      <text:p text:style-name="P96"/>
      <text:p text:style-name="Text_20_body"><text:span text:style-name="_2a__20_RA-Generic_20_Entity"/></text:p>
      <text:p text:style-name="Text_20_body"/>
      <text:p text:style-name="P3"><text:text-input text:description="RA-Title">Red Hat Openstack Platform Integration with Ceph</text:text-input></text:p>
      <text:p text:style-name="_2a__20_RA-SubTitle"><text:text-input text:description="RA-SubTitle">Configuring Cinder, Glance and Libvirt to use Ceph Block Storage</text:text-input></text:p>
      <text:p text:style-name="Text_20_body"/>
      <text:p text:style-name="Text_20_body"/>
      <text:p text:style-name="Text_20_body"/>
      <text:p text:style-name="Text_20_body"/>
      <text:p text:style-name="Text_20_body"/>
      <text:p text:style-name="Text_20_body"/>
      <text:p text:style-name="Text_20_body"/>
      <text:p text:style-name="_2a__20_RA-Author"><text:text-input text:description="RA-Author">Keith D Schincke &lt;kschinck@redhat.com&gt;</text:text-input></text:p>
      <text:p text:style-name="Text_20_body"/>
      <text:p text:style-name="Text_20_body"/>
      <text:p text:style-name="Text_20_body"/>
      <text:p text:style-name="Text_20_body"/>
      <text:p text:style-name="Text_20_body"/>
      <text:p text:style-name="_2a__20_RA-Document_20_Version">Version <text:text-input text:description="RA-Document Version">1.0-pre</text:text-input></text:p>
      <text:p text:style-name="_2a__20_RA-Release_20_Date"><text:text-input text:description="RA-Release Date">XXXX XX, 2014</text:text-input></text:p>
      <text:p text:style-name="Text_20_body"/>
      <text:p text:style-name="Text_20_body"/>
      <text:p text:style-name="Text_20_body"/>
      <text:p text:style-name="P169">100 East Davie Street<text:line-break/>Raleigh NC 27601 USA<text:line-break/>Phone: +1 919 754 3700<text:line-break/>Phone: 888 733 4281<text:line-break/>Fax: +1 919 754 3701<text:line-break/>PO Box 13588<text:line-break/>Research Triangle Park NC 27709 USA<text:line-break/><text:line-break/>Linux is a registered trademark of Linus Torvalds. Red Hat, Red Hat Enterprise Linux and the Red Hat "Shadowman" logo are registered trademarks of Red Hat, Inc. in the United States and other countries.</text:p>
      <text:p text:style-name="_2a__20_RA-Copyright_20_Page_20_Body">Microsoft and Windows are U.S. registered trademarks of Microsoft Corporation.</text:p>
      <text:p text:style-name="_2a__20_RA-Copyright_20_Page_20_Body">UNIX is a registered trademark of The Open Group.</text:p>
      <text:p text:style-name="_2a__20_RA-Copyright_20_Page_20_Body">Intel, the Intel logo and Xeon are registered trademarks of Intel Corporation or its subsidiaries in the United States and other countries.</text:p>
      <text:p text:style-name="P4">All other trademarks referenced herein are the property of their respective owners.</text:p>
      <text:p text:style-name="_2a__20_RA-Copyright_20_Page_20_Body"><text:span text:style-name="T2"><text:line-break/>© 2013 by Red Hat, Inc. This material may be distributed only subject to the terms and conditions set forth in the Open Publication License, V1.0 or later (the latest version is presently available at </text:span><text:a xlink:type="simple" xlink:href="http://www.opencontent.org/openpub/" office:target-frame-name="_blank" xlink:show="new"><text:span text:style-name="Internet_20_link"><text:span text:style-name="T2">http://www.opencontent.org/openpub/</text:span></text:span></text:a><text:span text:style-name="T2">).<text:line-break/><text:line-break/>The information contained herein is subject to change without notice. Red Hat, Inc. shall not be liable for technical or editorial errors or omissions contained herein.<text:line-break/><text:line-break/>Distribution of</text:span><text:span text:style-name="T8"> </text:span><text:span text:style-name="T2">modified versions of this document is prohibited without the explicit permission of Red Hat Inc.<text:line-break/><text:line-break/>Distribution of this work or derivative of this work in any standard (paper) book form for commercial purposes is prohibited unless prior permission is obtained from Red Hat Inc.<text:line-break/><text:line-break/>The GPG fingerprint of the </text:span><text:a xlink:type="simple" xlink:href="mailto:security@redhat.com"><text:span text:style-name="Internet_20_link"><text:span text:style-name="T2">security@redhat.com</text:span></text:span></text:a><text:span text:style-name="T2"> key is:<text:line-break/>CA 20 86 86 2B D6 9D FC 65 F6 EC C4 21 91 80 CD DB 42 A6 0E</text:span></text:p>
      <text:p text:style-name="_2a__20_RA-Copyright_20_Page_20_Body"/>
      <text:p text:style-name="P9">Comments and Feedback</text:p>
      <text:p text:style-name="_2a__20_RA-Copyright_20_Page_20_Body">In the spirit of open source, we invite anyone to provide feedback and comments on any reference architectures. Although we review our papers internally, sometimes issues or typographical errors are encountered. Feedback allows us to not only improve the quality of the papers we produce, but allows the reader to provide their thoughts on potential improvements and topic expansion to the papers.</text:p>
      <text:p text:style-name="_2a__20_RA-Copyright_20_Page_20_Body">Feedback on the papers can be provided by emailing <text:a xlink:type="simple" xlink:href="mailto:refarch-feedback@redhat.com"><text:span text:style-name="T3">refarch-feedback@redhat.com</text:span></text:a><text:span text:style-name="T3">. Please refer to the title within the email.</text:span></text:p>
      <text:p text:style-name="P5"/>
      <text:p text:style-name="P7">Staying In Touch</text:p>
      <text:p text:style-name="P5">Join us on some of the popular social media sites where we keep our audience informed on new reference architectures as well as offer related information on things we find interesting.</text:p>
      <text:p text:style-name="P6"/>
      <text:p text:style-name="P8">Like us on Facebook:</text:p>
      <text:p text:style-name="_2a__20_RA-Copyright_20_Page_20_Body"><text:a xlink:type="simple" xlink:href="https://www.facebook.com/rhrefarch"><text:span text:style-name="T3">https://www.facebook.com/rhrefarch</text:span></text:a></text:p>
      <text:p text:style-name="_2a__20_RA-Copyright_20_Page_20_Body"/>
      <text:p text:style-name="P8">Follow us on Twitter:</text:p>
      <text:p text:style-name="_2a__20_RA-Copyright_20_Page_20_Body"><text:a xlink:type="simple" xlink:href="https://twitter.com/RedHatRefArch"><text:span text:style-name="T3">https://twitter.com/RedHatRefArch</text:span></text:a></text:p>
      <text:p text:style-name="_2a__20_RA-Copyright_20_Page_20_Body"/>
      <text:p text:style-name="P8">Plus us on Google+:</text:p>
      <text:p text:style-name="_2a__20_RA-Copyright_20_Page_20_Body"><text:a xlink:type="simple" xlink:href="https://plus.google.com/u/0/b/114152126783830728030/">https://plus.google.com/u/0/b/114152126783830728030/</text:a></text:p>
      <text:p text:style-name="_2a__20_RA-Copyright_20_Page_20_Body"/>
      <text:p text:style-name="_2a__20_RA-Copyright_20_Page_20_Body"/>
      <text:p text:style-name="_2a__20_RA-Copyright_20_Page_20_Body"/>
      <text:p text:style-name="_2a__20_RA-Copyright_20_Page_20_Body"/>
      <text:p text:style-name="_2a__20_RA-Copyright_20_Page_20_Body"/>
      <text:p text:style-name="_2a__20_RA-Copyright_20_Page_20_Body"/>
      <text:p text:style-name="_2a__20_RA-Copyright_20_Page_20_Body"/>
      <text:p text:style-name="_2a__20_RA-Copyright_20_Page_20_Body"/>
      <text:p text:style-name="_2a__20_RA-Copyright_20_Page_20_Body"/>
      <text:p text:style-name="_2a__20_RA-Copyright_20_Page_20_Body"/>
      <text:p text:style-name="_2a__20_RA-Copyright_20_Page_20_Body"/>
      <text:p text:style-name="_2a__20_RA-Copyright_20_Page_20_Body"/>
      <text:p text:style-name="_2a__20_RA-Copyright_20_Page_20_Body"/>
      <text:p text:style-name="_2a__20_RA-Copyright_20_Page_20_Body"/>
      <text:p text:style-name="_2a__20_RA-Copyright_20_Page_20_Body"/>
      <text:p text:style-name="_2a__20_RA-Copyright_20_Page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_2a__20_RA-Table_20_of_20_Contents_20_LS_20_Entity"/>
            <text:index-entry-chapter text:style-name="Default"/>
            <text:index-entry-span> </text:index-entry-span>
            <text:index-entry-text/>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_2a__20_RA-Table_20_of_20_Contents_20_LS_20_Entity"/>
            <text:index-entry-chapter text:style-name="Default"/>
            <text:index-entry-span> </text:index-entry-span>
            <text:index-entry-text/>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_2a__20_RA-Table_20_of_20_Contents_20_LS_20_Entity"/>
            <text:index-entry-chapter text:style-name="Default"/>
            <text:index-entry-span> </text:index-entry-span>
            <text:index-entry-text/>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_2a__20_RA-Table_20_of_20_Contents_20_LS_20_Entity"/>
            <text:index-entry-chapter text:style-name="Default"/>
            <text:index-entry-span> </text:index-entry-span>
            <text:index-entry-text/>
            <text:index-entry-tab-stop style:type="right" style:leader-char="."/>
            <text:index-entry-span> </text:index-entry-span>
            <text:index-entry-page-number/>
            <text:index-entry-link-end/>
          </text:table-of-content-entry-template>
          <text:table-of-content-entry-template text:outline-level="5" text:style-name="Contents_20_5">
            <text:index-entry-link-start text:style-name="_2a__20_RA-Table_20_of_20_Contents_20_LS_20_Entity"/>
            <text:index-entry-chapter text:style-name="Default"/>
            <text:index-entry-span> </text:index-entry-span>
            <text:index-entry-text/>
            <text:index-entry-tab-stop style:type="right" style:leader-char="."/>
            <text:index-entry-span> </text:index-entry-span>
            <text:index-entry-page-number/>
            <text:index-entry-link-end/>
          </text:table-of-content-entry-template>
          <text:table-of-content-entry-template text:outline-level="6" text:style-name="Contents_20_6">
            <text:index-entry-link-start text:style-name="_2a__20_RA-Table_20_of_20_Contents_20_LS_20_Entity"/>
            <text:index-entry-chapter text:style-name="Default"/>
            <text:index-entry-span> </text:index-entry-span>
            <text:index-entry-text/>
            <text:index-entry-tab-stop style:type="right" style:leader-char="."/>
            <text:index-entry-span> </text:index-entry-span>
            <text:index-entry-page-number/>
            <text:index-entry-link-end/>
          </text:table-of-content-entry-template>
          <text:table-of-content-entry-template text:outline-level="7" text:style-name="Contents_20_7">
            <text:index-entry-link-start text:style-name="_2a__20_RA-Table_20_of_20_Contents_20_LS_20_Entity"/>
            <text:index-entry-chapter text:style-name="Default"/>
            <text:index-entry-span> </text:index-entry-span>
            <text:index-entry-text/>
            <text:index-entry-tab-stop style:type="right" style:leader-char="."/>
            <text:index-entry-span> </text:index-entry-span>
            <text:index-entry-page-number/>
            <text:index-entry-link-end/>
          </text:table-of-content-entry-template>
          <text:table-of-content-entry-template text:outline-level="8" text:style-name="Contents_20_8">
            <text:index-entry-link-start text:style-name="_2a__20_RA-Table_20_of_20_Contents_20_LS_20_Entity"/>
            <text:index-entry-chapter text:style-name="Default"/>
            <text:index-entry-span> </text:index-entry-span>
            <text:index-entry-text/>
            <text:index-entry-tab-stop style:type="right" style:leader-char="."/>
            <text:index-entry-span> </text:index-entry-span>
            <text:index-entry-page-number/>
            <text:index-entry-link-end/>
          </text:table-of-content-entry-template>
          <text:table-of-content-entry-template text:outline-level="9" text:style-name="Contents_20_9">
            <text:index-entry-link-start text:style-name="_2a__20_RA-Table_20_of_20_Contents_20_LS_20_Entity"/>
            <text:index-entry-chapter text:style-name="Default"/>
            <text:index-entry-span> </text:index-entry-span>
            <text:index-entry-text/>
            <text:index-entry-tab-stop style:type="right" style:leader-char="."/>
            <text:index-entry-span> </text:index-entry-span>
            <text:index-entry-page-number/>
            <text:index-entry-link-end/>
          </text:table-of-content-entry-template>
          <text:table-of-content-entry-template text:outline-level="10" text:style-name="Contents_20_10">
            <text:index-entry-link-start text:style-name="_2a__20_RA-Table_20_of_20_Contents_20_LS_20_Entity"/>
            <text:index-entry-chapter text:style-name="Default"/>
            <text:index-entry-span> </text:index-entry-span>
            <text:index-entry-text/>
            <text:index-entry-tab-stop style:type="right" style:leader-char="."/>
            <text:index-entry-span> </text:index-entry-span>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92"><text:a xlink:type="simple" xlink:href="#__RefHeading__1924_403296907" text:style-name="_2a__20_RA-Table_20_of_20_Contents_20_LS_20_Entity" text:visited-style-name="_2a__20_RA-Table_20_of_20_Contents_20_LS_20_Entity">1 Executive Summary<text:tab/> 1</text:a></text:p>
          <text:p text:style-name="P92"><text:a xlink:type="simple" xlink:href="#__RefHeading__1926_403296907" text:style-name="_2a__20_RA-Table_20_of_20_Contents_20_LS_20_Entity" text:visited-style-name="_2a__20_RA-Table_20_of_20_Contents_20_LS_20_Entity">2 Component Overview<text:tab/> 2</text:a></text:p>
          <text:p text:style-name="P93"><text:a xlink:type="simple" xlink:href="#__RefHeading__11566_1903218207" text:style-name="_2a__20_RA-Table_20_of_20_Contents_20_LS_20_Entity" text:visited-style-name="_2a__20_RA-Table_20_of_20_Contents_20_LS_20_Entity">2.1 What is Openstack?<text:tab/> 2</text:a></text:p>
          <text:p text:style-name="P93"><text:a xlink:type="simple" xlink:href="#__RefHeading__11568_1903218207" text:style-name="_2a__20_RA-Table_20_of_20_Contents_20_LS_20_Entity" text:visited-style-name="_2a__20_RA-Table_20_of_20_Contents_20_LS_20_Entity">2.2 What is Red Hat OpenStack?<text:tab/> 2</text:a></text:p>
          <text:p text:style-name="P93"><text:a xlink:type="simple" xlink:href="#__RefHeading__2132_403296907" text:style-name="_2a__20_RA-Table_20_of_20_Contents_20_LS_20_Entity" text:visited-style-name="_2a__20_RA-Table_20_of_20_Contents_20_LS_20_Entity">2.3 Nova<text:tab/> 2</text:a></text:p>
          <text:p text:style-name="P93"><text:a xlink:type="simple" xlink:href="#__RefHeading__2134_403296907" text:style-name="_2a__20_RA-Table_20_of_20_Contents_20_LS_20_Entity" text:visited-style-name="_2a__20_RA-Table_20_of_20_Contents_20_LS_20_Entity">2.4 Glance<text:tab/> 2</text:a></text:p>
          <text:p text:style-name="P93"><text:a xlink:type="simple" xlink:href="#__RefHeading__11737_1081187092" text:style-name="_2a__20_RA-Table_20_of_20_Contents_20_LS_20_Entity" text:visited-style-name="_2a__20_RA-Table_20_of_20_Contents_20_LS_20_Entity">2.5 Cinder<text:tab/> 2</text:a></text:p>
          <text:p text:style-name="P93"><text:a xlink:type="simple" xlink:href="#__RefHeading__16334_888040967" text:style-name="_2a__20_RA-Table_20_of_20_Contents_20_LS_20_Entity" text:visited-style-name="_2a__20_RA-Table_20_of_20_Contents_20_LS_20_Entity">2.6 Ceph<text:tab/> 3</text:a></text:p>
          <text:p text:style-name="P93"><text:a xlink:type="simple" xlink:href="#__RefHeading__1915_1903218207" text:style-name="_2a__20_RA-Table_20_of_20_Contents_20_LS_20_Entity" text:visited-style-name="_2a__20_RA-Table_20_of_20_Contents_20_LS_20_Entity">2.7 Ceph Storage Cluster<text:tab/> 3</text:a></text:p>
          <text:p text:style-name="P93"><text:a xlink:type="simple" xlink:href="#__RefHeading__16336_888040967" text:style-name="_2a__20_RA-Table_20_of_20_Contents_20_LS_20_Entity" text:visited-style-name="_2a__20_RA-Table_20_of_20_Contents_20_LS_20_Entity">2.8 Ceph Block Device<text:tab/> 3</text:a></text:p>
          <text:p text:style-name="P93"><text:a xlink:type="simple" xlink:href="#__RefHeading__3320_1372885757" text:style-name="_2a__20_RA-Table_20_of_20_Contents_20_LS_20_Entity" text:visited-style-name="_2a__20_RA-Table_20_of_20_Contents_20_LS_20_Entity">2.9 Inktank Ceph Enterprise (ICE)<text:tab/> 4</text:a></text:p>
          <text:p text:style-name="P92"><text:a xlink:type="simple" xlink:href="#__RefHeading__1919_1903218207" text:style-name="_2a__20_RA-Table_20_of_20_Contents_20_LS_20_Entity" text:visited-style-name="_2a__20_RA-Table_20_of_20_Contents_20_LS_20_Entity">3 Implementation<text:tab/> 4</text:a></text:p>
          <text:p text:style-name="P93"><text:a xlink:type="simple" xlink:href="#__RefHeading__4503_481363325" text:style-name="_2a__20_RA-Table_20_of_20_Contents_20_LS_20_Entity" text:visited-style-name="_2a__20_RA-Table_20_of_20_Contents_20_LS_20_Entity">3.1 Ceph Pre-Installation Configuration Requirements<text:tab/> 4</text:a></text:p>
          <text:p text:style-name="P95"><text:a xlink:type="simple" xlink:href="#__RefHeading__4505_481363325" text:style-name="_2a__20_RA-Table_20_of_20_Contents_20_LS_20_Entity" text:visited-style-name="_2a__20_RA-Table_20_of_20_Contents_20_LS_20_Entity">3.1.1 Time synchronization<text:tab/> 4</text:a></text:p>
          <text:p text:style-name="P95"><text:a xlink:type="simple" xlink:href="#__RefHeading__4507_481363325" text:style-name="_2a__20_RA-Table_20_of_20_Contents_20_LS_20_Entity" text:visited-style-name="_2a__20_RA-Table_20_of_20_Contents_20_LS_20_Entity">3.1.2 Non-root Administrative User<text:tab/> 4</text:a></text:p>
          <text:p text:style-name="P95"><text:a xlink:type="simple" xlink:href="#__RefHeading__4509_481363325" text:style-name="_2a__20_RA-Table_20_of_20_Contents_20_LS_20_Entity" text:visited-style-name="_2a__20_RA-Table_20_of_20_Contents_20_LS_20_Entity">3.1.3 Sudo Access<text:tab/> 4</text:a></text:p>
          <text:p text:style-name="P95"><text:a xlink:type="simple" xlink:href="#__RefHeading__4511_481363325" text:style-name="_2a__20_RA-Table_20_of_20_Contents_20_LS_20_Entity" text:visited-style-name="_2a__20_RA-Table_20_of_20_Contents_20_LS_20_Entity">3.1.4 Limiting SSH Access<text:tab/> 5</text:a></text:p>
          <text:p text:style-name="P95"><text:a xlink:type="simple" xlink:href="#__RefHeading__5334_1959714193" text:style-name="_2a__20_RA-Table_20_of_20_Contents_20_LS_20_Entity" text:visited-style-name="_2a__20_RA-Table_20_of_20_Contents_20_LS_20_Entity">3.1.5 SSH Key Authentication<text:tab/> 5</text:a></text:p>
          <text:p text:style-name="P95"><text:a xlink:type="simple" xlink:href="#__RefHeading__11442_991130903" text:style-name="_2a__20_RA-Table_20_of_20_Contents_20_LS_20_Entity" text:visited-style-name="_2a__20_RA-Table_20_of_20_Contents_20_LS_20_Entity">3.1.6 Firewall Configuration Changes<text:tab/> 5</text:a></text:p>
          <text:p text:style-name="P93"><text:a xlink:type="simple" xlink:href="#__RefHeading__1921_1903218207" text:style-name="_2a__20_RA-Table_20_of_20_Contents_20_LS_20_Entity" text:visited-style-name="_2a__20_RA-Table_20_of_20_Contents_20_LS_20_Entity">3.2 Ceph Installation<text:tab/> 5</text:a></text:p>
          <text:p text:style-name="P95"><text:a xlink:type="simple" xlink:href="#__RefHeading__1923_1903218207" text:style-name="_2a__20_RA-Table_20_of_20_Contents_20_LS_20_Entity" text:visited-style-name="_2a__20_RA-Table_20_of_20_Contents_20_LS_20_Entity">3.2.1 Ceph Requirements<text:tab/> 5</text:a></text:p>
          <text:p text:style-name="P95"><text:a xlink:type="simple" xlink:href="#__RefHeading__1925_1903218207" text:style-name="_2a__20_RA-Table_20_of_20_Contents_20_LS_20_Entity" text:visited-style-name="_2a__20_RA-Table_20_of_20_Contents_20_LS_20_Entity">3.2.2 Ceph Configuration Goal<text:tab/> 6</text:a></text:p>
          <text:p text:style-name="P95"><text:a xlink:type="simple" xlink:href="#__RefHeading__1927_1903218207" text:style-name="_2a__20_RA-Table_20_of_20_Contents_20_LS_20_Entity" text:visited-style-name="_2a__20_RA-Table_20_of_20_Contents_20_LS_20_Entity">3.2.3 Deploy ICE And The Calamari Server<text:tab/> 8</text:a></text:p>
          <text:p text:style-name="P95"><text:a xlink:type="simple" xlink:href="#__RefHeading__12618_415966506" text:style-name="_2a__20_RA-Table_20_of_20_Contents_20_LS_20_Entity" text:visited-style-name="_2a__20_RA-Table_20_of_20_Contents_20_LS_20_Entity">3.2.4 Ceph Monitor Configuration Process<text:tab/> 9</text:a></text:p>
          <text:p text:style-name="P95"><text:a xlink:type="simple" xlink:href="#__RefHeading__12620_415966506" text:style-name="_2a__20_RA-Table_20_of_20_Contents_20_LS_20_Entity" text:visited-style-name="_2a__20_RA-Table_20_of_20_Contents_20_LS_20_Entity">3.2.5 Ceph OSD Configuration Process<text:tab/> 11</text:a></text:p>
          <text:p text:style-name="P95"><text:a xlink:type="simple" xlink:href="#__RefHeading__12622_415966506" text:style-name="_2a__20_RA-Table_20_of_20_Contents_20_LS_20_Entity" text:visited-style-name="_2a__20_RA-Table_20_of_20_Contents_20_LS_20_Entity">3.2.6 Connecting Ceph hosts to the calamari server<text:tab/> 12</text:a></text:p>
          <text:p text:style-name="P93"><text:a xlink:type="simple" xlink:href="#__RefHeading__11666_794439509" text:style-name="_2a__20_RA-Table_20_of_20_Contents_20_LS_20_Entity" text:visited-style-name="_2a__20_RA-Table_20_of_20_Contents_20_LS_20_Entity">3.3 Add Ceph OSD hosts<text:tab/> 12</text:a></text:p>
          <text:p text:style-name="P95"><text:a xlink:type="simple" xlink:href="#__RefHeading__11668_794439509" text:style-name="_2a__20_RA-Table_20_of_20_Contents_20_LS_20_Entity" text:visited-style-name="_2a__20_RA-Table_20_of_20_Contents_20_LS_20_Entity">3.3.1 Requirements<text:tab/> 12</text:a></text:p>
          <text:p text:style-name="P95"><text:a xlink:type="simple" xlink:href="#__RefHeading__11670_794439509" text:style-name="_2a__20_RA-Table_20_of_20_Contents_20_LS_20_Entity" text:visited-style-name="_2a__20_RA-Table_20_of_20_Contents_20_LS_20_Entity">3.3.2 Ceph Installation<text:tab/> 12</text:a></text:p>
          <text:p text:style-name="P95"><text:a xlink:type="simple" xlink:href="#__RefHeading__5336_1959714193" text:style-name="_2a__20_RA-Table_20_of_20_Contents_20_LS_20_Entity" text:visited-style-name="_2a__20_RA-Table_20_of_20_Contents_20_LS_20_Entity">3.3.3 Granting Ceph Administration Rights To A Non-monitor Host<text:tab/> 13</text:a></text:p>
          <text:p text:style-name="P95"><text:a xlink:type="simple" xlink:href="#__RefHeading__5338_1959714193" text:style-name="_2a__20_RA-Table_20_of_20_Contents_20_LS_20_Entity" text:visited-style-name="_2a__20_RA-Table_20_of_20_Contents_20_LS_20_Entity">3.3.4 Modifying OSD Placement Groups<text:tab/> 13</text:a></text:p>
          <text:p text:style-name="P93"><text:a xlink:type="simple" xlink:href="#__RefHeading__2231_1903218207" text:style-name="_2a__20_RA-Table_20_of_20_Contents_20_LS_20_Entity" text:visited-style-name="_2a__20_RA-Table_20_of_20_Contents_20_LS_20_Entity">3.4 OSP Integration with Ceph<text:tab/> 14</text:a></text:p>
          <text:p text:style-name="P95"><text:a xlink:type="simple" xlink:href="#__RefHeading__2233_1903218207" text:style-name="_2a__20_RA-Table_20_of_20_Contents_20_LS_20_Entity" text:visited-style-name="_2a__20_RA-Table_20_of_20_Contents_20_LS_20_Entity">3.4.1 Integration Requirements<text:tab/> 14</text:a></text:p>
          <text:p text:style-name="P95"><text:soft-page-break/><text:a xlink:type="simple" xlink:href="#__RefHeading__2235_1903218207" text:style-name="_2a__20_RA-Table_20_of_20_Contents_20_LS_20_Entity" text:visited-style-name="_2a__20_RA-Table_20_of_20_Contents_20_LS_20_Entity">3.4.2 Integration Configuration Goal<text:tab/> 14</text:a></text:p>
          <text:p text:style-name="P95"><text:a xlink:type="simple" xlink:href="#__RefHeading__12869_415966506" text:style-name="_2a__20_RA-Table_20_of_20_Contents_20_LS_20_Entity" text:visited-style-name="_2a__20_RA-Table_20_of_20_Contents_20_LS_20_Entity">3.4.3 Ceph Pool Creation And Keyring Configuration<text:tab/> 14</text:a></text:p>
          <text:p text:style-name="P95"><text:a xlink:type="simple" xlink:href="#__RefHeading__11444_991130903" text:style-name="_2a__20_RA-Table_20_of_20_Contents_20_LS_20_Entity" text:visited-style-name="_2a__20_RA-Table_20_of_20_Contents_20_LS_20_Entity">3.4.4 Foreman Configuration – HA All In One Controller<text:tab/> 16</text:a></text:p>
          <text:p text:style-name="P95"><text:a xlink:type="simple" xlink:href="#__RefHeading__11446_991130903" text:style-name="_2a__20_RA-Table_20_of_20_Contents_20_LS_20_Entity" text:visited-style-name="_2a__20_RA-Table_20_of_20_Contents_20_LS_20_Entity">3.4.5 Foreman Configuration – Compute (Nova Network)<text:tab/> 16</text:a></text:p>
          <text:p text:style-name="P95"><text:a xlink:type="simple" xlink:href="#__RefHeading__11473_794439509" text:style-name="_2a__20_RA-Table_20_of_20_Contents_20_LS_20_Entity" text:visited-style-name="_2a__20_RA-Table_20_of_20_Contents_20_LS_20_Entity">3.4.6 libvirt Configuration<text:tab/> 17</text:a></text:p>
          <text:p text:style-name="P95"><text:a xlink:type="simple" xlink:href="#__RefHeading__9743_2106753684" text:style-name="_2a__20_RA-Table_20_of_20_Contents_20_LS_20_Entity" text:visited-style-name="_2a__20_RA-Table_20_of_20_Contents_20_LS_20_Entity">3.4.7 Deploy Ceph Configuration Files To Compute Hosts<text:tab/> 17</text:a></text:p>
          <text:p text:style-name="P95"><text:a xlink:type="simple" xlink:href="#__RefHeading__13478_415966506" text:style-name="_2a__20_RA-Table_20_of_20_Contents_20_LS_20_Entity" text:visited-style-name="_2a__20_RA-Table_20_of_20_Contents_20_LS_20_Entity">3.4.8 Configure Cinder For Backups (Optional)<text:tab/> 18</text:a></text:p>
          <text:p text:style-name="P95"><text:a xlink:type="simple" xlink:href="#__RefHeading__2378_1903218207" text:style-name="_2a__20_RA-Table_20_of_20_Contents_20_LS_20_Entity" text:visited-style-name="_2a__20_RA-Table_20_of_20_Contents_20_LS_20_Entity">3.4.9 Test OSP Integration<text:tab/> 18</text:a></text:p>
          <text:p text:style-name="P94"><text:a xlink:type="simple" xlink:href="#__RefHeading__2082_762247846" text:style-name="_2a__20_RA-Table_20_of_20_Contents_20_LS_20_Entity" text:visited-style-name="_2a__20_RA-Table_20_of_20_Contents_20_LS_20_Entity">Appendix A: Revision History<text:tab/> 20</text:a></text:p>
          <text:p text:style-name="P94"><text:a xlink:type="simple" xlink:href="#__RefHeading__5494_888040967" text:style-name="_2a__20_RA-Table_20_of_20_Contents_20_LS_20_Entity" text:visited-style-name="_2a__20_RA-Table_20_of_20_Contents_20_LS_20_Entity">Appendix B: Command History<text:tab/> 20</text:a></text:p>
          <text:p text:style-name="P94"><text:a xlink:type="simple" xlink:href="#__RefHeading__16338_888040967" text:style-name="_2a__20_RA-Table_20_of_20_Contents_20_LS_20_Entity" text:visited-style-name="_2a__20_RA-Table_20_of_20_Contents_20_LS_20_Entity">Appendix C: Example Configuration Files<text:tab/> 22</text:a></text:p>
        </text:index-body>
      </text:table-of-content>
      <text:p text:style-name="Text_20_body"/>
      <text:h text:style-name="P254" text:outline-level="1"><text:bookmark-start text:name="__RefHeading__1924_403296907"/>Executive Summary<text:bookmark-end text:name="__RefHeading__1924_403296907"/></text:h>
      <text:p text:style-name="P10">This document provide<text:span text:style-name="T93">s</text:span> a detailed set of instructions on how to integrate Red Hat Openstack <text:s/><text:span text:style-name="T64">Platform </text:span>(OSP) with Ceph. <text:span text:style-name="T101">The OSP controllers are configured to be highly available (HA). </text:span>The OSP storage back end <text:span text:style-name="T93">is</text:span> configured to use Ceph storage via the <text:span text:style-name="T79">RBD </text:span>client <text:span text:style-name="T93">library. Ceph pools will be created for OSP images, volumes and backups. All node access will be controlled via the cephx authentication protocol. </text:span></text:p>
      <text:p text:style-name="Text_20_body"/>
      <text:h text:style-name="P255" text:outline-level="1"><text:bookmark-start text:name="__RefHeading__1926_403296907"/>Component Overview<text:bookmark-end text:name="__RefHeading__1926_403296907"/></text:h>
      <text:h text:style-name="P170" text:outline-level="2"><text:bookmark-start text:name="__RefHeading__11566_1903218207"/>What is Openstack?<text:bookmark-end text:name="__RefHeading__11566_1903218207"/></text:h>
      <text:p text:style-name="P14">OpenStack is an open-source project for building a private or public Infrastructure-as-a-Service (IaaS) cloud running on standard hardware. The typical analogy is that OpenStack gives you public, cloud-like capabilities in your datacenter.</text:p>
      <text:p text:style-name="P22"><text:span text:style-name="T91">OpenStack </text:span>is a cloud operating system that controls all the infrastructure — compute, storage, and networking—resources throughout a datacenter, all managed through a central dashboard called Horizon.</text:p>
      <text:h text:style-name="Heading_20_2" text:outline-level="2"><text:bookmark-start text:name="__RefHeading__11568_1903218207"/>What is Red Hat Open<text:span text:style-name="T166">S</text:span>tack?<text:bookmark-end text:name="__RefHeading__11568_1903218207"/></text:h>
      <text:p text:style-name="P12">Red Hat Enterprise Linux OpenStack Platform delivers an integrated foundation to create, deploy, and scale a secure and reliable public or private OpenStack cloud. It delivers a cloud platform built on Red Hat Enterprise Linux, optimized for and integrated with Red Hat's OpenStack technologies, providing the agility to scale and quickly meet customer demands without compromising on availability, security, or performance. </text:p>
      <text:h text:style-name="P171" text:outline-level="2"><text:bookmark-start text:name="__RefHeading__2132_403296907"/>Nova<text:bookmark-end text:name="__RefHeading__2132_403296907"/></text:h>
      <text:p text:style-name="P11">Nova is the project name for OpenStack Compute, a cloud computing fabric controller; the main part of an IaaS system. Individuals and organizations can use Nova to host and manage their own cloud computing systems.</text:p>
      <text:h text:style-name="P171" text:outline-level="2"><text:bookmark-start text:name="__RefHeading__2134_403296907"/>Glance<text:bookmark-end text:name="__RefHeading__2134_403296907"/></text:h>
      <text:p text:style-name="P13"><text:span text:style-name="_2a__20_RA-File"><text:span text:style-name="T59">The </text:span></text:span><text:span text:style-name="_2a__20_RA-File"><text:span text:style-name="T57">Glance project provides services for discovering, registering, and retrieving virtual machine images. Glance has a RESTful API that allows querying of VM image metadata as well as retrieval of the actual image.</text:span></text:span></text:p>
      <text:h text:style-name="P171" text:outline-level="2"><text:bookmark-start text:name="__RefHeading__11737_1081187092"/>Cinder<text:bookmark-end text:name="__RefHeading__11737_1081187092"/></text:h>
      <text:p text:style-name="P14"><text:span text:style-name="T167">The </text:span>OpenStack Block Storage service provides compute instances with persistent block storage. Block storage is appropriate for performance sensitive scenarios, such as databases or frequently-accessed file systems. Persistent block storage can survive instance termination. It can also be moved between instances like any external storage device. This service can be backed by a variety of enterprise storage platforms or simple NFS servers. Cinder's features include:</text:p>
      <text:list xml:id="list2829389429674105801" text:style-name="L1">
        <text:list-item>
          <text:p text:style-name="P97">Persistent block storage devices for compute instances</text:p>
        </text:list-item>
        <text:list-item>
          <text:p text:style-name="P97">Self-service volume creation, attachment, and deletion</text:p>
        </text:list-item>
        <text:list-item>
          <text:p text:style-name="P97">A unified interface for numerous storage platforms</text:p>
        </text:list-item>
        <text:list-item>
          <text:p text:style-name="P98">Volume snapshots</text:p>
        </text:list-item>
      </text:list>
      <text:h text:style-name="P172" text:outline-level="2"><text:bookmark-start text:name="__RefHeading__16334_888040967"/><text:soft-page-break/>Ceph<text:bookmark-end text:name="__RefHeading__16334_888040967"/></text:h>
      <text:p text:style-name="P69">Ceph is an open-source, massively scalable, software-defined storage system which <text:span text:style-name="T86">uniquely delivers </text:span>object, block and file system storage in <text:span text:style-name="T86">one unified system</text:span>.<text:span text:style-name="T86"> Ceph is highly reliable, easy to manage, and free. The power of Ceph can transform your company’s IT infrastructure and your ability to manage vast amounts of data. Ceph delivers extraordinary scalability–thousands of clients accessing exabytes of data. A Ceph Node leverages commodity hardware and intelligent daemons, and a Ceph Storage Cluster accommodates large numbers of nodes, which communicate with each other to replicate and redistribute data.</text:span></text:p>
      <text:h text:style-name="P172" text:outline-level="2"><text:bookmark-start text:name="__RefHeading__1915_1903218207"/>Ceph Storage Cluster<text:bookmark-end text:name="__RefHeading__1915_1903218207"/></text:h>
      <text:p text:style-name="P22"><text:span text:style-name="T86">The Ceph Storage Cluster is the foundation for all Ceph deployments. Based upon RADOS </text:span><text:span text:style-name="T50">(</text:span><text:span text:style-name="T52">R</text:span><text:span text:style-name="T51">eliable </text:span><text:span text:style-name="T52">A</text:span><text:span text:style-name="T51">utonomic </text:span><text:span text:style-name="T52">D</text:span><text:span text:style-name="T51">istributed </text:span><text:span text:style-name="T52">O</text:span><text:span text:style-name="T51">bject </text:span><text:span text:style-name="T52">S</text:span><text:span text:style-name="T51">tore</text:span><text:span text:style-name="T50">)</text:span><text:span text:style-name="T86">, Ceph Storage Clusters consist of two types of daemons: a Ceph OSD Daemon (OSD) stores data as objects on a storage node, and a Ceph Monitor maintains a master copy of the cluster map. A Ceph Storage Cluster may contain thousands of storage nodes. A minimal system will have at least one Ceph Monitor and at least two Ceph OSD Daemons for data replication.</text:span><text:span text:style-name="T50"> </text:span></text:p>
      <text:p text:style-name="P18">Ceph stores data objects within two logical groups: pools and placement groups <text:span text:style-name="T87">(PGs)</text:span>. </text:p>
      <text:list xml:id="list7322211670469548449" text:style-name="L2">
        <text:list-item>
          <text:p text:style-name="P116"><text:span text:style-name="T6">Pools:</text:span><text:span text:style-name="T25"> </text:span><text:span text:style-name="T26">Pools are logical groups for storing objects. Pools manage the number of placement groups, the number of replicas, and the ruleset for the pool. To store </text:span><text:span text:style-name="T27">data objects</text:span><text:span text:style-name="T26"> in a pool, you must have an authenticated user with permissions for the pool. Ceph can snapshot pools </text:span><text:span text:style-name="T25">too!</text:span></text:p>
        </text:list-item>
      </text:list>
      <text:p text:style-name="P71">Each pool has a number of placement groups. CRUSH (<text:span text:style-name="T168">C</text:span>ontrolled <text:span text:style-name="T168">R</text:span>eplication <text:span text:style-name="T168">U</text:span>nder <text:span text:style-name="T168">S</text:span>calable <text:span text:style-name="T168">H</text:span>ashing) maps PGs to OSDs dynamically. When a Ceph Client stores objects, CRUSH will map each object to a placement group. Mapping objects to placement groups creates a layer of indirection between the Ceph OSD and the Ceph Client. </text:p>
      <text:list xml:id="list511016739942366078" text:style-name="L3">
        <text:list-item>
          <text:p text:style-name="P117"><text:span text:style-name="T6">Placement Groups:</text:span><text:span text:style-name="T25"> Ceph Storage Clusters may store countless objects (e.g., tens of millions of objects), but must be able to grow (or shrink) and rebalance dynamically. If the Ceph Client “knew” which Ceph OSD Daemon had which object via a look-up table, </text:span><text:span text:style-name="T45">which</text:span><text:span text:style-name="T25"> would create a single point of failure. If the Ceph Client stored which Ceph OSD Daemon had which object, </text:span><text:span text:style-name="T45">it</text:span><text:span text:style-name="T25"> would create a tight coupling between the Ceph Client and the Ceph OSD Daemon, precluding fault tolerance. Instead, the CRUSH algorithm maps each object to a placement group, and then maps each placement group to one or more Ceph OSD Daemons. This layer of indirection allows Ceph to rebalance efficiently when new Ceph OSD Daemons and the underlying OSD devices come online (or crash and go offline).</text:span></text:p>
        </text:list-item>
      </text:list>
      <text:h text:style-name="P173" text:outline-level="2"><text:bookmark-start text:name="__RefHeading__16336_888040967"/>Ceph Block Device<text:bookmark-end text:name="__RefHeading__16336_888040967"/></text:h>
      <text:p text:style-name="P23"><text:span text:style-name="T88">A </text:span>Ceph block device provide<text:span text:style-name="T88">s</text:span> a block-based storage interface to the Ceph Storage Cluster. The ubiquity of block device interfaces makes a virtual block device an ideal candidate to interact with a mass data storage system like Ceph. Ceph block devices are thin-provisioned, resizable, provide copy-on-write cloning and store block device data as objects striped over <text:soft-page-break/>multiple OSDs in a Ceph cluster. Ceph block devices leverage RADOS capabilities, such as snapshotting, replication, and consistency. OpenStack deployments that use Ceph as a back end for volumes and images use libvirt and QEMU/KVM as an interface to Ceph's RADOS Block Devices (RBD) library, librbd.</text:p>
      <text:h text:style-name="P174" text:outline-level="2"><text:bookmark-start text:name="__RefHeading__3320_1372885757"/>Inktank Ceph Enterprise <text:span text:style-name="T89">(ICE)</text:span><text:bookmark-end text:name="__RefHeading__3320_1372885757"/></text:h>
      <text:p text:style-name="P17">Inktank Ceph Enterprise<text:span text:style-name="T90">™</text:span> combines the most stable version of open-source Ceph® for object and block storage with a Ceph management platform, enhanced integration tools, and a suite of support services. The flagship offering of Inktank, acquired recently by Red Hat, Inktank Ceph Enterprise provides everything enterprises need to confidently run production Ceph clusters at scale, thereby radically improving the economics and management of storage and providing a foundation for managing the exponential growth in enterprise data. Inktank Ceph Enterprise customers benefit from hardened software with long-term support, lower TCO, predictable costs, and expert services from Ceph’s core developers.</text:p>
      <text:h text:style-name="Heading_20_1" text:outline-level="1"><text:bookmark-start text:name="__RefHeading__1919_1903218207"/>Implementation<text:bookmark-end text:name="__RefHeading__1919_1903218207"/></text:h>
      <text:h text:style-name="Heading_20_2" text:outline-level="2"><text:bookmark-start text:name="__RefHeading__4503_481363325"/><text:span text:style-name="T57">Ceph Pre-</text:span><text:span text:style-name="T58">I</text:span><text:span text:style-name="T57">nstallation Configuration Requirements</text:span><text:bookmark-end text:name="__RefHeading__4503_481363325"/></text:h>
      <text:p text:style-name="P26">A number of configuration settings are suggested across the Ceph administration nodes. The next sections provide a recommended set of configuration options. These options should be tailored to <text:span text:style-name="T164">meet</text:span> local system configuration and operational requirements. </text:p>
      <text:h text:style-name="P178" text:outline-level="3"><text:bookmark-start text:name="__RefHeading__4505_481363325"/>Time synchronization<text:bookmark-end text:name="__RefHeading__4505_481363325"/></text:h>
      <text:p text:style-name="P31">Clock synchronization is very important for a functioning Ceph cluster. It is recommended that all hosts use the same time reference. <text:span text:style-name="T153">This configuration can be performed during the kickstart process with the following configuration option and should be updated for local configuration and administrative rights. </text:span></text:p>
      <text:p text:style-name="P83">timezone America/New_York --isUtc –ntpservers=XXX.XXX.XXX.XXX</text:p>
      <text:h text:style-name="P179" text:outline-level="3"><text:bookmark-start text:name="__RefHeading__4507_481363325"/>Non-root Administrative User<text:bookmark-end text:name="__RefHeading__4507_481363325"/></text:h>
      <text:p text:style-name="P33">A non-root <text:span text:style-name="T116">administrative user can be used to perform the Ceph configuration commands. This user name should be available across all of the hosts. The account can exist in a central account database or individually. </text:span></text:p>
      <text:p text:style-name="P34">The user can be created during the kickstart process with the following configuration options and should be updated for local configuration and administrative rights. </text:p>
      <text:p text:style-name="P83">user --groups=admin --name=ceph-user --password=XXXXXXXX</text:p>
      <text:h text:style-name="P179" text:outline-level="3"><text:bookmark-start text:name="__RefHeading__4509_481363325"/>Sudo <text:span text:style-name="T169">A</text:span>ccess<text:bookmark-end text:name="__RefHeading__4509_481363325"/></text:h>
      <text:p text:style-name="P35"><text:span text:style-name="T139">Sudo access needs to be granted if t</text:span>he non-root administrative <text:span text:style-name="T139">is used to </text:span>execute <text:span text:style-name="T139">Ceph configuration </text:span>commands. Below is an example command to allow members of the admin group to execute commands via sudo. The <text:span text:style-name="T139">configuration settings should be updated to </text:span>satisfy <text:soft-page-break/>local <text:span text:style-name="T139">administrative and configuration </text:span>requirements. </text:p>
      <text:p text:style-name="P84"># echo “Defaults:%<text:span text:style-name="T139">admin</text:span> !requiretty” &gt;&gt; /etc/sudoers</text:p>
      <text:p text:style-name="P83"><text:span text:style-name="T121"># echo “</text:span>%<text:span text:style-name="T115">admin<text:tab/>ALL=(ALL)<text:tab/>NOPASSWD:<text:tab/>ALL” &gt;&gt; /etc/sudoers</text:span></text:p>
      <text:h text:style-name="P179" text:outline-level="3"><text:bookmark-start text:name="__RefHeading__4511_481363325"/><text:span text:style-name="T138">Limiting </text:span>SSH <text:span text:style-name="T114">Access</text:span><text:bookmark-end text:name="__RefHeading__4511_481363325"/></text:h>
      <text:p text:style-name="P36">Secure Shell (SSH) can be updated to restrict access to a restricted list of users or groups. The below commands will permit members of the adm<text:span text:style-name="T139">i</text:span>n group to ssh into the server. Th<text:span text:style-name="T118">ese</text:span> commands should be ta<text:span text:style-name="T118">i</text:span>lor<text:span text:style-name="T118">e</text:span>d to satisfy local administrative requirements and ensure proper acce<text:span text:style-name="T118">s</text:span>s to the host. </text:p>
      <text:p text:style-name="P37">Note: Running these commands unmodified may prevent the root user from logging in remotely. <text:span text:style-name="T153">Provisions should be added to allow other account access as needed. </text:span></text:p>
      <text:p text:style-name="P83"><text:span text:style-name="T117"># e</text:span>cho “AllowGroups <text:span text:style-name="T115">admin</text:span>” &gt;&gt; /etc/ssh/sshd_config</text:p>
      <text:p text:style-name="P83"><text:span text:style-name="T117"># </text:span>systemctl restart sshd</text:p>
      <text:h text:style-name="P180" text:outline-level="3"><text:bookmark-start text:name="__RefHeading__5334_1959714193"/><text:span text:style-name="T138">SSH </text:span>Key Authentication<text:bookmark-end text:name="__RefHeading__5334_1959714193"/></text:h>
      <text:p text:style-name="P38">An SSH authentication key pair needs to be created for the <text:span text:style-name="T139">C</text:span>eph administration users on the ICE administration host. The below commands will generate a key pair and copy them to each of the Ceph servers. <text:span text:style-name="T119">The key size and type should be adjusted as needed to satisfy local administrative requirements. </text:span></text:p>
      <text:p text:style-name="P37">Note: In this example, the $CEPH_HOST_LIST variable is replaced with a list of all of the Ceph hostnames.</text:p>
      <text:p text:style-name="P86"><text:span text:style-name="T151">[ceph-user@ice-admin ~]$ </text:span>ssh-keygen</text:p>
      <text:p text:style-name="P87"><text:span text:style-name="T151">[ceph-user@ice-admin ~]</text:span>$ for HOST in $CEPH_HOST_LIST; do ssh-copy-id $HOST; done</text:p>
      <text:p text:style-name="P25"/>
      <text:h text:style-name="P179" text:outline-level="3"><text:bookmark-start text:name="__RefHeading__11442_991130903"/>Firewall Configuration Changes<text:bookmark-end text:name="__RefHeading__11442_991130903"/></text:h>
      <text:p text:style-name="P32">Network port and protocol access requirements are provided in this document. These access rules need to be modified for local administrative and configuration requirements. Any required remote administration, application, and monitoring access requirements should also be maintained. <text:s/>The <text:span text:style-name="T162">below</text:span> command will a<text:span text:style-name="T162">dd and save a firewall rule to the start of the INPUT chain in order to allow SSH connections. </text:span></text:p>
      <text:p text:style-name="P85"># iptables -I INPUT 1 -p tcp --dport 22 -j ACCEPT</text:p>
      <text:p text:style-name="P85"># service iptables save</text:p>
      <text:h text:style-name="P175" text:outline-level="2"><text:bookmark-start text:name="__RefHeading__1921_1903218207"/><text:span text:style-name="T4">Ceph </text:span><text:span text:style-name="T5">I</text:span><text:span text:style-name="T4">nstalla</text:span><text:span text:style-name="T5">t</text:span><text:span text:style-name="T4">ion</text:span><text:bookmark-end text:name="__RefHeading__1921_1903218207"/></text:h>
      <text:h text:style-name="Heading_20_3" text:outline-level="3"><text:bookmark-start text:name="__RefHeading__1923_1903218207"/><text:span text:style-name="T5">Ceph </text:span><text:span text:style-name="T4">Requirements</text:span><text:bookmark-end text:name="__RefHeading__1923_1903218207"/></text:h>
      <text:list xml:id="list9203649874667443573" text:style-name="L4">
        <text:list-item>
          <text:p text:style-name="P118">Access to ICE 1.2.<text:span text:style-name="T178">2</text:span> <text:span text:style-name="T48">release</text:span> <text:span text:style-name="T158">and updated ceph-deploy package</text:span></text:p>
        </text:list-item>
        <text:list-item>
          <text:p text:style-name="P119">Ceph nodes installed with RHEL7 (<text:span text:style-name="T48">document developed with</text:span> 7.0)</text:p>
        </text:list-item>
        <text:list-item>
          <text:p text:style-name="P118"><text:span text:style-name="T169">SSH</text:span> access allowed between the <text:span text:style-name="T93">ICE Administration</text:span> host and all <text:span text:style-name="T80">C</text:span>eph hosts</text:p>
        </text:list-item>
        <text:list-item>
          <text:p text:style-name="P118"><text:soft-page-break/><text:span text:style-name="T169">SSH</text:span> key access allowed from <text:span text:style-name="T80">ICE Administration</text:span> host to all <text:span text:style-name="T80">C</text:span>eph <text:span text:style-name="T80">Storage Nodes</text:span></text:p>
        </text:list-item>
        <text:list-item>
          <text:p text:style-name="P118"><text:span text:style-name="T48">A</text:span>ll host clocks are in alignment</text:p>
        </text:list-item>
        <text:list-item>
          <text:p text:style-name="P118"><text:span text:style-name="T48">A</text:span>ll <text:span text:style-name="T63">Ceph </text:span>hosts are subscribed to the server yum repo groups <text:span text:style-name="T93">(rhel-x86_64-server-7)</text:span></text:p>
        </text:list-item>
        <text:list-item>
          <text:p text:style-name="P118"><text:span text:style-name="T48">A</text:span>ll host packages are up to date</text:p>
        </text:list-item>
        <text:list-item>
          <text:p text:style-name="P120">Selinux is in permissive mode on all Ceph hosts. BZ 1127910 and BZ 1144559 are opened to track these issues </text:p>
        </text:list-item>
      </text:list>
      <text:h text:style-name="Heading_20_3" text:outline-level="3"><text:bookmark-start text:name="__RefHeading__1925_1903218207"/><text:span text:style-name="T5">Ceph </text:span><text:span text:style-name="T4">Configuration Goal</text:span><text:bookmark-end text:name="__RefHeading__1925_1903218207"/></text:h>
      <text:p text:style-name="P39"><text:span text:style-name="T103">Multiple networks as defined in </text:span><text:span text:style-name="T103"><text:dde-connection text:connection-name="soffice2">﻿Table 3.2.2.1: Network Configuration</text:dde-connection></text:span><text:span text:style-name="T103"> are used in this example configuration. IP are assigned consistently on hosts requiring access to multiple networks. An /etc/hosts file is used for hostname resolution on the storage network. This solution does not scale, and a larger name resolution system is recommended for larger or production deployments. </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Name</text:p>
          </table:table-cell>
          <table:table-cell table:style-name="Table2.A1" office:value-type="string">
            <text:p text:style-name="Table_20_Heading">Range</text:p>
          </table:table-cell>
          <table:table-cell table:style-name="Table2.C1" office:value-type="string">
            <text:p text:style-name="Table_20_Heading">Description</text:p>
          </table:table-cell>
        </table:table-row>
        <table:table-row>
          <table:table-cell table:style-name="Table2.A2" office:value-type="string">
            <text:p text:style-name="P55">Provisioning</text:p>
          </table:table-cell>
          <table:table-cell table:style-name="Table2.A2" office:value-type="string">
            <text:p text:style-name="P55">10.19.0.0/16</text:p>
          </table:table-cell>
          <table:table-cell table:style-name="Table2.C2" office:value-type="string">
            <text:p text:style-name="P55">Server installation, updates and configuration</text:p>
            <text:p text:style-name="P55">Ceph-deploy connectivity</text:p>
            <text:p text:style-name="P55">calamari monitoring</text:p>
          </table:table-cell>
        </table:table-row>
        <table:table-row>
          <table:table-cell table:style-name="Table2.A2" office:value-type="string">
            <text:p text:style-name="P55">Storage</text:p>
          </table:table-cell>
          <table:table-cell table:style-name="Table2.A2" office:value-type="string">
            <text:p text:style-name="P55">172.31.0.0/16</text:p>
          </table:table-cell>
          <table:table-cell table:style-name="Table2.C2" office:value-type="string">
            <text:p text:style-name="P55">Ceph Client to Ceph communication</text:p>
            <text:p text:style-name="P55">Ceph monitor to OSD communication</text:p>
          </table:table-cell>
        </table:table-row>
        <table:table-row>
          <table:table-cell table:style-name="Table2.A2" office:value-type="string">
            <text:p text:style-name="P55">Storage Cluster</text:p>
          </table:table-cell>
          <table:table-cell table:style-name="Table2.A2" office:value-type="string">
            <text:p text:style-name="P55">172.30.0.0/16</text:p>
          </table:table-cell>
          <table:table-cell table:style-name="Table2.C2" office:value-type="string">
            <text:p text:style-name="P55">Ceph OSD to OSD communication</text:p>
          </table:table-cell>
        </table:table-row>
      </table:table>
      <text:p text:style-name="Table"><text:bookmark-start text:name="__DdeLink__15843_1643868215"/>Table <text:sequence text:ref-name="refTable0" text:name="Table" text:formula="ooow:Table+1" style:num-format="1">3.2.2.1</text:sequence>: Network Configuration<text:bookmark-end text:name="__DdeLink__15843_1643868215"/></text:p>
      <text:p text:style-name="P20"><text:dde-connection text:connection-name="soffice3">﻿Table 3.2.2.2: Ceph Hosts</text:dde-connection> <text:span text:style-name="T103">details the name of each host, its purpose, IP address, and required network connectivity. </text:span></text:p>
      <table:table table:name="CephHosts" table:style-name="CephHosts">
        <table:table-column table:style-name="CephHosts.A"/>
        <table:table-column table:style-name="CephHosts.B" table:number-columns-repeated="2"/>
        <table:table-column table:style-name="CephHosts.D"/>
        <text:soft-page-break/>
        <table:table-row>
          <table:table-cell table:style-name="CephHosts.A1" office:value-type="string">
            <text:p text:style-name="Table_20_Heading">Host</text:p>
          </table:table-cell>
          <table:table-cell table:style-name="CephHosts.B1" office:value-type="string">
            <text:p text:style-name="Table_20_Heading">Purpose</text:p>
          </table:table-cell>
          <table:table-cell table:style-name="CephHosts.C1" office:value-type="string">
            <text:p text:style-name="Table_20_Heading"><text:s/>IP</text:p>
          </table:table-cell>
          <table:table-cell table:style-name="CephHosts.D1" office:value-type="string">
            <text:p text:style-name="Table_20_Heading">Network Connectivity</text:p>
          </table:table-cell>
        </table:table-row>
        <table:table-row>
          <table:table-cell table:style-name="CephHosts.A10" office:value-type="string">
            <text:p text:style-name="P63">Ospfm</text:p>
          </table:table-cell>
          <table:table-cell table:style-name="CephHosts.B3" office:value-type="string">
            <text:p text:style-name="P63">Openstack Foreman</text:p>
          </table:table-cell>
          <table:table-cell table:style-name="CephHosts.C3" office:value-type="string">
            <text:p text:style-name="P63"><text:span text:style-name="T152">10.19</text:span>.141.60</text:p>
          </table:table-cell>
          <table:table-cell table:style-name="CephHosts.D3" office:value-type="string">
            <text:p text:style-name="P63">Provisioning</text:p>
          </table:table-cell>
        </table:table-row>
        <table:table-row>
          <table:table-cell table:style-name="CephHosts.A10" office:value-type="string">
            <text:p text:style-name="P52">ospctl1</text:p>
          </table:table-cell>
          <table:table-cell table:style-name="CephHosts.B3" office:value-type="string">
            <text:p text:style-name="P52">Ceph Mon, <text:span text:style-name="T74">OSP HA Controller</text:span></text:p>
          </table:table-cell>
          <table:table-cell table:style-name="CephHosts.C3" office:value-type="string">
            <text:p text:style-name="P52"><text:span text:style-name="T152">10.19.</text:span>139.31,</text:p>
            <text:p text:style-name="P64">172.31.139.31</text:p>
          </table:table-cell>
          <table:table-cell table:style-name="CephHosts.D3" office:value-type="string">
            <text:p text:style-name="P56">Provisioning, Storage</text:p>
          </table:table-cell>
        </table:table-row>
        <table:table-row>
          <table:table-cell table:style-name="CephHosts.A10" office:value-type="string">
            <text:p text:style-name="P52">ospctl2</text:p>
          </table:table-cell>
          <table:table-cell table:style-name="CephHosts.B4" office:value-type="string">
            <text:p text:style-name="P52">Ceph Mon, <text:span text:style-name="T74">OSP HA Controller</text:span></text:p>
          </table:table-cell>
          <table:table-cell table:style-name="CephHosts.C4" office:value-type="string">
            <text:p text:style-name="P53"><text:span text:style-name="T152">10.19.</text:span>139.3<text:span text:style-name="T152">2</text:span>,</text:p>
            <text:p text:style-name="P64">172.31.139.32</text:p>
          </table:table-cell>
          <table:table-cell table:style-name="CephHosts.D4" office:value-type="string">
            <text:p text:style-name="P56">Provisioning, Storage</text:p>
          </table:table-cell>
        </table:table-row>
        <table:table-row>
          <table:table-cell table:style-name="CephHosts.A10" office:value-type="string">
            <text:p text:style-name="P52">ospctl3</text:p>
          </table:table-cell>
          <table:table-cell table:style-name="CephHosts.B5" office:value-type="string">
            <text:p text:style-name="P52">Ceph Mon, <text:span text:style-name="T74">OSP HA controller</text:span></text:p>
          </table:table-cell>
          <table:table-cell table:style-name="CephHosts.C5" office:value-type="string">
            <text:p text:style-name="P53"><text:span text:style-name="T152">10.19.</text:span>139.3<text:span text:style-name="T152">3</text:span>,</text:p>
            <text:p text:style-name="P64">172.31.139.33</text:p>
          </table:table-cell>
          <table:table-cell table:style-name="CephHosts.D5" office:value-type="string">
            <text:p text:style-name="P57">Provisioning, Storage</text:p>
          </table:table-cell>
        </table:table-row>
        <table:table-row>
          <table:table-cell table:style-name="CephHosts.A10" office:value-type="string">
            <text:p text:style-name="P54">ospcomp1</text:p>
          </table:table-cell>
          <table:table-cell table:style-name="CephHosts.B6" office:value-type="string">
            <text:p text:style-name="P54">OSP Compute</text:p>
          </table:table-cell>
          <table:table-cell table:style-name="CephHosts.C6" office:value-type="string">
            <text:p text:style-name="P53"><text:span text:style-name="T152">10.19.</text:span>139.3<text:span text:style-name="T152">4</text:span>,</text:p>
            <text:p text:style-name="P64">172.31.139.34</text:p>
          </table:table-cell>
          <table:table-cell table:style-name="CephHosts.D6" office:value-type="string">
            <text:p text:style-name="P58">Provisioning, Storage</text:p>
          </table:table-cell>
        </table:table-row>
        <table:table-row>
          <table:table-cell table:style-name="CephHosts.A10" office:value-type="string">
            <text:p text:style-name="P54">ospcomp2</text:p>
          </table:table-cell>
          <table:table-cell table:style-name="CephHosts.B7" office:value-type="string">
            <text:p text:style-name="P54">OSP Compute</text:p>
          </table:table-cell>
          <table:table-cell table:style-name="CephHosts.C7" office:value-type="string">
            <text:p text:style-name="P53"><text:span text:style-name="T152">10.19.</text:span>139.3<text:span text:style-name="T152">5</text:span>,</text:p>
            <text:p text:style-name="P64">172.31.139.35</text:p>
          </table:table-cell>
          <table:table-cell table:style-name="CephHosts.D7" office:value-type="string">
            <text:p text:style-name="P58">Provisioning, Storage</text:p>
          </table:table-cell>
        </table:table-row>
        <table:table-row>
          <table:table-cell table:style-name="CephHosts.A10" office:value-type="string">
            <text:p text:style-name="P65">ice-admin</text:p>
          </table:table-cell>
          <table:table-cell table:style-name="CephHosts.B9" office:value-type="string">
            <text:p text:style-name="P56">ICE Administration</text:p>
          </table:table-cell>
          <table:table-cell table:style-name="CephHosts.C9" office:value-type="string">
            <text:p text:style-name="P56"><text:span text:style-name="T152">10.19</text:span>.141.51</text:p>
          </table:table-cell>
          <table:table-cell table:style-name="CephHosts.D8" office:value-type="string">
            <text:p text:style-name="P59">Provisioning</text:p>
          </table:table-cell>
        </table:table-row>
        <table:table-row>
          <table:table-cell table:style-name="CephHosts.A10" office:value-type="string">
            <text:p text:style-name="P52">ceph-osd1</text:p>
          </table:table-cell>
          <table:table-cell table:style-name="CephHosts.B9" office:value-type="string">
            <text:p text:style-name="P52">Ceph OSD</text:p>
          </table:table-cell>
          <table:table-cell table:style-name="CephHosts.C9" office:value-type="string">
            <text:p text:style-name="P52"><text:span text:style-name="T152">10.19</text:span>.141.55,</text:p>
            <text:p text:style-name="P64">172.31.141.55,</text:p>
            <text:p text:style-name="P64">172.30.141.55</text:p>
          </table:table-cell>
          <table:table-cell table:style-name="CephHosts.D9" office:value-type="string">
            <text:p text:style-name="P59">Provisioning, Storage, Storage Cluster</text:p>
          </table:table-cell>
        </table:table-row>
        <table:table-row>
          <table:table-cell table:style-name="CephHosts.A10" office:value-type="string">
            <text:p text:style-name="P52">ceph-osd2</text:p>
          </table:table-cell>
          <table:table-cell table:style-name="CephHosts.B10" office:value-type="string">
            <text:p text:style-name="P52">Ceph OSD</text:p>
          </table:table-cell>
          <table:table-cell table:style-name="CephHosts.C10" office:value-type="string">
            <text:p text:style-name="P53"><text:span text:style-name="T152">10.19</text:span>.141.5<text:span text:style-name="T152">6</text:span>,</text:p>
            <text:p text:style-name="P64">172.31.141.56,</text:p>
            <text:p text:style-name="P64">172.30.141.56</text:p>
          </table:table-cell>
          <table:table-cell table:style-name="CephHosts.D10" office:value-type="string">
            <text:p text:style-name="P59">Provisioning, Storage, Storage Cluster</text:p>
          </table:table-cell>
        </table:table-row>
        <table:table-row>
          <table:table-cell table:style-name="CephHosts.A11" office:value-type="string">
            <text:p text:style-name="P52">ceph-osd3</text:p>
          </table:table-cell>
          <table:table-cell table:style-name="CephHosts.B11" office:value-type="string">
            <text:p text:style-name="P52">Ceph OSD</text:p>
          </table:table-cell>
          <table:table-cell table:style-name="CephHosts.C11" office:value-type="string">
            <text:p text:style-name="P53"><text:span text:style-name="T152">10.19</text:span>.141.5<text:span text:style-name="T152">7</text:span>,</text:p>
            <text:p text:style-name="P64">172.31.141.57,</text:p>
            <text:p text:style-name="P64">172.30.141.57</text:p>
          </table:table-cell>
          <table:table-cell table:style-name="CephHosts.D11" office:value-type="string">
            <text:p text:style-name="P60">Provisioning, Storage, Storage Cluster</text:p>
          </table:table-cell>
        </table:table-row>
      </table:table>
      <text:p text:style-name="P89"><text:bookmark-start text:name="__DdeLink__10742_1381326237"/><text:bookmark-start text:name="__DdeLink__15847_1643868215"/><text:bookmark-start text:name="__DdeLink__12447_415966506"/><text:bookmark-start text:name="__DdeLink__12677_415966506"/>Table <text:sequence text:ref-name="refTable1" text:name="Table" text:formula="ooow:Table+1" style:num-format="1">3.2.2.2</text:sequence>: Ceph Host<text:bookmark-end text:name="__DdeLink__12447_415966506"/><text:bookmark-end text:name="__DdeLink__12677_415966506"/><text:span text:style-name="T102">s</text:span><text:bookmark-end text:name="__DdeLink__10742_1381326237"/><text:bookmark-end text:name="__DdeLink__15847_1643868215"/></text:p>
      <text:p text:style-name="Text_20_body">In this example configuration, multiple OSDs are configured per Ceph storage host. A journal disk is shared between multiple OSD partitions in a ratio of 1 to 5. The OSDs sharing a journal device should be placed within the same CRUSH failure domain. <text:dde-connection text:connection-name="soffice9">﻿Table 3.2.2.3: OSD Configuration</text:dde-connection> details the OSD host data and journal drive configuration. </text:p>
      <text:p text:style-name="P50">Note: Partitions are automatically created on the Journal Device by the ceph-deploy command. There should be <text:span text:style-name="T157">unallocated available space to support the creation of a journal partition per OSD. </text:span></text:p>
      <text:p text:style-name="P24"/>
      <text:p text:style-name="P70"/>
      <table:table table:name="Table1" table:style-name="Table1">
        <table:table-column table:style-name="Table1.A"/>
        <table:table-column table:style-name="Table1.B"/>
        <table:table-column table:style-name="Table1.C"/>
        <text:soft-page-break/>
        <table:table-row>
          <table:table-cell table:style-name="Table1.A1" office:value-type="string">
            <text:p text:style-name="P61">OSD Host</text:p>
          </table:table-cell>
          <table:table-cell table:style-name="Table1.A1" office:value-type="string">
            <text:p text:style-name="P61">Journal Device</text:p>
          </table:table-cell>
          <table:table-cell table:style-name="Table1.C1" office:value-type="string">
            <text:p text:style-name="P61">Data Path<text:span text:style-name="T102">s</text:span></text:p>
          </table:table-cell>
        </table:table-row>
        <table:table-row>
          <table:table-cell table:style-name="Table1.A2" table:number-rows-spanned="2" office:value-type="string">
            <text:p text:style-name="P61">ceph-osd1</text:p>
          </table:table-cell>
          <table:table-cell table:style-name="Table1.B5" office:value-type="string">
            <text:p text:style-name="P62">/<text:span text:style-name="T71">dev/sdl</text:span></text:p>
          </table:table-cell>
          <table:table-cell table:style-name="Table1.C5" office:value-type="string">
            <text:p text:style-name="P62">/<text:span text:style-name="T176">dev/sdb, /dev/sdc, /dev/sdd, /dev/sde, </text:span>/<text:span text:style-name="T102">dev/sdf</text:span></text:p>
          </table:table-cell>
        </table:table-row>
        <table:table-row>
          <table:covered-table-cell/>
          <table:table-cell table:style-name="Table1.B5" office:value-type="string">
            <text:p text:style-name="P62">/<text:span text:style-name="T102">dev/sdm</text:span></text:p>
          </table:table-cell>
          <table:table-cell table:style-name="Table1.C5" office:value-type="string">
            <text:p text:style-name="P62">/<text:span text:style-name="T102">dev/sdg, /dev/sdh, /dev/sdi, /dev/sdj, /dev/sdk</text:span></text:p>
          </table:table-cell>
        </table:table-row>
        <table:table-row>
          <table:table-cell table:style-name="Table1.A2" table:number-rows-spanned="2" office:value-type="string">
            <text:p text:style-name="P61">ceph-osd2</text:p>
          </table:table-cell>
          <table:table-cell table:style-name="Table1.B5" office:value-type="string">
            <text:p text:style-name="P62">/<text:span text:style-name="T71">dev/sdl</text:span></text:p>
          </table:table-cell>
          <table:table-cell table:style-name="Table1.C5" office:value-type="string">
            <text:p text:style-name="P62">/<text:span text:style-name="T71">dev/sdb, /dev/sdc, /dev/sdd, /dev/sde, </text:span>/<text:span text:style-name="T102">dev/sdf</text:span></text:p>
          </table:table-cell>
        </table:table-row>
        <table:table-row>
          <table:covered-table-cell/>
          <table:table-cell table:style-name="Table1.B5" office:value-type="string">
            <text:p text:style-name="P62">/<text:span text:style-name="T102">dev/sdm</text:span></text:p>
          </table:table-cell>
          <table:table-cell table:style-name="Table1.C5" office:value-type="string">
            <text:p text:style-name="P62">/<text:span text:style-name="T102">dev/sdg, /dev/sdh, /dev/sdi, /dev/sdj, /dev/sdk</text:span></text:p>
          </table:table-cell>
        </table:table-row>
        <table:table-row>
          <table:table-cell table:style-name="Table1.A2" table:number-rows-spanned="2" office:value-type="string">
            <text:p text:style-name="P61">ceph-osd3</text:p>
          </table:table-cell>
          <table:table-cell table:style-name="Table1.B6" office:value-type="string">
            <text:p text:style-name="P62">/<text:span text:style-name="T71">dev/sdl</text:span></text:p>
          </table:table-cell>
          <table:table-cell table:style-name="Table1.C6" office:value-type="string">
            <text:p text:style-name="P62">/<text:span text:style-name="T71">dev/sdb, /dev/sdc, /dev/sdd, /dev/sde, </text:span>/<text:span text:style-name="T102">dev/sdf</text:span></text:p>
          </table:table-cell>
        </table:table-row>
        <table:table-row>
          <table:covered-table-cell/>
          <table:table-cell table:style-name="Table1.B7" office:value-type="string">
            <text:p text:style-name="P62">/<text:span text:style-name="T102">dev/sdm</text:span></text:p>
          </table:table-cell>
          <table:table-cell table:style-name="Table1.C7" office:value-type="string">
            <text:p text:style-name="P62">/<text:span text:style-name="T102">dev/sdg, /dev/sdh, /dev/sdi, /dev/sdj, /dev/sdk</text:span></text:p>
          </table:table-cell>
        </table:table-row>
      </table:table>
      <text:p text:style-name="Table"><text:bookmark-start text:name="__DdeLink__11228_1381326237"/><text:bookmark-start text:name="__DdeLink__15849_1643868215"/>Table <text:sequence text:ref-name="refTable2" text:name="Table" text:formula="ooow:Table+1" style:num-format="1">3.2.2.3</text:sequence>: OSD Configuration<text:bookmark-end text:name="__DdeLink__11228_1381326237"/><text:bookmark-end text:name="__DdeLink__15849_1643868215"/></text:p>
      <text:h text:style-name="P181" text:outline-level="3"><text:bookmark-start text:name="__RefHeading__1927_1903218207"/><text:bookmark-start text:name="__DdeLink__12675_415966506"/><text:bookmark-start text:name="__DdeLink__15851_1643868215"/>Deploy ICE <text:span text:style-name="T171">A</text:span>nd <text:span text:style-name="T157">T</text:span>he <text:span text:style-name="T157">C</text:span>alamari <text:span text:style-name="T157">S</text:span>erver<text:bookmark-end text:name="__RefHeading__1927_1903218207"/><text:bookmark-end text:name="__DdeLink__12675_415966506"/><text:bookmark-end text:name="__DdeLink__15851_1643868215"/></text:h>
      <text:list xml:id="list4422807188708735259" text:style-name="L5">
        <text:list-item>
          <text:p text:style-name="P164">Enable web access to the ICE Admin server <text:span text:style-name="T146">for downloading Ceph supplied packages. </text:span></text:p>
          <text:p text:style-name="P165">Note: tcp:443 support <text:span text:style-name="T170">must </text:span>be added if https is selected for the calamari web server port below. </text:p>
          <text:p text:style-name="P245">[<text:span text:style-name="T123">ceph-user</text:span>@<text:span text:style-name="T66">ice-admin</text:span> <text:span text:style-name="T48">~</text:span>]<text:span text:style-name="T139">$</text:span> sudo <text:span text:style-name="T162">iptables -I INPUT 1 -p tcp --dport 22 -j ACCEPT</text:span></text:p>
          <text:p text:style-name="P248"><text:span text:style-name="T151">[ceph-user@ice-admin ~]$ sudo </text:span>service iptables save</text:p>
        </text:list-item>
        <text:list-item>
          <text:p text:style-name="P166">Enable access to the salt master ports used by the calamari <text:span text:style-name="T170">service</text:span> to administer the Ceph servers. </text:p>
          <text:p text:style-name="P246">[<text:span text:style-name="T123">ceph-user</text:span>@<text:span text:style-name="T66">ice-admin</text:span> <text:span text:style-name="T48">~</text:span>]<text:span text:style-name="T139">$</text:span> sudo <text:span text:style-name="T162">iptables -I INPUT 1 -p tcp --dport 4505 -j ACCEPT</text:span></text:p>
          <text:p text:style-name="P246">[<text:span text:style-name="T123">ceph-user</text:span>@<text:span text:style-name="T66">ice-admin</text:span> <text:span text:style-name="T48">~</text:span>]<text:span text:style-name="T139">$</text:span> sudo <text:span text:style-name="T162">iptables -I INPUT 1 -p tcp --dport 4506 -j ACCEPT</text:span></text:p>
          <text:p text:style-name="P249"><text:span text:style-name="T151">[ceph-user@ice-admin ~]$ sudo </text:span>service iptables save</text:p>
        </text:list-item>
        <text:list-item>
          <text:p text:style-name="P167">Download and extract the ICE distribution package. The ICE distribution package may be copied from a local location or downloaded from the vendor website <text:span text:style-name="T178">at </text:span><text:a xlink:type="simple" xlink:href="https://download.inktank.com/enterprise/"><text:span text:style-name="T178">https://download.inktank.com/enterprise/</text:span></text:a>.</text:p>
          <text:p text:style-name="P168">Note: Login credintals are required to download the package<text:span text:style-name="T179">d distribution file. </text:span></text:p>
          <text:p text:style-name="P189">[<text:span text:style-name="T123">ceph-user</text:span>@<text:span text:style-name="T66">ice-admin</text:span> <text:span text:style-name="T48">~</text:span>]<text:span text:style-name="T139">$</text:span> mkdir ~/ice-1.2</text:p>
          <text:p text:style-name="P190">[<text:span text:style-name="T123">ceph-user</text:span>@<text:span text:style-name="T66">ice-admin</text:span> <text:span text:style-name="T48">~</text:span>]<text:span text:style-name="T139">$</text:span> cd ~/ice-1.2</text:p>
          <text:p text:style-name="P191">[<text:span text:style-name="T178">ceph-user</text:span>@<text:span text:style-name="T66">ice-admin </text:span>ice-1.2]<text:span text:style-name="T139">$</text:span> <text:span text:style-name="T178">#Copy or download file</text:span></text:p>
          <text:p text:style-name="P192">[<text:span text:style-name="T123">ceoh-user</text:span>@<text:span text:style-name="T66">ice-admin </text:span>ice-1.2]<text:span text:style-name="T139">$</text:span> tar -zxvf <text:span text:style-name="T65">ICE-</text:span>1.2.<text:span text:style-name="T178">2</text:span>-rhel7.tar.gz </text:p>
        </text:list-item>
        <text:list-item>
          <text:p text:style-name="P121">Run the <text:span text:style-name="T170">ICE</text:span> deploy script.</text:p>
          <text:p text:style-name="P189">[<text:span text:style-name="T123">ceph-user</text:span>@<text:span text:style-name="T66">ice-admin ice-1.2</text:span>]<text:span text:style-name="T139">$</text:span> <text:span text:style-name="T123">sudo </text:span>python ice_setup.py </text:p>
          <text:p text:style-name="P124"><text:span text:style-name="T166">Note</text:span>: The cpehdeploy.conf file is created in the same directory as the ice_setup.py file. A ~/.cephdeploy.conf file is created with the same contents and is used by the <text:soft-page-break/>ceph-deploy command. </text:p>
        </text:list-item>
        <text:list-item>
          <text:p text:style-name="P121"><text:span text:style-name="T69">T</text:span>ype 'yes' to continue the <text:span text:style-name="T170">installation</text:span>.</text:p>
        </text:list-item>
        <text:list-item>
          <text:p text:style-name="P121"><text:span text:style-name="T69">P</text:span>ress <text:span text:style-name="T170">[ENTER]</text:span> to accept the FQDN hostname or alter as needed. <text:span text:style-name="T150">This hostname needs to be accessible to the Ceph nodes on the provisioning network. </text:span></text:p>
        </text:list-item>
        <text:list-item>
          <text:p text:style-name="P121"><text:span text:style-name="T69">S</text:span>elect http or https as need. <text:s/><text:span text:style-name="T170">http is used in this example configuration. </text:span></text:p>
        </text:list-item>
        <text:list-item>
          <text:p text:style-name="P125">Create a <text:span text:style-name="T137">ceph-deploy </text:span>working directory. <text:span text:style-name="T140">All ceph-deploy commands should be executed from this directory.</text:span></text:p>
          <text:p text:style-name="P198">[<text:span text:style-name="T120">ceph-user</text:span>@<text:span text:style-name="T67">ice-admin ~</text:span>]<text:span text:style-name="T139">$</text:span> <text:span text:style-name="T121">mkdir ~/cluster &amp;&amp; cd ~/cluster</text:span></text:p>
        </text:list-item>
        <text:list-item>
          <text:p text:style-name="P121"><text:span text:style-name="T69">R</text:span>un calamari-ctl initialize.</text:p>
          <text:p text:style-name="P189">[<text:span text:style-name="T134">ceph-user</text:span>@<text:span text:style-name="T66">ice-admin</text:span> <text:span text:style-name="T123">cluster</text:span>]<text:span text:style-name="T134">$ sudo</text:span> calamari-ctl initialize</text:p>
        </text:list-item>
        <text:list-item>
          <text:p text:style-name="P121">Enter <text:span text:style-name="T170">the </text:span>calamari login name. “root” is the default <text:span text:style-name="T123">but it can be changed to satisfy local administrative requirements. </text:span></text:p>
        </text:list-item>
        <text:list-item>
          <text:p text:style-name="P121">Enter <text:span text:style-name="T170">the</text:span> email address to be <text:span text:style-name="T48">associated</text:span> with the admin account.</text:p>
        </text:list-item>
        <text:list-item>
          <text:p text:style-name="P121">Enter the administrator password.</text:p>
        </text:list-item>
        <text:list-item>
          <text:p text:style-name="P121">Re-enter the administrator password. <text:span text:style-name="T150">This username and password is used to log into the calamari GUI for cluster monitoring and administration.</text:span></text:p>
        </text:list-item>
      </text:list>
      <text:h text:style-name="Heading_20_3" text:outline-level="3"><text:bookmark-start text:name="__RefHeading__12618_415966506"/><text:span text:style-name="T49">Ceph Monitor </text:span>Configuration <text:span text:style-name="T171">P</text:span>rocess<text:bookmark-end text:name="__RefHeading__12618_415966506"/></text:h>
      <text:list xml:id="list234535778026422" text:continue-list="list4422807188708735259" text:style-name="L5">
        <text:list-item text:start-value="1">
          <text:p text:style-name="P126">The /etc/hosts file on the ICE Administration host and the generated ceph.conf file <text:span text:style-name="T170">must be</text:span> need to be <text:span text:style-name="T141">manually </text:span>updated, since <text:span text:style-name="T141">ICE Administration</text:span> host does not have access to the storage network and the ceph-deploy command assumes access to this network. <text:span text:style-name="T104">With this change, the ICE Administration host will use the storage network names of hosts to access via the provisioning network. </text:span></text:p>
        </text:list-item>
        <text:list-item>
          <text:p text:style-name="P121"><draw:frame draw:style-name="fr1" draw:name="Frame1" text:anchor-type="paragraph" draw:z-index="29"><draw:text-box fo:min-height="1.0717in" fo:min-width="5.0327in"><text:p text:style-name="_2a__20_RA-Code">[<text:span text:style-name="T123">ceph-user@</text:span>ice-admin ~]# tail -<text:span text:style-name="T154">3</text:span> /etc/hosts </text:p><text:p text:style-name="_2a__20_RA-Code">10.19.139.71 ospctl1-storage </text:p><text:p text:style-name="_2a__20_RA-Code">10.19.139.72 ospctl2-storage </text:p><text:p text:style-name="_2a__20_RA-Code">10.19.139.73 ospctl3-storage </text:p><text:p text:style-name="_2a__20_RA-Code"/></draw:text-box></draw:frame>Create the ceph cluster <text:span text:style-name="T69">with an initial monitor list</text:span></text:p>
          <text:p text:style-name="P199">[ceph-user@ice-admin cluster]<text:span text:style-name="T141">$</text:span> ceph-deploy new ospctl1-storage \</text:p>
          <text:p text:style-name="P200"><text:s/>ospctl2-storage ospctl3-storage</text:p>
        </text:list-item>
        <text:list-item>
          <text:p text:style-name="P127">Update or add any parameters in the ceph.conf file as needed to satisfy local operational requirements. <text:span text:style-name="T104">In this example configuration, the “mon_host”, “public network” and “cluster network” parameters are added or modified to match the local configuration conditions. The “osd pool default size” parameter is set to 2 in order to allow the initial cluster to be configured with two storage nodes. </text:span><text:span text:style-name="T104"><text:dde-connection text:connection-name="soffice1">﻿Appendix C:  Example Configuration Files</text:dde-connection></text:span><text:span text:style-name="T104"> includes the ceph.conf file used for this example deployment.</text:span></text:p>
        </text:list-item>
        <text:list-item>
          <text:p text:style-name="P122"><draw:frame draw:style-name="fr1" draw:name="Frame2" text:anchor-type="paragraph" draw:z-index="30"><draw:text-box fo:min-height="0.2in" fo:min-width="0.7902in"><text:p text:style-name="_2a__20_RA-Code">[<text:span text:style-name="T121">ceph-user</text:span>@ice-admin <text:span text:style-name="T121">cluster]</text:span># diff ceph.conf.ORIG ceph.conf </text:p><text:p text:style-name="_2a__20_RA-Code">4c4 </text:p><text:p text:style-name="_2a__20_RA-Code">&lt; mon_host = 10.19.139.71,10.19.139.72,10.19.139.73 </text:p><text:p text:style-name="_2a__20_RA-Code">--- </text:p><text:p text:style-name="_2a__20_RA-Code">&gt; mon_host = 172.31.139.71,172.31.139.72,172.31.139.73 </text:p><text:p text:style-name="_2a__20_RA-Code">9c9,11 </text:p><text:p text:style-name="_2a__20_RA-Code">&lt; </text:p><text:p text:style-name="_2a__20_RA-Code">--- </text:p><text:p text:style-name="_2a__20_RA-Code">&gt; public network = 172.31.0.0/16 </text:p><text:p text:style-name="_2a__20_RA-Code">&gt; cluster network = 172.30.0.0/16 </text:p><text:p text:style-name="_2a__20_RA-Code">&gt; osd pool default size = 2 </text:p></draw:text-box></draw:frame><text:soft-page-break/><text:span text:style-name="T68">D</text:span>eploy <text:span text:style-name="T142">the C</text:span>eph <text:span text:style-name="T142">software</text:span> to the <text:span text:style-name="T69">initial monitor node. </text:span></text:p>
          <text:p text:style-name="P193">[<text:span text:style-name="T121">ceph-user</text:span>@<text:span text:style-name="T67">ice-admin</text:span> <text:span text:style-name="T121">cluster</text:span>]<text:span text:style-name="T142">$</text:span> ceph-deploy install <text:s/><text:span text:style-name="T67">ospctl1 ospctl2 \</text:span></text:p>
          <text:p text:style-name="P201">ospctl3</text:p>
        </text:list-item>
        <text:list-item>
          <text:p text:style-name="P128">On <text:span text:style-name="T105">initial</text:span> start up, the Ceph init<text:span text:style-name="T105">ialization</text:span> script attempts to configure the keys for and bind to the IP address for the hostname of the host. The hostname of <text:span text:style-name="T180">each</text:span> Ceph <text:span text:style-name="T180">monitor </text:span>host <text:span text:style-name="T170">must</text:span> be temporarily changed to the storage network hostname.</text:p>
          <text:p text:style-name="P128"><text:span text:style-name="T166">Note:</text:span> The hostname can be reset once the initial <text:span text:style-name="T142">quorum is reached below. </text:span></text:p>
          <text:p text:style-name="P189">[<text:span text:style-name="T122">ceph-user</text:span>@ice-admin <text:span text:style-name="T122">cluster</text:span>]<text:span text:style-name="T142">$</text:span> ssh ospctl1 <text:span text:style-name="T122">sudo </text:span>hostname ospctl1-storage </text:p>
          <text:p text:style-name="P189">[<text:span text:style-name="T122">ceph-user</text:span>@ice-admin <text:span text:style-name="T122">cluster</text:span>]<text:span text:style-name="T142">$</text:span> ssh ospctl2 <text:span text:style-name="T122">sudo </text:span>hostname ospctl2-storage </text:p>
          <text:p text:style-name="P189">[<text:span text:style-name="T122">ceph-user</text:span>@ice-admin <text:span text:style-name="T122">cluster</text:span>]<text:span text:style-name="T142">$</text:span> ssh ospctl3 <text:span text:style-name="T122">sudo </text:span>hostname ospctl3-storage </text:p>
        </text:list-item>
        <text:list-item>
          <text:p text:style-name="P129">On each monitor, enable access to the Ceph monitor process. </text:p>
          <text:p text:style-name="P246">[<text:span text:style-name="T123">ceph-user</text:span>@<text:span text:style-name="T163">ospctl1</text:span> <text:span text:style-name="T48">~</text:span>]<text:span text:style-name="T139">$</text:span> sudo <text:span text:style-name="T162">iptables -I INPUT 1 -p tcp --dport 6789 -j ACCEPT</text:span></text:p>
          <text:p text:style-name="P249"><text:span text:style-name="T151">[ceph-user@ospctl1 ~]$ sudo </text:span>service iptables save</text:p>
          <text:p text:style-name="P246">[<text:span text:style-name="T123">ceph-user</text:span>@<text:span text:style-name="T163">ospctl2</text:span> <text:span text:style-name="T48">~</text:span>]<text:span text:style-name="T139">$</text:span> sudo <text:span text:style-name="T162">iptables -I INPUT 1 -p tcp --dport 6789 -j ACCEPT</text:span></text:p>
          <text:p text:style-name="P249"><text:span text:style-name="T151">[ceph-user@ospctl2 ~]$ sudo </text:span>service iptables save</text:p>
          <text:p text:style-name="P246">[<text:span text:style-name="T123">ceph-user</text:span>@<text:span text:style-name="T163">ospctl3</text:span> <text:span text:style-name="T48">~</text:span>]<text:span text:style-name="T139">$</text:span> sudo <text:span text:style-name="T162">iptables -I INPUT 1 -p tcp --dport 6789 -j ACCEPT</text:span></text:p>
          <text:p text:style-name="P249"><text:span text:style-name="T151">[ceph-user@ospctl3 ~]$ sudo </text:span>service iptables save</text:p>
        </text:list-item>
        <text:list-item>
          <text:p text:style-name="P122">Create the initial monitors.</text:p>
          <text:p text:style-name="P194">[<text:span text:style-name="T124">ceph-user</text:span>@ice-admin <text:span text:style-name="T124">cluster</text:span>]<text:span text:style-name="T142">$</text:span> ceph-deploy mon create-initial</text:p>
        </text:list-item>
        <text:list-item>
          <text:p text:style-name="P131"><text:span text:style-name="T143">On a monitor host, verify Ceph operation from one of the monitors. </text:span><text:a xlink:type="simple" xlink:href="http://ceph.com/docs/master/rados/operations/monitoring/"><text:span text:style-name="T143">This</text:span></text:a><text:span text:style-name="T143"> page includes information on how to monitor the health of a Ceph cluster. Any issues should be resolved prior to proceeding farther in this document.</text:span></text:p>
          <text:p text:style-name="P202">[root@<text:span text:style-name="T70">ospctl1</text:span> <text:span text:style-name="T70">~</text:span>]<text:span text:style-name="T143">$</text:span> <text:span text:style-name="T143">sudo </text:span>ceph <text:span text:style-name="T106">health</text:span></text:p>
          <text:p text:style-name="P206">HEALTH_ERR 192 pgs stuck inactive; 192 pgs stuck unclean; no osds; </text:p>
          <text:p text:style-name="P202">[root@<text:span text:style-name="T70">ospctl1</text:span> <text:span text:style-name="T70">~</text:span>]<text:span text:style-name="T143">$</text:span> ceph <text:span text:style-name="T106">mon stat</text:span></text:p>
          <text:p text:style-name="P206">e2: 3 mons at {ospctl1-storage=172.31.139.71:6789/0,ospctl2-storage=172.31.139.72:6789/0,ospctl3-storage=172.31.139.73:6789/0}, election epoch 8, quorum 0,1,2 ospctl1-storage,ospctl2-storage,ospctl3-storage</text:p>
          <text:p text:style-name="P132">NOTE: A HEA<text:span text:style-name="T164">L</text:span>TH_ERR status is <text:span text:style-name="T164">expected</text:span> in this case as there are no OSDs configured and the placement groups have not been replicated. There should be three monitors listed and the cluster should have a quorum. </text:p>
        </text:list-item>
        <text:list-item>
          <text:p text:style-name="P133">Once a monitor quorum is reached, the hostnames of the Ceph monitors can be reset to normal. </text:p>
          <text:p text:style-name="P195"><text:soft-page-break/>[<text:span text:style-name="T122">ceph-user</text:span>@ice-admin <text:span text:style-name="T122">cluster</text:span>]<text:span text:style-name="T142">$</text:span> ssh ospctl1 <text:span text:style-name="T122">sudo </text:span>hostname <text:span text:style-name="T155">\</text:span></text:p>
          <text:p text:style-name="P195"><text:span text:style-name="T155">`cat /etc/hostname`</text:span> </text:p>
          <text:p text:style-name="P195">[<text:span text:style-name="T122">ceph-user</text:span>@ice-admin <text:span text:style-name="T122">cluster</text:span>]<text:span text:style-name="T142">$</text:span> ssh ospctl2 <text:span text:style-name="T122">sudo </text:span>hostname <text:span text:style-name="T155">\</text:span></text:p>
          <text:p text:style-name="P195"><text:span text:style-name="T155">`cat /etc/hostname`</text:span> </text:p>
          <text:p text:style-name="P208">[<text:span text:style-name="T122">ceph-user</text:span>@ice-admin <text:span text:style-name="T122">cluster</text:span>]<text:span text:style-name="T142">$</text:span> ssh ospctl3 <text:span text:style-name="T122">sudo </text:span>hostname \</text:p>
          <text:p text:style-name="P208">`cat /etc/hostname`</text:p>
        </text:list-item>
      </text:list>
      <text:h text:style-name="P188" text:outline-level="3"><text:span text:style-name="T49">Ceph OSD </text:span>Configuration <text:span text:style-name="T171">P</text:span>rocess</text:h>
      <text:p text:style-name="Text_20_body"><text:span text:style-name="T173">Prepare the OSDs on each host according to </text:span><text:span text:style-name="T173"><text:dde-connection text:connection-name="soffice8">﻿Table 3.2.2.4: OSD Configuration</text:dde-connection></text:span><text:span text:style-name="T173">. The commands for ceph-osd1 are shown below. The configuration commands for ceph-osd2, ceph-osd3, or additional storage servers are similar.</text:span></text:p>
      <text:list xml:id="list234535095009675" text:continue-list="list234535778026422" text:style-name="L5">
        <text:list-item text:start-value="1">
          <text:p text:style-name="P135">Deploy <text:span text:style-name="T142">the </text:span>Ceph <text:span text:style-name="T142">software </text:span>to the OSD hosts.</text:p>
          <text:p text:style-name="P210">[<text:span text:style-name="T124">ceph-user</text:span>@<text:span text:style-name="T67">ice-admin</text:span> <text:span text:style-name="T124">cluster</text:span>]<text:span text:style-name="T142">$</text:span> ceph-deploy install ceph-osd1</text:p>
        </text:list-item>
        <text:list-item>
          <text:p text:style-name="P130">The Ceph OSD opens three network ports per OSD starting at TCP:6800. For example, if 5 OSDs are configured on a server then 15 TCP ports are needed. If 10 OSDs are configured then 30 ports are needed. Additional ports are suggested to allow daemon restart. </text:p>
          <text:p text:style-name="P247">[<text:span text:style-name="T123">ceph-user</text:span>@<text:span text:style-name="T174">ceph-osd1</text:span> <text:span text:style-name="T48">~</text:span>]<text:span text:style-name="T139">$</text:span> sudo <text:span text:style-name="T162">iptables -I INPUT 1 -p tcp -m multiport --dports 6800-6840 -j ACCEPT</text:span></text:p>
          <text:p text:style-name="P250"><text:span text:style-name="T151">[ceph-user@ceph-osd1 ~]$ sudo </text:span>service iptables save</text:p>
        </text:list-item>
        <text:list-item>
          <text:p text:style-name="P136"><text:s/>Llist all disks attached to the OSD server</text:p>
          <text:p text:style-name="P196">[<text:span text:style-name="T125">ceph-user</text:span>@ice-admin cluster]<text:span text:style-name="T142">$</text:span> <text:span text:style-name="T107">ceph-deploy osd disk list ceph-osd1</text:span></text:p>
        </text:list-item>
        <text:list-item>
          <text:p text:style-name="P137">Clear any existing partitions on a device which will be used as an OSD or journal</text:p>
          <text:p text:style-name="P137">Note: Do not run this command against the device hosting the operating system or other needed inofrmation. </text:p>
          <text:p text:style-name="P211">[<text:span text:style-name="T125">ceph-user</text:span>@ice-admin cluster]<text:span text:style-name="T142">$</text:span> <text:span text:style-name="T107">ceph-deploy osd disk zap \</text:span></text:p>
          <text:p text:style-name="P212">ceph-osd1:/dev/sdb</text:p>
        </text:list-item>
        <text:list-item>
          <text:p text:style-name="P137">Partition and format the data disks and allocate space for the journal.</text:p>
          <text:p text:style-name="P137">Note: The OSD data paths are mounted when the Ceph OSD process starts. The default mount path is /var/lib/ceph/osd/{cluster}-{osd}. The path can be overridden via the “osd data” configuration parameter. </text:p>
          <text:p text:style-name="P196">[<text:span text:style-name="T125">ceph-user</text:span>@ice-admin cluster]<text:span text:style-name="T142">$</text:span> <text:span text:style-name="T107">ceph-deploy osd create \</text:span></text:p>
          <text:p text:style-name="P212">ceph-osd1:/dev/sdb:/dev/sdl</text:p>
          <text:p text:style-name="P196">[<text:span text:style-name="T125">ceph-user</text:span>@ice-admin cluster]<text:span text:style-name="T142">$</text:span> <text:span text:style-name="T107">ceph-deploy osd create \</text:span></text:p>
          <text:p text:style-name="P212">ceph-osd1:/dev/sdc:/dev/sdl</text:p>
          <text:p text:style-name="P196">[<text:span text:style-name="T125">ceph-user</text:span>@ice-admin cluster]<text:span text:style-name="T142">$</text:span> <text:span text:style-name="T107">ceph-deploy osd create \</text:span></text:p>
          <text:p text:style-name="P212">ceph-osd1:/dev/sd<text:span text:style-name="T175">d</text:span>:/dev/sdl</text:p>
          <text:p text:style-name="P196">[<text:span text:style-name="T125">ceph-user</text:span>@ice-admin cluster]<text:span text:style-name="T142">$</text:span> <text:span text:style-name="T107">ceph-deploy osd create \</text:span></text:p>
          <text:p text:style-name="P212">ceph-osd1:/dev/sde:/dev/sdl</text:p>
          <text:p text:style-name="P196">[<text:span text:style-name="T125">ceph-user</text:span>@ice-admin cluster]<text:span text:style-name="T143">$</text:span> <text:span text:style-name="T107">ceph-deploy osd create \</text:span></text:p>
          <text:p text:style-name="P212">ceph-osd1:/dev/sdf:/dev/sdl</text:p>
          <text:p text:style-name="P196">[<text:span text:style-name="T125">ceph-user</text:span>@ice-admin cluster]<text:span text:style-name="T143">$</text:span> <text:span text:style-name="T107">ceph-deploy osd create \</text:span></text:p>
          <text:p text:style-name="P212">ceph-osd1:/dev/sdg:/dev/sdm</text:p>
          <text:p text:style-name="P196">[<text:span text:style-name="T125">ceph-user</text:span>@ice-admin cluster]<text:span text:style-name="T143">$</text:span> <text:span text:style-name="T107">ceph-deploy osd create \</text:span></text:p>
          <text:p text:style-name="P212">ceph-osd1:/dev/sdh:/dev/sdm</text:p>
          <text:p text:style-name="P196">[<text:span text:style-name="T125">ceph-user</text:span>@ice-admin cluster]<text:span text:style-name="T143">$</text:span> <text:span text:style-name="T107">ceph-deploy osd create \</text:span></text:p>
          <text:p text:style-name="P212"><text:soft-page-break/>ceph-osd1:/dev/sdi:/dev/sdm</text:p>
          <text:p text:style-name="P196">[<text:span text:style-name="T125">ceph-user</text:span>@ice-admin cluster]<text:span text:style-name="T143">$</text:span> <text:span text:style-name="T107">ceph-deploy osd create \</text:span></text:p>
          <text:p text:style-name="P212">ceph-osd1:/dev/sdj:/dev/sdm</text:p>
          <text:p text:style-name="P196">[ceph-user@ice-admin cluster]<text:span text:style-name="T143">$</text:span> <text:span text:style-name="T107">ceph-deploy osd create \</text:span></text:p>
          <text:p text:style-name="P212">ceph-osd1:/dev/sdk:/dev/sdm</text:p>
        </text:list-item>
        <text:list-item>
          <text:p text:style-name="P138">Verify OSD status. </text:p>
          <text:p text:style-name="P140"><text:span text:style-name="T166">Note</text:span>: the health status should be HEALTH_OK and all OSDs should be up. Troubleshoot any issues prior to continuing.</text:p>
          <text:p text:style-name="P203">[ceph-user@<text:span text:style-name="T70">ospctl1</text:span> <text:span text:style-name="T70">~</text:span>]<text:span text:style-name="T143">$ sudo</text:span> ceph <text:span text:style-name="T106">health</text:span></text:p>
          <text:p text:style-name="P206">HEALTH_<text:span text:style-name="T135">OK</text:span></text:p>
          <text:p text:style-name="P203">[<text:span text:style-name="T143">ceph-user</text:span>@<text:span text:style-name="T70">ospctl1</text:span> <text:span text:style-name="T70">~</text:span>]<text:span text:style-name="T143">$ sudo</text:span> ceph <text:span text:style-name="T106">osd tree</text:span></text:p>
          <text:p text:style-name="P213"># id<text:tab/>weight<text:tab/>type name<text:tab/>up/down<text:tab/>reweight</text:p>
          <text:p text:style-name="P213">-1<text:tab/>27.3<text:tab/>root default</text:p>
          <text:p text:style-name="P213">-2<text:tab/>9.1<text:tab/><text:tab/>host ceph-sd1</text:p>
          <text:p text:style-name="P213">0<text:tab/>0.91<text:tab/><text:tab/><text:tab/>osd.0<text:tab/>up<text:tab/>1<text:tab/></text:p>
          <text:p text:style-name="P213">1<text:tab/>0.91<text:tab/><text:tab/><text:tab/>osd.1<text:tab/>up<text:tab/>1<text:tab/></text:p>
          <text:p text:style-name="P213">2<text:tab/>0.91<text:tab/><text:tab/><text:tab/>osd.2<text:tab/>up<text:tab/>1<text:tab/></text:p>
          <text:p text:style-name="P213">.... Output truncated </text:p>
        </text:list-item>
      </text:list>
      <text:h text:style-name="Heading_20_3" text:outline-level="3"><text:bookmark-start text:name="__RefHeading__12622_415966506"/>Connecting Ceph hosts to the calamari server<text:bookmark-end text:name="__RefHeading__12622_415966506"/></text:h>
      <text:list xml:id="list234535901508832" text:continue-list="list234535095009675" text:style-name="L5">
        <text:list-item text:start-value="1">
          <text:p text:style-name="P123"><text:span text:style-name="T72">Use ceph-deploy to connect </text:span>hosts to the calamari server.</text:p>
          <text:p text:style-name="P197">[ceph-user@ice-admin cluster]<text:span text:style-name="T143">$</text:span> ceph-deploy calamari connect <text:span text:style-name="T72">ospctl1 \</text:span></text:p>
          <text:p text:style-name="P197"><text:span text:style-name="T72"><text:s/>ospctl2 ospctl3 </text:span>ceph-osd1 ceph-osd2<text:span text:style-name="T72"> </text:span></text:p>
        </text:list-item>
        <text:list-item>
          <text:p text:style-name="P121">Using the lo<text:span text:style-name="T61">g</text:span>in <text:span text:style-name="T48">credentials</text:span> from <text:span text:style-name="T166">the </text:span><text:span text:style-name="T166"><text:dde-connection text:connection-name="soffice10">﻿3.2.3 Deploy ICE And The Calamari Server</text:dde-connection></text:span>, log into the calamari web <text:span text:style-name="T48">GUI.</text:span></text:p>
          <text:p text:style-name="P189">[ceph-user@ice-admin cluster]<text:span text:style-name="T143">$</text:span> <text:span text:style-name="T61">firefox </text:span>http://ceph-osd1</text:p>
        </text:list-item>
        <text:list-item>
          <text:p text:style-name="P121">Add all hosts pending approval.</text:p>
        </text:list-item>
        <text:list-item>
          <text:p text:style-name="P121"><text:span text:style-name="T143">At this point, I</text:span>CE, <text:span text:style-name="T143">C</text:span>eph and calamari are installed and in a default configuration. Additional configuration items <text:span text:style-name="T170">must</text:span> be performed as needed to satisfy local <text:span text:style-name="T48">operational </text:span>needs. </text:p>
        </text:list-item>
      </text:list>
      <text:h text:style-name="P176" text:outline-level="2"><text:bookmark-start text:name="__RefHeading__11666_794439509"/>Add Ceph OSD hosts<text:bookmark-end text:name="__RefHeading__11666_794439509"/></text:h>
      <text:h text:style-name="Heading_20_3" text:outline-level="3"><text:bookmark-start text:name="__RefHeading__11668_794439509"/>Requirements<text:bookmark-end text:name="__RefHeading__11668_794439509"/></text:h>
      <text:list xml:id="list1164361683432315740" text:style-name="L6">
        <text:list-item>
          <text:p text:style-name="P141">All configuration requirements of Section 3.3.1 met</text:p>
        </text:list-item>
        <text:list-item>
          <text:p text:style-name="P142"><text:span text:style-name="T115">Configuration</text:span> items from Section 3.2 completed</text:p>
        </text:list-item>
      </text:list>
      <text:h text:style-name="Heading_20_3" text:outline-level="3"><text:bookmark-start text:name="__RefHeading__11670_794439509"/>Ceph Installation<text:bookmark-end text:name="__RefHeading__11670_794439509"/></text:h>
      <text:list xml:id="list7317887869164540594" text:style-name="L7">
        <text:list-item>
          <text:p text:style-name="P143">From the ICE Administration host, install Ceph packages onto the new host.</text:p>
          <text:p text:style-name="P215">[ceph-user@ice-admin cluster]<text:span text:style-name="T143">$</text:span> ceph-deploy install ceph-osd3</text:p>
        </text:list-item>
        <text:list-item>
          <text:p text:style-name="P143">Prepare <text:span text:style-name="T112">and activate</text:span> the OSD disks <text:span text:style-name="T112">available on host as required by system requirements.</text:span></text:p>
          <text:p text:style-name="P216">[ceph-user@ice-admin cluster]<text:span text:style-name="T143">$</text:span> <text:span text:style-name="T112">ceph-deploy disk list ceph-osd3</text:span></text:p>
          <text:p text:style-name="P216"><text:soft-page-break/>[ceph-user@ice-admin cluster]<text:span text:style-name="T143">$</text:span> <text:span text:style-name="T112">ceph-deploy osd create \</text:span></text:p>
          <text:p text:style-name="P217">ceph-osd3:/<text:span text:style-name="T176">dev</text:span>/sdb:/dev/sdl</text:p>
        </text:list-item>
        <text:list-item>
          <text:p text:style-name="P139">Verify OSD status.</text:p>
          <text:p text:style-name="P204">[<text:span text:style-name="T148">ceph-user</text:span>@<text:span text:style-name="T70">ospctl1</text:span> <text:span text:style-name="T70">~</text:span>]<text:span text:style-name="T143">$ sudo</text:span> ceph <text:span text:style-name="T106">health</text:span></text:p>
          <text:p text:style-name="P207">HEALTH_<text:span text:style-name="T126">OK</text:span></text:p>
          <text:p text:style-name="P204">[<text:span text:style-name="T148">ceph-user</text:span>@<text:span text:style-name="T70">ospctl1</text:span> <text:span text:style-name="T70">~</text:span>]<text:span text:style-name="T143">$ sudo</text:span> ceph <text:span text:style-name="T106">osd tree</text:span></text:p>
        </text:list-item>
        <text:list-item>
          <text:p text:style-name="P144">Placement group rebalancing can be monitored via the calamari GUI via the ‘ceph status’ command from a host with <text:span text:style-name="T166">administrative</text:span> rights. </text:p>
          <text:p text:style-name="P145">Note: The number of placement groups may need to be adjusted as the number of OSDs increases. </text:p>
        </text:list-item>
        <text:list-item>
          <text:p text:style-name="P134">Connect the new OSD to the calamari administration server.</text:p>
          <text:p text:style-name="P209">[ceph-user@ice-admin cluster]<text:span text:style-name="T143">$</text:span> ceph-deploy calamari connect ceph-osd3</text:p>
        </text:list-item>
      </text:list>
      <text:h text:style-name="P182" text:outline-level="3"><text:bookmark-start text:name="__RefHeading__5336_1959714193"/>Granting Ceph Administration Rights <text:span text:style-name="T171">T</text:span>o <text:span text:style-name="T171">A</text:span> Non-monitor Host<text:bookmark-end text:name="__RefHeading__5336_1959714193"/></text:h>
      <text:p text:style-name="P29">By default the ceph-deploy will grant Ceph administrative rights to the monitor hosts. These rights can be granted to other hosts to facilitate centralized management. </text:p>
      <text:list xml:id="list5676576432890280594" text:style-name="L8">
        <text:list-item>
          <text:p text:style-name="P146">Run the following command<text:span text:style-name="T149">s</text:span> to grant administrative rights to <text:span text:style-name="T149">one of the OSD hosts</text:span></text:p>
        </text:list-item>
      </text:list>
      <text:list xml:id="list234536173999689" text:continue-list="list7317887869164540594" text:style-name="L7">
        <text:list-header>
          <text:p text:style-name="P218">[ceph-user@ice-admin cluster]<text:span text:style-name="T143">$</text:span> ceph-deploy admin ceph-osd1</text:p>
        </text:list-header>
      </text:list>
      <text:p text:style-name="P30"><text:span text:style-name="T166">Note</text:span>: The admin host needs access to the Storage Network. The ICE Admin host in this document does not have access to this network. </text:p>
      <text:list xml:id="list234535943890538" text:continue-list="list5676576432890280594" text:style-name="L8">
        <text:list-item>
          <text:p text:style-name="P147">Verify Admin access</text:p>
        </text:list-item>
      </text:list>
      <text:list xml:id="list569073121654168334" text:style-name="L9">
        <text:list-header>
          <text:p text:style-name="P219"><text:span text:style-name="T157">[</text:span>ceph-user@ceph-osd1 ~]<text:span text:style-name="T143">$</text:span> sudo ceph status</text:p>
        </text:list-header>
      </text:list>
      <text:h text:style-name="P183" text:outline-level="3"><text:bookmark-start text:name="__RefHeading__5338_1959714193"/>Modifying OSD Placement Groups<text:bookmark-end text:name="__RefHeading__5338_1959714193"/></text:h>
      <text:p text:style-name="P27">The number of placement groups (pg) and placement groups for placement (pgp) may r<text:span text:style-name="T180">e</text:span>quire adjusting as the number of OSDs increase in the cluster, or the number of replicas change for a pool. <text:span text:style-name="T147">T</text:span><text:span text:style-name="T28">he number of placement groups depends on the number of OSDs, the number of replicas and is the </text:span><text:span text:style-name="T37">result</text:span><text:span text:style-name="T28"> of the calculation ( number OSD * 100 ) / number of replicas rounded up to the nearest power of 2. In this example, there are </text:span><text:span text:style-name="T30">20</text:span><text:span text:style-name="T28"> OSDs and </text:span><text:span text:style-name="T30">2</text:span><text:span text:style-name="T28"> replicas with </text:span><text:span text:style-name="T30">1024</text:span><text:span text:style-name="T28"> being the nearest power of 2. See </text:span><text:a xlink:type="simple" xlink:href="http://ceph.com/docs/master/rados/operations/placement-groups/"><text:span text:style-name="T28">this</text:span></text:a><text:span text:style-name="T28"> link for information on how to calculate placement groups.</text:span></text:p>
      <text:p text:style-name="P28"><text:span text:style-name="T45">Note</text:span><text:span text:style-name="T9">: If the number of placement groups needs to be increased by a large amount, then the change should be made in multiple steps. </text:span></text:p>
      <text:p text:style-name="P28">For example, for a Ceph cluster with 10 OSDs and two replicas for each pool. The number of placement groups will be calculated as:</text:p>
      <text:p text:style-name="P19"><text:tab/>(10 * 100 ) / 2 = 500 rounded to 512. </text:p>
      <text:p text:style-name="P19">If the number of OSDs in increased to 30 then the number of placement groups will be calculated as:</text:p>
      <text:p text:style-name="P19"><text:tab/>(30 * 100 ) / 2 = 1500 rounded to 2048</text:p>
      <text:list xml:id="list234535147094994" text:continue-list="list234536173999689" text:style-name="L7">
        <text:list-item text:start-value="1">
          <text:p text:style-name="P99"><text:soft-page-break/>Increase the number of placement groups for the data pool, run the following command from any Ceph host with administrative rights.</text:p>
          <text:p text:style-name="P205">[<text:span text:style-name="T148">ceph-user</text:span>@<text:span text:style-name="T70">ospctl1</text:span> <text:span text:style-name="T70">~</text:span>]<text:span text:style-name="T143">$ sudo</text:span> ceph <text:span text:style-name="T148">osd pool set data pg_num 2048</text:span></text:p>
        </text:list-item>
        <text:list-item>
          <text:p text:style-name="P99">Increase the number of placement groups for placement.</text:p>
          <text:p text:style-name="P205"><text:span text:style-name="T9">[</text:span><text:span text:style-name="T40">ceph-user</text:span><text:span text:style-name="T9">@</text:span><text:span text:style-name="T38">ospctl1 ~</text:span><text:span text:style-name="T9">]</text:span><text:span text:style-name="T39">$ sudo</text:span><text:span text:style-name="T9"> ceph </text:span><text:span text:style-name="T40">osd pool set data pgp_num 2048</text:span></text:p>
        </text:list-item>
      </text:list>
      <text:h text:style-name="Heading_20_2" text:outline-level="2"><text:bookmark-start text:name="__RefHeading__2231_1903218207"/>OSP Integration with Ceph<text:bookmark-end text:name="__RefHeading__2231_1903218207"/></text:h>
      <text:h text:style-name="P184" text:outline-level="3"><text:bookmark-start text:name="__RefHeading__2233_1903218207"/><text:span text:style-name="T49">Integration</text:span> Requirements<text:bookmark-end text:name="__RefHeading__2233_1903218207"/></text:h>
      <text:list xml:id="list9052807229925871286" text:style-name="L10">
        <text:list-item>
          <text:p text:style-name="P100">Foreman admin server installed and functioning</text:p>
        </text:list-item>
        <text:list-item>
          <text:p text:style-name="P102">Deployed and functional Ceph ICE 1.2.<text:span text:style-name="T177">X</text:span> installation</text:p>
        </text:list-item>
        <text:list-item>
          <text:p text:style-name="P101">Base RHEL7 installed on OSP controller and compute nodes with puppet running</text:p>
        </text:list-item>
        <text:list-item>
          <text:p text:style-name="P104">ceph-deploy commands are <text:span text:style-name="T171">run</text:span> from the ICE configuration directory</text:p>
        </text:list-item>
        <text:list-item>
          <text:p text:style-name="P148"><text:span text:style-name="T171">SSH</text:span> access allowed between the <text:span text:style-name="T73">ICE</text:span> <text:span text:style-name="T81">Administration </text:span>host and all <text:span text:style-name="T73">OSP</text:span> hosts</text:p>
        </text:list-item>
        <text:list-item>
          <text:p text:style-name="P103"><text:span text:style-name="T171">SSH</text:span> key access allowed from <text:span text:style-name="T73">ICE</text:span> <text:span text:style-name="T81">Administration </text:span>host to all <text:span text:style-name="T73">OSP</text:span> hosts</text:p>
        </text:list-item>
        <text:list-item>
          <text:p text:style-name="P102">Selinux must be in permissive mode on all OSP nodes</text:p>
        </text:list-item>
        <text:list-item>
          <text:p text:style-name="P105">Hosts are configure<text:span text:style-name="T156">d</text:span> according to <text:dde-connection text:connection-name="soffice5">﻿Table 3.2.2-1: Ceph Hosts</text:dde-connection></text:p>
        </text:list-item>
      </text:list>
      <text:h text:style-name="P184" text:outline-level="3"><text:bookmark-start text:name="__RefHeading__2235_1903218207"/><text:span text:style-name="T49">Integration</text:span> Configuration Goal<text:bookmark-end text:name="__RefHeading__2235_1903218207"/></text:h>
      <text:p text:style-name="P15">Three Ceph pools will be created: images, volumes and <text:span text:style-name="T157">(optional) </text:span>backups.</text:p>
      <text:p text:style-name="P15">OSP will be <text:span text:style-name="T157">installed and </text:span>configured to store data within the created pools <text:span text:style-name="T157">via Foreman/puppet.</text:span></text:p>
      <text:h text:style-name="Heading_20_3" text:outline-level="3"><text:bookmark-start text:name="__RefHeading__12869_415966506"/>Ceph <text:span text:style-name="T157">Pool Creation And Keyring C</text:span>onfiguration<text:bookmark-end text:name="__RefHeading__12869_415966506"/></text:h>
      <text:list xml:id="list4883782438853995341" text:style-name="L11">
        <text:list-item>
          <text:p text:style-name="P149"><text:span text:style-name="T35">From any host with Ceph administrative rights, c</text:span><text:span text:style-name="T11">reate Ceph pools for volumes, images and backups. </text:span><text:span text:style-name="T28">The number of placement groups depends on the number of OSDs and the number of replicas and is the </text:span><text:span text:style-name="T37">result</text:span><text:span text:style-name="T28"> of the calculation (number OSD * 10</text:span><text:span text:style-name="T45">0</text:span><text:span text:style-name="T28">) / number of replicas rounded up to the nearest power of 2. In this example, there are </text:span><text:span text:style-name="T30">20</text:span><text:span text:style-name="T28"> OSDs and </text:span><text:span text:style-name="T30">2</text:span><text:span text:style-name="T28"> replicas with </text:span><text:span text:style-name="T30">1024</text:span><text:span text:style-name="T28"> being the nearest power of 2. See </text:span><text:a xlink:type="simple" xlink:href="http://ceph.com/docs/master/rados/operations/placement-groups/"><text:span text:style-name="T28">this</text:span></text:a><text:span text:style-name="T28"> link for information on how to calculate placement groups. </text:span></text:p>
          <text:p text:style-name="P221">[<text:span text:style-name="T128">ceph-user</text:span>@<text:span text:style-name="T74">ospctl1</text:span> <text:span text:style-name="T75">~]$ sudo</text:span> ceph osd pool create <text:span text:style-name="T74">images</text:span> <text:span text:style-name="T74">1024</text:span></text:p>
          <text:p text:style-name="P221">[<text:span text:style-name="T128">ceph-user</text:span>@<text:span text:style-name="T74">ospctl1 ~]</text:span>$ sudo ceph osd pool create <text:span text:style-name="T74">volumes</text:span> <text:span text:style-name="T74">1024</text:span></text:p>
          <text:p text:style-name="P221">[<text:span text:style-name="T128">ceph-user</text:span>@<text:span text:style-name="T74">ospctl1</text:span> <text:span text:style-name="T75">~]</text:span>$ sudo ceph osd pool create <text:span text:style-name="T74">backups</text:span> <text:span text:style-name="T74">1024</text:span></text:p>
        </text:list-item>
        <text:list-item>
          <text:p text:style-name="P150"><text:span text:style-name="T16">List available pools</text:span><text:span text:style-name="T11">.</text:span></text:p>
          <text:p text:style-name="P221"><text:span text:style-name="T11">[</text:span><text:span text:style-name="T32">ceph-user</text:span><text:span text:style-name="T11">@</text:span><text:span text:style-name="T16">ospctl1</text:span><text:span text:style-name="T11"> </text:span><text:span text:style-name="T17">~]</text:span><text:span text:style-name="T11">$ sudo ceph </text:span><text:span text:style-name="T16">osd lspools</text:span></text:p>
        </text:list-item>
        <text:list-item>
          <text:p text:style-name="P151"><text:span text:style-name="T11">Create, </text:span><text:span text:style-name="T15">populate and import the</text:span><text:span text:style-name="T11"> keyring for </text:span><text:span text:style-name="T16">images</text:span><text:span text:style-name="T11"> pool. </text:span></text:p>
          <text:p text:style-name="P106">Note: The first command line must be one continuous line. </text:p>
          <text:p text:style-name="P251">[ceph-user@ospctl1 ~]$ sudo <text:span text:style-name="T108">ceph auth get-or-create client.images mon </text:span><text:soft-page-break/><text:span text:style-name="T108">'allow r' osd 'allow class-read object_prefix rbd_children, allow rwx pool=images'</text:span> </text:p>
          <text:p text:style-name="P252">[ceph-user@ospctl1 ~]$ sudo <text:span text:style-name="T109">ceph auth get-or-create client.images &gt; \</text:span></text:p>
          <text:p text:style-name="P252"><text:span text:style-name="T109">/etc/ceph/ceph.client.images.keyring</text:span> </text:p>
        </text:list-item>
        <text:list-item>
          <text:p text:style-name="P108">Create, <text:span text:style-name="T61">populate and import the</text:span> keyring for volumes pool. </text:p>
          <text:p text:style-name="P106">Note: The first command line must be one continuous line. </text:p>
          <text:p text:style-name="P228">[ceph-user@ospctl1 ~]$ sudo <text:span text:style-name="T108">ceph auth get-or-create client.volumes mon 'allow r' osd 'allow class-read object_prefix rbd_children, allow rwx pool=volumes, allow rx pool=images'</text:span></text:p>
          <text:p text:style-name="P229">[ceph-user@ospctl1 ~]$ sudo <text:span text:style-name="T109">ceph auth get-or-create client.volumes &gt; \</text:span></text:p>
          <text:p text:style-name="P229"><text:span text:style-name="T109">/etc/ceph/ceph.client.volumes.keyring</text:span> </text:p>
        </text:list-item>
        <text:list-item>
          <text:p text:style-name="P109"><text:span text:style-name="T144">If OSP backups are to be configured, c</text:span>reate, <text:span text:style-name="T61">populate and import the</text:span> keyring for <text:span text:style-name="T62">backups</text:span> pool. </text:p>
          <text:p text:style-name="P107">Note: The first command line must be one continuous line. </text:p>
          <text:p text:style-name="P230">[ceph-user@ospctl1 ~]$ sudo <text:span text:style-name="T108">ceph auth get-or-create client.backups mon 'allow r' osd 'allow class-read object_prefix rbd_children, allow rwx pool=backups'</text:span> </text:p>
          <text:p text:style-name="P229">[ceph-user@ospctl1 ~]$ sudo <text:span text:style-name="T109">ceph auth get-or-create client.backups &gt; \</text:span></text:p>
          <text:p text:style-name="P231">/etc/<text:span text:style-name="T113">ceph/</text:span>ceph.client.backups.keyring</text:p>
        </text:list-item>
        <text:list-item>
          <text:p text:style-name="P110">List ceph secret keys and <text:span text:style-name="T127">capabilities.</text:span> “client.images”, “client.volumes” and “client.backups” should be listed. <text:span text:style-name="T128">The keys will be different but the capabilities should be as below. <text:s/></text:span></text:p>
          <text:p text:style-name="P220">[ceph-user@ospctl1 ceph]$ sudo ceph auth list </text:p>
          <text:p text:style-name="P220">.... truncated output .... </text:p>
          <text:p text:style-name="P220">client.backups </text:p>
          <text:p text:style-name="P220"><text:s text:c="8"/>key: A...== </text:p>
          <text:p text:style-name="P220"><text:s text:c="8"/>caps: [mon] allow r </text:p>
          <text:p text:style-name="P220"><text:s text:c="8"/>caps: [osd] allow class-read object_prefix rbd_children, allow rwx pool=backups </text:p>
          <text:p text:style-name="P220">client.images </text:p>
          <text:p text:style-name="P220"><text:s text:c="8"/>key: A...== </text:p>
          <text:p text:style-name="P220"><text:s text:c="8"/>caps: [mon] allow r </text:p>
          <text:p text:style-name="P220"><text:s text:c="8"/>caps: [osd] allow class-read object_prefix rbd_children, allow rwx pool=images </text:p>
          <text:p text:style-name="P220">client.volumes </text:p>
          <text:p text:style-name="P220"><text:s text:c="8"/>key: A...== </text:p>
          <text:p text:style-name="P220"><text:s text:c="8"/>caps: [mon] allow r </text:p>
          <text:p text:style-name="P220"><text:s text:c="8"/>caps: [osd]allow class-read object_prefix rbd_children, allow rwx pool=volumes, allow rx pool=images </text:p>
        </text:list-item>
        <text:list-item>
          <text:p text:style-name="P110">Add the paths for the new client keyri<text:span text:style-name="T100">n</text:span>gs to the <text:span text:style-name="T98">/</text:span><text:span text:style-name="T99">etc/ceph/</text:span><text:span text:style-name="T98">ceph.conf</text:span> file.</text:p>
          <text:p text:style-name="P220">[ceph-user@<text:span text:style-name="T128">ospctl1 ~</text:span>]$ tail -6 ceph.conf </text:p>
          <text:p text:style-name="P220">[client.images] </text:p>
          <text:p text:style-name="P220"><text:tab/>keyring = /etc/ceph/ceph.client.images.keyring </text:p>
          <text:p text:style-name="P220">[client.volumes] </text:p>
          <text:p text:style-name="P220"><text:tab/>keyring = /etc/ceph/ceph.client.volumes.keyring </text:p>
          <text:p text:style-name="P220">[client.backups] </text:p>
          <text:p text:style-name="P220"><text:tab/>keyring = /etc/ceph/ceph.client.backups.keyring </text:p>
        </text:list-item>
        <text:list-item>
          <text:p text:style-name="P111">Pull the new configuration file to the ICE Administration host.</text:p>
          <text:p text:style-name="P222">[<text:span text:style-name="T128">ceph-user</text:span>@<text:span text:style-name="T76">ice-admin</text:span> <text:span text:style-name="T76">cluster</text:span>]<text:span text:style-name="T128">$</text:span> ceph-deploy –overwrite-conf config <text:span text:style-name="T82">\</text:span></text:p>
          <text:p text:style-name="P222"><text:soft-page-break/><text:s/>pull ospctl1</text:p>
        </text:list-item>
        <text:list-item>
          <text:p text:style-name="P112">Copy the client keyrings to the ICE Administration host.</text:p>
          <text:p text:style-name="P223">[<text:span text:style-name="T128">ceph-user</text:span>@<text:span text:style-name="T76">ice-admin</text:span> <text:span text:style-name="T76">cluster</text:span>]<text:span text:style-name="T128">$</text:span> <text:span text:style-name="T129">ssh ospctl1 “sudo cat </text:span><text:span text:style-name="T53">/etc/ceph/ceph.</text:span><text:span text:style-name="T54">client</text:span><text:span text:style-name="T53">.</text:span><text:span text:style-name="T54">backups</text:span><text:span text:style-name="T53">.keyring” </text:span><text:span text:style-name="T54">&gt; <text:s/></text:span><text:span text:style-name="T53">ceph.</text:span><text:span text:style-name="T54">client</text:span><text:span text:style-name="T53">.</text:span><text:span text:style-name="T54">backups</text:span><text:span text:style-name="T53">.keyring</text:span></text:p>
          <text:p text:style-name="P223"><text:span text:style-name="T53">[</text:span><text:span text:style-name="T55">ceph-user</text:span><text:span text:style-name="T53">@</text:span><text:span text:style-name="T56">ice-admin</text:span><text:span text:style-name="T53"> </text:span><text:span text:style-name="T56">cluster</text:span><text:span text:style-name="T53">]</text:span><text:span text:style-name="T55">$</text:span><text:span text:style-name="T53"> </text:span><text:span text:style-name="T54">ssh ospctl1 “sudo cat </text:span><text:span text:style-name="T53">/etc/ceph/ceph.</text:span><text:span text:style-name="T54">client</text:span><text:span text:style-name="T53">.images.keyring” </text:span><text:span text:style-name="T54">&gt; <text:s/></text:span><text:span text:style-name="T53">ceph.</text:span><text:span text:style-name="T54">client</text:span><text:span text:style-name="T53">.images.keyring</text:span></text:p>
          <text:p text:style-name="P223"><text:span text:style-name="T53">[</text:span><text:span text:style-name="T55">ceph-user</text:span><text:span text:style-name="T53">@</text:span><text:span text:style-name="T56">ice-admin</text:span><text:span text:style-name="T53"> </text:span><text:span text:style-name="T56">cluster</text:span><text:span text:style-name="T53">]</text:span><text:span text:style-name="T55">$</text:span><text:span text:style-name="T53"> </text:span><text:span text:style-name="T54">ssh ospctl1 “sudo cat </text:span><text:span text:style-name="T53">/etc/ceph/ceph.</text:span><text:span text:style-name="T54">client</text:span><text:span text:style-name="T53">.</text:span><text:span text:style-name="T54">volumes</text:span><text:span text:style-name="T53">.keyring” </text:span><text:span text:style-name="T54">&gt; <text:s/></text:span><text:span text:style-name="T53">ceph.</text:span><text:span text:style-name="T54">client</text:span><text:span text:style-name="T53">.</text:span><text:span text:style-name="T54">volumes</text:span><text:span text:style-name="T53">.keyrin</text:span><text:span text:style-name="T54">g</text:span></text:p>
        </text:list-item>
        <text:list-item>
          <text:p text:style-name="P149"><text:span text:style-name="T11">Deploy new config file to all </text:span><text:span text:style-name="T32">configured </text:span><text:span text:style-name="T11">OSP </text:span><text:span text:style-name="T44">controller </text:span><text:span text:style-name="T11">and Ceph nodes.</text:span></text:p>
          <text:p text:style-name="P224">[<text:span text:style-name="T128">ceph-user</text:span>@<text:span text:style-name="T76">ice-admin</text:span> <text:span text:style-name="T76">cluster</text:span>]<text:span text:style-name="T128">$</text:span> ceph-deploy --overwrite-conf config <text:span text:style-name="T76">\</text:span></text:p>
          <text:p text:style-name="P225">push <text:span text:style-name="T76">ospctl2 ospctl3 </text:span>ceph-osd1 ceph-osd2<text:span text:style-name="T145"> ceph-osd3</text:span></text:p>
        </text:list-item>
        <text:list-item>
          <text:p text:style-name="P152"><text:span text:style-name="T11">Copy the </text:span><text:span text:style-name="T95">/etc/ceph/ceph.</text:span><text:span text:style-name="T97">client</text:span><text:span text:style-name="T95">.images.keyring</text:span><text:span text:style-name="T11">, </text:span><text:span text:style-name="T95">/etc/ceph/ceph.</text:span><text:span text:style-name="T97">client</text:span><text:span text:style-name="T95">.volumes.keyring</text:span><text:span text:style-name="T11"> and </text:span><text:span text:style-name="T95">/etc/ceph/ceph.</text:span><text:span text:style-name="T97">client</text:span><text:span text:style-name="T95">.backups.keyring</text:span><text:span text:style-name="T11"> to </text:span><text:span text:style-name="T14">each </text:span><text:span text:style-name="T36">monitor’s</text:span><text:span text:style-name="T11"> </text:span><text:span text:style-name="T95">/</text:span><text:span text:style-name="T96">etc/ceph</text:span><text:span text:style-name="T14"> directory</text:span><text:span text:style-name="T11">.</text:span></text:p>
          <text:p text:style-name="P226">[ceph-user@<text:span text:style-name="T76">ice-admin</text:span> <text:span text:style-name="T76">cluster</text:span>]<text:span text:style-name="T128">$</text:span> scp ceph.client.backups.keyring <text:span text:style-name="T85">\</text:span></text:p>
          <text:p text:style-name="P226"><text:s/>ceph.client.images.keyring ceph.client.volumes.keyring <text:span text:style-name="T85">\</text:span></text:p>
          <text:p text:style-name="P232"><text:s/>ospctl2:</text:p>
          <text:p text:style-name="P236"><text:span text:style-name="T11">[ceph-user@</text:span><text:span text:style-name="T41">ice-admin</text:span><text:span text:style-name="T11"> </text:span><text:span text:style-name="T41">cluster</text:span><text:span text:style-name="T11">]</text:span><text:span text:style-name="T32">$</text:span><text:span text:style-name="T11"> s</text:span><text:span text:style-name="T42">sh ospctl2 “sudo cp \</text:span></text:p>
          <text:p text:style-name="P236"><text:span text:style-name="T42">ceph.client.images.keyring </text:span><text:span text:style-name="T11">/etc/ceph “</text:span></text:p>
          <text:p text:style-name="P236"><text:span text:style-name="T11">[ceph-user@</text:span><text:span text:style-name="T41">ice-admin</text:span><text:span text:style-name="T11"> </text:span><text:span text:style-name="T41">cluster</text:span><text:span text:style-name="T11">]</text:span><text:span text:style-name="T32">$</text:span><text:span text:style-name="T11"> s</text:span><text:span text:style-name="T42">sh ospctl2 “sudo cp \</text:span></text:p>
          <text:p text:style-name="P236"><text:span text:style-name="T42">ceph.client.volumes.keyring </text:span><text:span text:style-name="T11">/etc/ceph “</text:span></text:p>
          <text:p text:style-name="P227">[ceph-user@<text:span text:style-name="T76">ice-admin</text:span> <text:span text:style-name="T76">cluster</text:span>]<text:span text:style-name="T128">$</text:span> scp ceph.client.backups.keyring <text:span text:style-name="T85">\</text:span></text:p>
          <text:p text:style-name="P226"><text:s/>ceph.client.images.keyring ceph.client.volumes.keyring <text:span text:style-name="T85">\</text:span></text:p>
          <text:p text:style-name="P233"><text:s/>ospctl3:</text:p>
          <text:p text:style-name="P236"><text:span text:style-name="T11">[ceph-user@</text:span><text:span text:style-name="T41">ice-admin</text:span><text:span text:style-name="T11"> </text:span><text:span text:style-name="T41">cluster</text:span><text:span text:style-name="T11">]</text:span><text:span text:style-name="T32">$</text:span><text:span text:style-name="T11"> s</text:span><text:span text:style-name="T42">sh ospctl3 “sudo cp \</text:span></text:p>
          <text:p text:style-name="P236"><text:span text:style-name="T42">ceph.client.images.keyring </text:span><text:span text:style-name="T11">/etc/ceph “</text:span></text:p>
          <text:p text:style-name="P236"><text:span text:style-name="T11">[ceph-user@</text:span><text:span text:style-name="T41">ice-admin</text:span><text:span text:style-name="T11"> </text:span><text:span text:style-name="T41">cluster</text:span><text:span text:style-name="T11">]</text:span><text:span text:style-name="T32">$</text:span><text:span text:style-name="T11"> s</text:span><text:span text:style-name="T42">sh ospctl3 “sudo cp \</text:span></text:p>
          <text:p text:style-name="P236"><text:span text:style-name="T42">ceph.client.volumes.keyring </text:span><text:span text:style-name="T11">/etc/ceph “</text:span></text:p>
        </text:list-item>
      </text:list>
      <text:h text:style-name="P185" text:outline-level="3"><text:bookmark-start text:name="__RefHeading__11444_991130903"/><text:bookmark-start text:name="__DdeLink__11168_991130903"/><text:bookmark-start text:name="__DdeLink__11098_991130903"/>Foreman Configuration – HA All In One Controller<text:bookmark-end text:name="__RefHeading__11444_991130903"/><text:bookmark-end text:name="__DdeLink__11168_991130903"/><text:bookmark-end text:name="__DdeLink__11098_991130903"/></text:h>
      <text:p text:style-name="P43">The following values need to be configured in the HA All In One Controller host group. Additional settings will need to be configured for the local environment. </text:p>
      <text:p text:style-name="P44">The UUID value is replaced with the output of uuidgen or <text:span text:style-name="T181">a</text:span> similar UUID generation program. </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Class</text:p>
          </table:table-cell>
          <table:table-cell table:style-name="Table4.A1" office:value-type="string">
            <text:p text:style-name="Table_20_Heading">Variable</text:p>
          </table:table-cell>
          <table:table-cell table:style-name="Table4.C1" office:value-type="string">
            <text:p text:style-name="Table_20_Heading">Value</text:p>
          </table:table-cell>
        </table:table-row>
        <table:table-row>
          <table:table-cell table:style-name="Table4.A2" office:value-type="string">
            <text:p text:style-name="P40">quickstack::pacemaker::cinder</text:p>
          </table:table-cell>
          <table:table-cell table:style-name="Table4.A2" office:value-type="string">
            <text:p text:style-name="P45">backend_rbd</text:p>
          </table:table-cell>
          <table:table-cell table:style-name="Table4.C2" office:value-type="string">
            <text:p text:style-name="P66">true</text:p>
          </table:table-cell>
        </table:table-row>
        <table:table-row>
          <table:table-cell table:style-name="Table4.A3" office:value-type="string">
            <text:p text:style-name="Table_20_Contents"><text:s text:c="3"/></text:p>
          </table:table-cell>
          <table:table-cell table:style-name="Table4.A2" office:value-type="string">
            <text:p text:style-name="P40"><text:span text:style-name="T159">r</text:span>bd_secret_uuid</text:p>
          </table:table-cell>
          <table:table-cell table:style-name="Table4.C2" office:value-type="string">
            <text:p text:style-name="P66">UUID</text:p>
          </table:table-cell>
        </table:table-row>
        <table:table-row>
          <table:table-cell table:style-name="Table4.A2" office:value-type="string">
            <text:p text:style-name="P40">quickstack::pacemaker::glance</text:p>
          </table:table-cell>
          <table:table-cell table:style-name="Table4.A2" office:value-type="string">
            <text:p text:style-name="P46">backend</text:p>
          </table:table-cell>
          <table:table-cell table:style-name="Table4.C2" office:value-type="string">
            <text:p text:style-name="P46">rbd</text:p>
          </table:table-cell>
        </table:table-row>
        <table:table-row>
          <table:table-cell table:style-name="Table4.A5" office:value-type="string">
            <text:p text:style-name="P40"><text:s text:c="4"/></text:p>
          </table:table-cell>
          <table:table-cell table:style-name="Table4.A2" office:value-type="string">
            <text:p text:style-name="P40">pcmk_fs_manage</text:p>
          </table:table-cell>
          <table:table-cell table:style-name="Table4.C2" office:value-type="string">
            <text:p text:style-name="P40">false</text:p>
          </table:table-cell>
        </table:table-row>
      </table:table>
      <text:p text:style-name="Table">Table <text:sequence text:ref-name="refTable3" text:name="Table" text:formula="ooow:Table+1" style:num-format="1">3.4.4.1</text:sequence>: HA All In One Controller Settings</text:p>
      <text:h text:style-name="Heading_20_3" text:outline-level="3"><text:bookmark-start text:name="__RefHeading__11446_991130903"/>Foreman Configuration – Compute (Nova Network)<text:bookmark-end text:name="__RefHeading__11446_991130903"/></text:h>
      <text:p text:style-name="P47">The following values need to be configured in the Compute (Nova Network) host group. Additional settings will need to be configured for the local environment. <text:span text:style-name="T160">The UUID value is </text:span><text:soft-page-break/><text:span text:style-name="T160">replaced with the value generated in </text:span><text:span text:style-name="T160"><text:dde-connection text:connection-name="soffice4">﻿3.4.4 Foreman Configuration – HA All In One Controller</text:dde-connection></text:span></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91">Class</text:p>
            </table:table-cell>
            <table:table-cell table:style-name="Table5.A1" office:value-type="string">
              <text:p text:style-name="P91">Variable</text:p>
            </table:table-cell>
            <table:table-cell table:style-name="Table5.C1" office:value-type="string">
              <text:p text:style-name="P91">Value</text:p>
            </table:table-cell>
          </table:table-row>
        </table:table-header-rows>
        <table:table-row>
          <table:table-cell table:style-name="Table5.A2" office:value-type="string">
            <text:p text:style-name="P41">quickstack::nova_network::compute</text:p>
          </table:table-cell>
          <table:table-cell table:style-name="Table5.A2" office:value-type="string">
            <text:p text:style-name="P41">cinder_backend_rbd</text:p>
          </table:table-cell>
          <table:table-cell table:style-name="Table5.C2" office:value-type="string">
            <text:p text:style-name="P67">true</text:p>
          </table:table-cell>
        </table:table-row>
        <table:table-row table:style-name="Table5.3">
          <table:table-cell table:style-name="Table5.A3" office:value-type="string">
            <text:p text:style-name="P41"/>
          </table:table-cell>
          <table:table-cell table:style-name="Table5.A2" office:value-type="string">
            <text:p text:style-name="P42">rbd_secret_uuid</text:p>
          </table:table-cell>
          <table:table-cell table:style-name="Table5.C2" office:value-type="string">
            <text:p text:style-name="P68">UUID</text:p>
          </table:table-cell>
        </table:table-row>
      </table:table>
      <text:p text:style-name="Table">Table <text:sequence text:ref-name="refTable4" text:name="Table" text:formula="ooow:Table+1" style:num-format="1">3.4.5.1</text:sequence>: Compute (Nova Network) Settings</text:p>
      <text:h text:style-name="P186" text:outline-level="3"><text:bookmark-start text:name="__RefHeading__11473_794439509"/><text:bookmark-start text:name="__DdeLink__13143_4159665061"/><text:span text:style-name="T4">libvirt </text:span><text:span text:style-name="T7">C</text:span><text:span text:style-name="T4">onfiguration</text:span><text:bookmark-end text:name="__DdeLink__13143_4159665061"/><text:span text:style-name="T9"> </text:span><text:bookmark-end text:name="__RefHeading__11473_794439509"/></text:h>
      <text:list xml:id="list5616917652953724819" text:style-name="L12">
        <text:list-item>
          <text:p text:style-name="P156"><text:span text:style-name="T11">On </text:span><text:span text:style-name="T24">the</text:span><text:span text:style-name="T11"> </text:span><text:span text:style-name="T24">Ceph administration</text:span><text:span text:style-name="T11"> node, extract the volumes client key.</text:span></text:p>
          <text:p text:style-name="P237">[<text:span text:style-name="T129">ceph-user</text:span>@<text:span text:style-name="T84">ice-admin cluster</text:span>]<text:span text:style-name="T130">$</text:span> <text:span text:style-name="T130">cat ceph.client.volumes.keyring | grep \</text:span></text:p>
          <text:p text:style-name="P237"><text:span text:style-name="T130">key | awk ‘{print $3}’</text:span>| tee <text:span text:style-name="T130">client</text:span>.volumes.key</text:p>
        </text:list-item>
        <text:list-item>
          <text:p text:style-name="P153"><text:span text:style-name="T11">On </text:span><text:span text:style-name="T24">the Ceph administration </text:span><text:span text:style-name="T11"><text:s/>node, create a </text:span><text:span text:style-name="T95">secret.xm</text:span><text:span text:style-name="T11">l file containing th</text:span><text:span text:style-name="T18">e</text:span><text:span text:style-name="T11"> following </text:span><text:span text:style-name="T43">contents</text:span><text:span text:style-name="T11">. </text:span></text:p>
          <text:p text:style-name="P153"><text:span text:style-name="T46">Note: </text:span><text:span text:style-name="T11">GENERATED_UUID is replaced with the </text:span><text:span text:style-name="T43">UUID created in </text:span><text:span text:style-name="T43"><text:dde-connection text:connection-name="soffice6">﻿3.4.4 Foreman Configuration – HA All In One Controller</text:dde-connection></text:span><text:span text:style-name="T43">.</text:span></text:p>
          <text:p text:style-name="P253">&lt;secret ephemeral='no' private='no' &gt; </text:p>
          <text:p text:style-name="P253">&lt;uuid&gt;GENERATED_UUID&lt;/uuid&gt; </text:p>
          <text:p text:style-name="P253">&lt;usage type='ceph'&gt; </text:p>
          <text:p text:style-name="P253">&lt;name&gt;client.volumes secret&lt;/name&gt; </text:p>
          <text:p text:style-name="P253">&lt;/us<text:span text:style-name="T77">a</text:span>ge&gt; </text:p>
          <text:p text:style-name="P253">&lt;/secret&gt; </text:p>
        </text:list-item>
        <text:list-item>
          <text:p text:style-name="P154"><text:span text:style-name="T22">C</text:span><text:span text:style-name="T11">opy the </text:span><text:span text:style-name="T95">secret.xml</text:span><text:span text:style-name="T11"> file and </text:span><text:span text:style-name="T95">client.volumes.key</text:span><text:span text:style-name="T11"> file to each compute node.</text:span></text:p>
          <text:p text:style-name="P238"><text:span text:style-name="T9">[</text:span><text:span text:style-name="T33">ceph-user</text:span><text:span text:style-name="T9">@</text:span><text:span text:style-name="T43">ice-admin</text:span><text:span text:style-name="T23"> </text:span><text:span text:style-name="T33">cluster</text:span><text:span text:style-name="T9">]</text:span><text:span text:style-name="T33">$</text:span><text:span text:style-name="T9"> </text:span><text:span text:style-name="T18">scp </text:span><text:span text:style-name="T9">secret.xml client.volumes.key </text:span><text:span text:style-name="T23">\</text:span></text:p>
          <text:p text:style-name="P238"><text:span text:style-name="T9"><text:s/></text:span><text:span text:style-name="T18">ospcomp1</text:span><text:span text:style-name="T9">:</text:span></text:p>
          <text:p text:style-name="P238"><text:span text:style-name="T9">[</text:span><text:span text:style-name="T33">ceph-user</text:span><text:span text:style-name="T9">@</text:span><text:span text:style-name="T43">ice-admin</text:span><text:span text:style-name="T18"> </text:span><text:span text:style-name="T33">cluster</text:span><text:span text:style-name="T9">]</text:span><text:span text:style-name="T33">$</text:span><text:span text:style-name="T9"> </text:span><text:span text:style-name="T18">scp </text:span><text:span text:style-name="T9">secret.xml client.volumes.key </text:span><text:span text:style-name="T23">\</text:span></text:p>
          <text:p text:style-name="P238"><text:span text:style-name="T9"><text:s/></text:span><text:span text:style-name="T18">ospcomp2</text:span><text:span text:style-name="T9">:</text:span></text:p>
        </text:list-item>
        <text:list-item>
          <text:p text:style-name="P154"><text:span text:style-name="T10">On each compute node, </text:span><text:span text:style-name="T11">define the secret </text:span><text:span text:style-name="T36">for libvirt.</text:span></text:p>
          <text:p text:style-name="P238">[<text:span text:style-name="T130">ceph-user</text:span>@<text:span text:style-name="T78">ospcomp1</text:span> <text:span text:style-name="T130">~</text:span>]<text:span text:style-name="T130">$</text:span> <text:span text:style-name="T130">sudo </text:span>virsh secret-define --file secret.xml </text:p>
        </text:list-item>
        <text:list-item>
          <text:p text:style-name="P155"><text:span text:style-name="T22">O</text:span><text:span text:style-name="T10">n each compute node, u</text:span><text:span text:style-name="T11">se the UUID to add the contents of the secret key. </text:span><text:span text:style-name="T34">Replace UUID command argument with the UUID from the file.</text:span><text:span text:style-name="T11"> </text:span></text:p>
          <text:p text:style-name="P237">[<text:span text:style-name="T130">ceph-user</text:span>@<text:span text:style-name="T78">ospcomp1</text:span> <text:span text:style-name="T130">~</text:span>]<text:span text:style-name="T130">$ sudo </text:span>virsh secret-set-value --secret UUID <text:span text:style-name="T130">\</text:span></text:p>
          <text:p text:style-name="P237">--base64 `cat client.volumes.key` </text:p>
        </text:list-item>
        <text:list-item>
          <text:p text:style-name="P154"><text:span text:style-name="T10">On each compute node, </text:span><text:span text:style-name="T11">print the virsh secrets </text:span><text:span text:style-name="T36">and verify the new secret is added. </text:span></text:p>
          <text:p text:style-name="P238">[<text:span text:style-name="T130">ceph-user</text:span>@<text:span text:style-name="T78">ospcomp1</text:span> <text:span text:style-name="T130">~</text:span>]<text:span text:style-name="T130">$</text:span> <text:span text:style-name="T130">sudo </text:span>virsh secret-list </text:p>
        </text:list-item>
        <text:list-item>
          <text:p text:style-name="P154"><text:span text:style-name="T10">On each compute node, t</text:span><text:span text:style-name="T11">he </text:span><text:span text:style-name="_2a__20_RA-File"><text:span text:style-name="T47">client.volumes.key</text:span></text:span><text:span text:style-name="T11"> and </text:span><text:span text:style-name="T95">secret.xml </text:span><text:span text:style-name="T11">files can be removed at this point. </text:span></text:p>
          <text:p text:style-name="P234"><text:span text:style-name="T10">[</text:span><text:span text:style-name="T130">ceph-user</text:span><text:span text:style-name="T10">@</text:span><text:span text:style-name="T31">ospcomp1</text:span><text:span text:style-name="T10"> </text:span><text:span text:style-name="T130">~</text:span><text:span text:style-name="T10">]</text:span><text:span text:style-name="T130">$</text:span><text:span text:style-name="T10"> rm client.volumes.key secret.xml </text:span></text:p>
        </text:list-item>
      </text:list>
      <text:h text:style-name="P187" text:outline-level="3"><text:bookmark-start text:name="__RefHeading__9743_2106753684"/>Deploy Ceph Configuration Files <text:span text:style-name="T172">T</text:span>o Compute Hosts<text:bookmark-end text:name="__RefHeading__9743_2106753684"/></text:h>
      <text:p text:style-name="P49">Since Foreman does not manage the Ceph configuration files, the <text:span text:style-name="T98">/</text:span><text:span text:style-name="T99">etc/ceph/</text:span><text:span text:style-name="T98">ceph.conf </text:span>will need to be deployed to each compute host. </text:p>
      <text:list xml:id="list1970000505829821523" text:style-name="L13">
        <text:list-item>
          <text:p text:style-name="P157"><text:soft-page-break/>Deploy <text:span text:style-name="T98">/</text:span><text:span text:style-name="T99">etc/ceph/</text:span><text:span text:style-name="T98">ceph.conf</text:span> to each compute host.</text:p>
          <text:p text:style-name="P241">[<text:span text:style-name="T128">ceph-user</text:span>@<text:span text:style-name="T76">ice-admin</text:span> <text:span text:style-name="T76">cluster</text:span>]<text:span text:style-name="T128">$</text:span> ceph-deploy config <text:span text:style-name="T165">push ospcomp1</text:span></text:p>
          <text:p text:style-name="P241">[<text:span text:style-name="T128">ceph-user</text:span>@<text:span text:style-name="T76">ice-admin</text:span> <text:span text:style-name="T76">cluster</text:span>]<text:span text:style-name="T128">$</text:span> ceph-deploy config <text:span text:style-name="T165">push ospcomp2</text:span></text:p>
        </text:list-item>
        <text:list-item>
          <text:p text:style-name="P157">Copy the <text:span text:style-name="T98">ceph.client.images.keyring</text:span> and <text:span text:style-name="T98">client.volumes.keyring</text:span>. Copy the <text:span text:style-name="T98">ceph.client.backups.keyring</text:span> file if the backup service is configured. </text:p>
          <text:p text:style-name="P214">[<text:span text:style-name="T128">ceph-user</text:span>@<text:span text:style-name="T76">ice-admin</text:span> <text:span text:style-name="T76">cluster</text:span>]<text:span text:style-name="T128">$</text:span> scp ceph.client.images.keyring \</text:p>
          <text:p text:style-name="P214">ceph.client.volumes.keyring ospcomp1</text:p>
          <text:p text:style-name="P214">[<text:span text:style-name="T128">ceph-user</text:span>@<text:span text:style-name="T76">ice-admin</text:span> <text:span text:style-name="T76">cluster</text:span>]<text:span text:style-name="T128">$</text:span> scp ceph.client.images.keyring \</text:p>
          <text:p text:style-name="P214">ceph.client.volumes.keyring ospcomp2</text:p>
        </text:list-item>
        <text:list-item>
          <text:p text:style-name="P157">Place the keyring files in the <text:span text:style-name="T98">/etc/ceph</text:span> directory. </text:p>
          <text:p text:style-name="P214">[<text:span text:style-name="T128">ceph-user</text:span>@<text:span text:style-name="T76">ice-admin</text:span> <text:span text:style-name="T76">cluster</text:span>]<text:span text:style-name="T128">$</text:span> ssh ospcomp1 sudo cp \</text:p>
          <text:p text:style-name="P214">ceph.cient.images.keyring ceph.client.volumes.keyring /etc/ceph</text:p>
          <text:p text:style-name="P214">[<text:span text:style-name="T128">ceph-user</text:span>@<text:span text:style-name="T76">ice-admin</text:span> <text:span text:style-name="T76">cluster</text:span>]<text:span text:style-name="T128">$</text:span> ssh ospcomp2 sudo cp \</text:p>
          <text:p text:style-name="P214">ceph.cient.images.keyring ceph.client.volumes.keyring /etc/ceph</text:p>
        </text:list-item>
      </text:list>
      <text:h text:style-name="Heading_20_3" text:outline-level="3"><text:bookmark-start text:name="__RefHeading__13478_415966506"/>Configure Cinder <text:span text:style-name="T172">F</text:span>or <text:span text:style-name="T136">B</text:span>ackups <text:span text:style-name="T136">(Optional)</text:span><text:bookmark-end text:name="__RefHeading__13478_415966506"/></text:h>
      <text:list xml:id="list234535532555863" text:continue-list="list5616917652953724819" text:style-name="L12">
        <text:list-header>
          <text:p text:style-name="P158">These configuration steps are only need<text:span text:style-name="T181">ed</text:span> if the cinder backup service is configured. </text:p>
        </text:list-header>
        <text:list-item text:start-value="1">
          <text:p text:style-name="P159"><text:span text:style-name="T13">On </text:span><text:span text:style-name="T20">each</text:span><text:span text:style-name="T13"> controller node, </text:span><text:span text:style-name="T9">set the below values </text:span><text:span text:style-name="T19">in </text:span><text:span text:style-name="T94">/etc/cinder/cinder.conf.</text:span></text:p>
          <text:p text:style-name="P242">[ceph-user@ospctl1 ~]$ sudo openstack-config --set <text:span text:style-name="T131">\</text:span></text:p>
          <text:p text:style-name="P242">/etc/cinder/cinder.conf DEFAULT backup_ceph_conf /etc/ceph/ceph.conf </text:p>
          <text:p text:style-name="P242">[ceph-user@ospctl1 ~]$ sudo openstack-config --set <text:span text:style-name="T131">\</text:span></text:p>
          <text:p text:style-name="P242">/etc/cinder/cinder.conf DEFAULT backup_ceph_user backups </text:p>
          <text:p text:style-name="P242">[ceph-user@ospctl1 ~]$ sudo openstack-config --set <text:span text:style-name="T131">\</text:span></text:p>
          <text:p text:style-name="P242">/etc/cinder/cinder.conf DEFAULT backup_ceph_chunk_size 134217728 </text:p>
          <text:p text:style-name="P242">[ceph-user@ospctl1 ~]$ sudo openstack-config --set <text:span text:style-name="T131">\</text:span></text:p>
          <text:p text:style-name="P242">/etc/cinder/cinder.conf DEFAULT backup_ceph_pool backups </text:p>
          <text:p text:style-name="P242">[ceph-user@ospctl1 ~]$ sudo openstack-config --set <text:span text:style-name="T131">\</text:span></text:p>
          <text:p text:style-name="P242">/etc/cinder/cinder.conf DEFAULT backup_ceph_stripe_unit 0 </text:p>
          <text:p text:style-name="P242">[ceph-user@ospctl1 ~]$ sudo openstack-config --set <text:span text:style-name="T131">\</text:span></text:p>
          <text:p text:style-name="P242">/etc/cinder/cinder.conf DEFAULT backup_ceph_stripe_count 0 </text:p>
          <text:p text:style-name="P242"><text:span text:style-name="T161">[</text:span>ceph-user@ospctl1 ~]$ sudo openstack-config --set <text:span text:style-name="T131">\</text:span></text:p>
          <text:p text:style-name="P242">/etc/cinder/cinder.conf DEFAULT restore_discard_excess_bytes true </text:p>
          <text:p text:style-name="P242">[ceph-user@ospctl1 ~]$ sudo openstack-config --set <text:span text:style-name="T131">\</text:span></text:p>
          <text:p text:style-name="P242">/etc/cinder/cinder.conf DEFAULT backup_driver cinder.backup.drivers.ceph </text:p>
        </text:list-item>
        <text:list-item>
          <text:p text:style-name="P160"><text:span text:style-name="T10">R</text:span><text:span text:style-name="T9">estart cinder backup. </text:span></text:p>
          <text:p text:style-name="P239"><text:span text:style-name="T9">[ceph-user@</text:span><text:span text:style-name="T20">ospctl1</text:span><text:span text:style-name="T9"> </text:span><text:span text:style-name="T20">~</text:span><text:span text:style-name="T9">]$ sudo </text:span><text:span text:style-name="T29">pcs resource disable</text:span><text:span text:style-name="T9"> openstack-cinder-</text:span><text:span text:style-name="T10">backup </text:span></text:p>
          <text:p text:style-name="P240"><text:span text:style-name="T10">[ceph-user@</text:span><text:span text:style-name="T20">ospctl1</text:span><text:span text:style-name="T10"> </text:span><text:span text:style-name="T20">~</text:span><text:span text:style-name="T10">]$ sudo </text:span><text:span text:style-name="T29">pcs resource enable</text:span><text:span text:style-name="T10"> openstack-cinder-backup </text:span></text:p>
        </text:list-item>
      </text:list>
      <text:h text:style-name="Heading_20_3" text:outline-level="3"><text:bookmark-start text:name="__RefHeading__2378_1903218207"/>Test OSP Integration<text:bookmark-end text:name="__RefHeading__2378_1903218207"/></text:h>
      <text:p text:style-name="P16"><text:tab/>Additional steps may be required depending on local configuration needs.</text:p>
      <text:list xml:id="list4693619479903603107" text:style-name="L14">
        <text:list-item>
          <text:p text:style-name="P161"><text:span text:style-name="T9"><text:s/>Create an OS image. </text:span><text:span text:style-name="T12">(Test the images pool).</text:span></text:p>
          <text:p text:style-name="P243"><text:span text:style-name="T11">[root@</text:span><text:span text:style-name="T21">ospctl1 </text:span><text:span text:style-name="T9">~</text:span><text:span text:style-name="T11">]# </text:span><text:span text:style-name="T9">glance image-create ...</text:span></text:p>
        </text:list-item>
        <text:list-item>
          <text:p text:style-name="P113">List available images.</text:p>
          <text:p text:style-name="P243"><text:span text:style-name="T11">[root@</text:span><text:span text:style-name="T21">ospctl1 </text:span><text:span text:style-name="T9">~</text:span><text:span text:style-name="T11">]# </text:span><text:span text:style-name="T9">glance image-</text:span><text:span text:style-name="T12">list</text:span></text:p>
        </text:list-item>
        <text:list-item>
          <text:p text:style-name="P115">Boot virtual image.</text:p>
          <text:p text:style-name="P243"><text:span text:style-name="T11">[root@</text:span><text:span text:style-name="T21">ospctl1 </text:span><text:span text:style-name="T10">~</text:span><text:span text:style-name="T11">]# </text:span>nova boot ... </text:p>
        </text:list-item>
        <text:list-item>
          <text:p text:style-name="P162"><text:soft-page-break/>List running images.</text:p>
          <text:p text:style-name="P243"><text:span text:style-name="T9">[</text:span><text:span text:style-name="T11">root@</text:span><text:span text:style-name="T21">ospctl1 </text:span><text:span text:style-name="T10">~</text:span><text:span text:style-name="T11">]# </text:span>nova list </text:p>
        </text:list-item>
        <text:list-item>
          <text:p text:style-name="P115">Create a new volume (Test the volumes pool).</text:p>
          <text:p text:style-name="P243"><text:span text:style-name="T9">[</text:span><text:span text:style-name="T11">root@</text:span><text:span text:style-name="T21">ospctl1 </text:span><text:span text:style-name="T10">~</text:span><text:span text:style-name="T11">]# </text:span><text:span text:style-name="T9">cinder create ...</text:span></text:p>
        </text:list-item>
        <text:list-item>
          <text:p text:style-name="P115">List images.</text:p>
          <text:p text:style-name="P243"><text:span text:style-name="T9">[</text:span><text:span text:style-name="T11">root@</text:span><text:span text:style-name="T21">ospctl1 </text:span><text:span text:style-name="T10">~</text:span><text:span text:style-name="T11">]# </text:span><text:span text:style-name="T9">nova volume-list</text:span></text:p>
        </text:list-item>
        <text:list-item>
          <text:p text:style-name="P115">Attach to running virtual image.</text:p>
          <text:p text:style-name="P243"><text:span text:style-name="T9">[</text:span><text:span text:style-name="T11">root@</text:span><text:span text:style-name="T21">ospctl1 </text:span><text:span text:style-name="T10">~</text:span><text:span text:style-name="T11">]# <text:s/></text:span><text:span text:style-name="T9">nova volume-attach ... </text:span></text:p>
        </text:list-item>
        <text:list-item>
          <text:p text:style-name="P114">Log into image and verify access by formatting.</text:p>
          <text:p text:style-name="P235">[root@inst1 ~]# fdisk /dev/vdb</text:p>
        </text:list-item>
        <text:list-item>
          <text:p text:style-name="P115">Make a backup of the volume (Test the backups pool).</text:p>
          <text:p text:style-name="P243"><text:span text:style-name="T9">[</text:span><text:span text:style-name="T11">root@</text:span><text:span text:style-name="T21">ospctl1 </text:span><text:span text:style-name="T10">~</text:span><text:span text:style-name="T11">]# </text:span><text:span text:style-name="T9">cinder backup-create ....</text:span></text:p>
        </text:list-item>
        <text:list-item>
          <text:p text:style-name="P115"><text:s/>List backups.</text:p>
          <text:p text:style-name="P243"><text:span text:style-name="T9">[</text:span><text:span text:style-name="T11">root@</text:span><text:span text:style-name="T21">ospctl1 </text:span><text:span text:style-name="T10">~</text:span><text:span text:style-name="T11">]# </text:span><text:span text:style-name="T9">cinder backup-list</text:span></text:p>
          <text:p text:style-name="P115"/>
          <text:p text:style-name="P115"/>
        </text:list-item>
      </text:list>
      <text:h text:style-name="P177" text:outline-level="6"><text:bookmark-start text:name="__RefHeading__2082_762247846"/>Revision History<text:bookmark-end text:name="__RefHeading__2082_762247846"/></text:h>
      <text:p text:style-name="Text_20_body"/>
      <text:p text:style-name="Text_20_body"/>
      <table:table table:name="Table3" table:style-name="Table3">
        <table:table-column table:style-name="Table3.A" table:number-columns-repeated="3"/>
        <table:table-row>
          <table:table-cell table:style-name="Table3.A1" office:value-type="string">
            <text:p text:style-name="Table_20_Contents">Revision 1.0</text:p>
          </table:table-cell>
          <table:table-cell table:style-name="Table3.A1" office:value-type="string">
            <text:p text:style-name="Table_20_Contents"><text:span text:style-name="T60">XXXXXXX</text:span> <text:span text:style-name="T60">XXX XX, 2014</text:span></text:p>
          </table:table-cell>
          <table:table-cell table:style-name="Table3.A1" office:value-type="string">
            <text:p text:style-name="P51">Keith Schincke</text:p>
          </table:table-cell>
        </table:table-row>
        <table:table-row>
          <table:table-cell table:style-name="Table3.A1" table:number-columns-spanned="3" office:value-type="string">
            <text:p text:style-name="Table_20_Contents">Initial Release</text:p>
          </table:table-cell>
          <table:covered-table-cell/>
          <table:covered-table-cell/>
        </table:table-row>
      </table:table>
      <text:p text:style-name="Text_20_body"/>
      <text:h text:style-name="Heading_20_6" text:outline-level="6"><text:bookmark-start text:name="__RefHeading__5494_888040967"/>Command History<text:bookmark-end text:name="__RefHeading__5494_888040967"/></text:h>
      <text:p text:style-name="P21"/>
      <text:p text:style-name="Contents_20_1">ICE Install </text:p>
      <text:p text:style-name="_2a__20_RA-Code"><text:span text:style-name="T132">$ </text:span>mkdir ice-1.2 </text:p>
      <text:p text:style-name="_2a__20_RA-Code"><text:span text:style-name="T132">$ </text:span>cd ice-1.2/ </text:p>
      <text:p text:style-name="_2a__20_RA-Code"><text:span text:style-name="T132">$ #copy or download distribution file</text:span></text:p>
      <text:p text:style-name="_2a__20_RA-Code"><text:span text:style-name="T132">$ </text:span>tar -zxvf ICE-1.2.<text:span text:style-name="T181">2</text:span>-rhel7.tar.gz </text:p>
      <text:p text:style-name="_2a__20_RA-Code"><text:span text:style-name="T132">$ sudo </text:span>python ice_setup.py </text:p>
      <text:p text:style-name="_2a__20_RA-Code"><text:span text:style-name="T132">$ sudo </text:span>calamari-ctl initialize </text:p>
      <text:p text:style-name="Contents_20_1">Ceph Monitor Configuration </text:p>
      <text:p text:style-name="_2a__20_RA-Code"><text:span text:style-name="T132">$ </text:span>ceph-deploy new ospctl1-storage ospctl2-storage ospctl3-storage </text:p>
      <text:p text:style-name="_2a__20_RA-Code"><text:span text:style-name="T132">$ </text:span>vi ceph.conf </text:p>
      <text:p text:style-name="_2a__20_RA-Code"><text:span text:style-name="T132">$ </text:span>ceph-deploy install ospctl1-storage ospctl2-storage ospctl3-storage </text:p>
      <text:p text:style-name="_2a__20_RA-Code"><text:span text:style-name="T132">$ </text:span>ceph-deploy mon create-initial </text:p>
      <text:p text:style-name="Contents_20_1">Configuring the OSDs </text:p>
      <text:p text:style-name="_2a__20_RA-Code"><text:span text:style-name="T132">$ </text:span>ceph-deploy install ceph-osd1</text:p>
      <text:p text:style-name="P88"><text:span text:style-name="T132">$ </text:span>ceph-deploy <text:span text:style-name="T177">disk list </text:span>ceph-osd1</text:p>
      <text:p text:style-name="P88"><text:span text:style-name="T132">$ </text:span>ceph-deploy osd create ceph-osd1:/mnt/<text:span text:style-name="T110">sdb</text:span>:/dev/sd<text:span text:style-name="T110">l</text:span></text:p>
      <text:p text:style-name="P244">$ ceph-deploy osd create ceph-osd1:/mnt/sdc:/dev/sdl </text:p>
      <text:p text:style-name="Contents_20_1">Connect to calamari </text:p>
      <text:p text:style-name="P75"><text:span text:style-name="T132">$ </text:span>ceph-deploy calamari connect ospctl1 ospctl2 <text:s/>ospctl3 ceph-osd1 <text:span text:style-name="T110">\</text:span></text:p>
      <text:p text:style-name="P75">ceph-osd2 ceph-osd3 </text:p>
      <text:p text:style-name="Contents_20_1">Create data pools </text:p>
      <text:p text:style-name="P72"><text:span text:style-name="T132">$sudo </text:span>ceph osd pool create images 1<text:span text:style-name="T110">024</text:span></text:p>
      <text:p text:style-name="P72"><text:span text:style-name="T132">$sudo </text:span>ceph osd pool create volumes 1<text:span text:style-name="T110">024</text:span> </text:p>
      <text:p text:style-name="P72"><text:span text:style-name="T132">$sudo </text:span>ceph osd pool create backups 1<text:span text:style-name="T110">024</text:span></text:p>
      <text:p text:style-name="P72"><text:span text:style-name="T132">$sudo </text:span>ceph osd lspools </text:p>
      <text:p text:style-name="P72"/>
      <text:p text:style-name="Contents_20_1">Create images keyring </text:p>
      <text:p text:style-name="P76"><text:span text:style-name="T132">$</text:span> <text:span text:style-name="T132">sudo </text:span>ceph auth get-or-create client.images mon 'allow r' osd 'allow <text:soft-page-break/>class-read object_prefix rbd_children, allow rwx pool=images' </text:p>
      <text:p text:style-name="P77"><text:span text:style-name="T132">$</text:span> <text:span text:style-name="T132">sudo </text:span>ceph auth get-or-create client.images <text:span text:style-name="T113">\ </text:span></text:p>
      <text:p text:style-name="P77">&gt; ceph.client.images.keyring</text:p>
      <text:p text:style-name="Contents_20_1">Create volumes keyring </text:p>
      <text:p text:style-name="P90"><text:span text:style-name="T132">$ sudo </text:span>ceph auth get-or-create client.volumes mon 'allow r' osd 'allow class-read object_prefix rbd_children, allow rwx pool=volumes, allow rx pool=images'</text:p>
      <text:p text:style-name="P77"><text:span text:style-name="T132">$ sudo </text:span>ceph auth get-or-create client.volumes \</text:p>
      <text:p text:style-name="P79"><text:span text:style-name="T83">&gt; ceph.client.volumes.keyring</text:span> </text:p>
      <text:p text:style-name="Contents_20_1">Create backups keyring </text:p>
      <text:p text:style-name="P76"><text:span text:style-name="T132">$ </text:span>ceph auth get-or-create client.backups mon 'allow r' osd 'allow class-read object_prefix rbd_children, allow rwx pool=backups'</text:p>
      <text:p text:style-name="P77"><text:span text:style-name="T132">$ sudo</text:span> ceph auth get-or-create client.backups \</text:p>
      <text:p text:style-name="P79"><text:span text:style-name="T83">&gt; ceph.client.backups.keyring</text:span> </text:p>
      <text:p text:style-name="Contents_20_1">Gather and Deoloy ceph.conf </text:p>
      <text:p text:style-name="_2a__20_RA-Code"><text:span text:style-name="T132">$ </text:span>ceph-deploy --overwrite-conf config pull ospctl1 </text:p>
      <text:p text:style-name="P75"><text:span text:style-name="T132">$ </text:span>ceph-deploy --overwrite-conf config push ospctl1 ospctl2 ospctl3 <text:span text:style-name="T110">\</text:span></text:p>
      <text:p text:style-name="P75">ospcomp1 ospcomp2 <text:span text:style-name="T132">ceph-osd1 ceph-osd2 ceph-osd3</text:span></text:p>
      <text:p text:style-name="Contents_20_1">Gather and deploy new client keys </text:p>
      <text:p text:style-name="P80"><text:span text:style-name="T132">$ ssh</text:span> ospctl1 <text:span text:style-name="T132">cat </text:span>/etc/ceph/ceph.client.<text:span text:style-name="T132">backups</text:span>.keyring <text:span text:style-name="T132">&gt; \</text:span></text:p>
      <text:p text:style-name="P80">ceph.client.<text:span text:style-name="T132">backups</text:span>.keyring</text:p>
      <text:p text:style-name="P80"><text:span text:style-name="T132">$ ssh</text:span> ospctl1 <text:span text:style-name="T132">cat </text:span>/etc/ceph/ceph.client.<text:span text:style-name="T132">images</text:span>.keyring <text:span text:style-name="T132">&gt; \</text:span></text:p>
      <text:p text:style-name="P80">ceph.client.<text:span text:style-name="T132">images</text:span>.keyring</text:p>
      <text:p text:style-name="P80"><text:span text:style-name="T132">$ ssh</text:span> ospctl1 <text:span text:style-name="T132">cat </text:span>/etc/ceph/ceph.client.<text:span text:style-name="T132">volumes</text:span>.keyring <text:span text:style-name="T132">&gt; \</text:span></text:p>
      <text:p text:style-name="P80">ceph.client.<text:span text:style-name="T132">volumes</text:span>.keyring</text:p>
      <text:p text:style-name="P80"><text:span text:style-name="T132">$ </text:span>scp ceph.client.backups.keyring ceph.client.images.keyring <text:span text:style-name="T83">\</text:span></text:p>
      <text:p text:style-name="P73"><text:s/>ceph.client.volumes.keyring ospctl2:/etc/ceph </text:p>
      <text:p text:style-name="P73"><text:span text:style-name="T132">$ </text:span>scp ceph.client.backups.keyring ceph.client.images.keyring <text:span text:style-name="T83">\</text:span></text:p>
      <text:p text:style-name="P73"><text:s/>ceph.client.volumes.keyring ospctl3:/etc/ceph </text:p>
      <text:p text:style-name="P73"><text:span text:style-name="T132">$ </text:span>scp ceph.client.backups.keyring ceph.client.images.keyring <text:span text:style-name="T83">\</text:span></text:p>
      <text:p text:style-name="P73"><text:s/>ceph.client.volumes.keyring ospcomp1:/etc/ceph </text:p>
      <text:p text:style-name="P73"><text:span text:style-name="T132">$ </text:span>scp ceph.client.backups.keyring ceph.client.images.keyring <text:span text:style-name="T83">\</text:span></text:p>
      <text:p text:style-name="P73"><text:s/>ceph.client.volumes.keyring ospcomp2:/etc/ceph </text:p>
      <text:p text:style-name="Contents_20_1">Copy libvirt secret files </text:p>
      <text:p text:style-name="P82"><text:span text:style-name="T83">$ cat ceph.client.volumes.keyring | grep key | awk ‘print $3’ </text:span>| tee <text:span text:style-name="T133">\</text:span></text:p>
      <text:p text:style-name="P82"><text:span text:style-name="T130">client</text:span>.volumes.key </text:p>
      <text:p text:style-name="_2a__20_RA-Code"><text:span text:style-name="T133">$ </text:span>vi secret.xml </text:p>
      <text:p text:style-name="P80"><text:span text:style-name="T133">$ scp secret.xml client.volumes.key ospcomp1:</text:span> </text:p>
      <text:p text:style-name="P80"><text:span text:style-name="T133">$ scp secret.xml client.volumes.key ospcomp2:</text:span> </text:p>
      <text:p text:style-name="Contents_20_1">Add libvirt secret files </text:p>
      <text:p text:style-name="P78">$ sudo virsh secret-define --file secret.xml </text:p>
      <text:p text:style-name="P81">$ sudo virsh secret-set-value --secret 09b647f2-c00e-4d80-8506-e7d8053fbba9 --base64 `cat client.volumes.key` </text:p>
      <text:p text:style-name="P81">$ sudo virsh secret-list </text:p>
      <text:p text:style-name="Contents_20_1"><text:soft-page-break/>Test Integration </text:p>
      <text:p text:style-name="P73"><text:span text:style-name="T83"># </text:span>glance image-create --name rhel65u --is-public true --disk-format qcow2 <text:span text:style-name="T83">\</text:span></text:p>
      <text:p text:style-name="P73"><text:s/>--container-format bare –file <text:span text:style-name="T83">\</text:span> </text:p>
      <text:p text:style-name="P73"><text:s/>/pub/..../rhel-guest-image-6-6.5-20131115.0-1.qcow2.unlock </text:p>
      <text:p text:style-name="_2a__20_RA-Code"><text:span text:style-name="T83"># </text:span>glance image-list </text:p>
      <text:p text:style-name="_2a__20_RA-Code"><text:span text:style-name="T83"># </text:span>nova secgroup-add-rule default icmp -1 -1 0.0.0.0/0 </text:p>
      <text:p text:style-name="_2a__20_RA-Code"><text:span text:style-name="T83"># </text:span>nova secgroup-add-rule default tcp 22 22 0.0.0.0/0 </text:p>
      <text:p text:style-name="_2a__20_RA-Code"><text:span text:style-name="T83"># </text:span>nova boot --flavor 2 --image rhel65u --key-name demokp inst1 </text:p>
      <text:p text:style-name="_2a__20_RA-Code"><text:span text:style-name="T83"># </text:span>nova boot --flavor 2 --image rhel65u --key-name demokp inst2 </text:p>
      <text:p text:style-name="_2a__20_RA-Code"><text:span text:style-name="T83"># </text:span>nova list </text:p>
      <text:p text:style-name="_2a__20_RA-Code"><text:span text:style-name="T83"># </text:span>nova floating-ip-create </text:p>
      <text:p text:style-name="_2a__20_RA-Code"><text:span text:style-name="T83"># </text:span>nova add-floating-ip inst1 10.19.139.217 </text:p>
      <text:p text:style-name="_2a__20_RA-Code"><text:span text:style-name="T83"># </text:span>ssh -i demokp.pem cloud-user@10.19.139.217 </text:p>
      <text:p text:style-name="_2a__20_RA-Code"><text:span text:style-name="T83"># </text:span>cinder create --display-name test 1 </text:p>
      <text:p text:style-name="_2a__20_RA-Code"><text:span text:style-name="T83"># </text:span>nova volume-list </text:p>
      <text:p text:style-name="_2a__20_RA-Code"><text:span text:style-name="T83"># </text:span>nova volume-attach inst1 996a242c-ebaf-4265-a76a-e20da812de45 auto </text:p>
      <text:p text:style-name="_2a__20_RA-Code"><text:span text:style-name="T83"># </text:span>ssh -i demokp.pem cloud-user@10.19.139.217 </text:p>
      <text:p text:style-name="_2a__20_RA-Code"><text:span text:style-name="T83"># </text:span>nova show inst2 </text:p>
      <text:p text:style-name="_2a__20_RA-Code"><text:span text:style-name="T83"># </text:span>ssh -i demokp.pem cloud-user@10.19.139.217 ping -c 3 10.0.1.5 </text:p>
      <text:p text:style-name="_2a__20_RA-Code"><text:span text:style-name="T83"># </text:span>cinder create --display-name test2 1 </text:p>
      <text:p text:style-name="P73"><text:span text:style-name="T83"># </text:span>cinder backup-create 1488a3cd-5083-40a5-a189-969eb980576e --display-name </text:p>
      <text:p text:style-name="P73"><text:span text:style-name="T83"># </text:span>volume-backup --display-description "A volume backup" </text:p>
      <text:p text:style-name="_2a__20_RA-Code"><text:span text:style-name="T83"># </text:span>cinder backup-list </text:p>
      <text:p text:style-name="Contents_20_1">Show Pool usage </text:p>
      <text:p text:style-name="_2a__20_RA-Code"><text:span text:style-name="T83"># </text:span>ceph osd lspools </text:p>
      <text:p text:style-name="_2a__20_RA-Code"><text:span text:style-name="T83"># </text:span>rados df -p images </text:p>
      <text:p text:style-name="_2a__20_RA-Code"><text:span text:style-name="T83"># </text:span>rados df -p volumes </text:p>
      <text:p text:style-name="_2a__20_RA-Code"><text:span text:style-name="T83"># </text:span>rados df -p backups </text:p>
      <text:h text:style-name="Heading_20_6" text:outline-level="6"><text:bookmark-start text:name="__DdeLink__19912_888040967"/><text:bookmark-start text:name="__RefHeading__16338_888040967"/>Example Configuration Files<text:bookmark-end text:name="__DdeLink__19912_888040967"/><text:bookmark-end text:name="__RefHeading__16338_888040967"/></text:h>
      <text:p text:style-name="Contents_20_6">/<text:span text:style-name="T111">etc/hosts on ICE Admin host</text:span></text:p>
      <text:p text:style-name="_2a__20_RA-Code">10.19.139.71 ospctl1-storage </text:p>
      <text:p text:style-name="_2a__20_RA-Code">10.19.139.72 ospctl2-storage </text:p>
      <text:p text:style-name="_2a__20_RA-Code">10.19.139.73 ospctl3-storage </text:p>
      <text:p text:style-name="Contents_20_6">/<text:span text:style-name="T111">etc/hosts on all other hosts in this document</text:span></text:p>
      <text:p text:style-name="_2a__20_RA-Code">172.31.139.71 ospctl1-storage </text:p>
      <text:p text:style-name="_2a__20_RA-Code">172.31.139.72 ospctl2-storage </text:p>
      <text:p text:style-name="_2a__20_RA-Code">172.31.139.73 ospctl3-storage </text:p>
      <text:p text:style-name="_2a__20_RA-Code">172.31.139.74 ospcomp1-storage </text:p>
      <text:p text:style-name="_2a__20_RA-Code">172.31.139.75 ospcomp2-storage </text:p>
      <text:p text:style-name="_2a__20_RA-Code">172.31.141.55 ceph-osd1-storage </text:p>
      <text:p text:style-name="_2a__20_RA-Code">172.31.141.56 ceph-osd2-storage </text:p>
      <text:p text:style-name="_2a__20_RA-Code">172.31.141.57 ceph-osd3-storage </text:p>
      <text:p text:style-name="Contents_20_6">Example cephdeploy.conf</text:p>
      <text:p text:style-name="P74"># This file was automatically generated after ice_setup.py was run. It provides </text:p>
      <text:p text:style-name="P74"><text:soft-page-break/># the repository url and GPG information so that ceph-deploy can install the </text:p>
      <text:p text:style-name="P74"># repositories in remote hosts. </text:p>
      <text:p text:style-name="P74"># </text:p>
      <text:p text:style-name="P74"/>
      <text:p text:style-name="P74"># ceph-deploy subcommands </text:p>
      <text:p text:style-name="P74"/>
      <text:p text:style-name="P74">[ceph-deploy-calamari] </text:p>
      <text:p text:style-name="P74">master = ice-admin.cloud.lab.eng.bos.redhat.com </text:p>
      <text:p text:style-name="P74"/>
      <text:p text:style-name="P74"/>
      <text:p text:style-name="P74"># Repositories </text:p>
      <text:p text:style-name="P74"/>
      <text:p text:style-name="P74">[calamari-minion] </text:p>
      <text:p text:style-name="P74">name=Calamari </text:p>
      <text:p text:style-name="P74">baseurl=http://ice-admin.cloud.lab.eng.bos.redhat.com/static/calamari-minions </text:p>
      <text:p text:style-name="P74">gpgkey=http://ice-admin.cloud.lab.eng.bos.redhat.com/static/calamari-minions/release.asc </text:p>
      <text:p text:style-name="P74">enabled=1 </text:p>
      <text:p text:style-name="P74">proxy=_none_ </text:p>
      <text:p text:style-name="P74"/>
      <text:p text:style-name="P74">[ceph] </text:p>
      <text:p text:style-name="P74">name=Ceph </text:p>
      <text:p text:style-name="P74">baseurl=http://ice-admin.cloud.lab.eng.bos.redhat.com/static/ceph/0.80.4-1.g67b5193 </text:p>
      <text:p text:style-name="P74">gpgkey=http://ice-admin.cloud.lab.eng.bos.redhat.com/static/ceph/0.80.4-1.g67b5193/release.asc </text:p>
      <text:p text:style-name="P74">default=true </text:p>
      <text:p text:style-name="P74">proxy=_none_ </text:p>
      <text:p text:style-name="Contents_20_6"><text:span text:style-name="T92">Example </text:span>/etc/ceph/ceph.conf</text:p>
      <text:p text:style-name="P75">[<text:span text:style-name="T110">[global] </text:span></text:p>
      <text:p text:style-name="P74">fsid = 38....6f </text:p>
      <text:p text:style-name="P74">mon_initial_members = ospctl1-storage, ospctl2-storage, ospctl3-storage </text:p>
      <text:p text:style-name="P74">mon_host = 172.31.139.71,172.31.139.72,172.31.139.73 </text:p>
      <text:p text:style-name="P74">auth_cluster_required = cephx </text:p>
      <text:p text:style-name="P74">auth_service_required = cephx </text:p>
      <text:p text:style-name="P74">auth_client_required = cephx </text:p>
      <text:p text:style-name="P74">filestore_xattr_use_omap = true </text:p>
      <text:p text:style-name="P74">public_network = 172.31.0.0/16 </text:p>
      <text:p text:style-name="P74">cluster_network = 172.30.0.0/16 </text:p>
      <text:p text:style-name="P74">osd_pool_default_size = 2 </text:p>
      <text:p text:style-name="P74"><text:s/></text:p>
      <text:p text:style-name="P74">[client.images] </text:p>
      <text:p text:style-name="P74"><text:tab/>keyring = /etc/ceph/ceph.client.images.keyring </text:p>
      <text:p text:style-name="P74">[client.volumes] </text:p>
      <text:p text:style-name="P74"><text:tab/>keyring = /etc/ceph/ceph.client.volumes.keyring </text:p>
      <text:p text:style-name="P74">[client.backups] </text:p>
      <text:p text:style-name="P74"><text:tab/>keyring = /etc/ceph/ceph.client.backups.keyring </text:p>
      <text:p text:style-name="Contents_20_6">Example ceph.client.images.keyring</text:p>
      <text:p text:style-name="_2a__20_RA-Code">[client.images] </text:p>
      <text:p text:style-name="_2a__20_RA-Code"><text:tab/>key = AQ....== </text:p>
      <text:p text:style-name="_2a__20_RA-Code"><text:soft-page-break/><text:tab/>caps mon = "allow r" </text:p>
      <text:p text:style-name="_2a__20_RA-Code"><text:tab/>caps osd = "allow class-read object_prefix rbd_children, allow rwx pool=images" </text:p>
      <text:p text:style-name="Contents_20_6">Example ceph.client.volumes.keyring</text:p>
      <text:p text:style-name="_2a__20_RA-Code">[client.volumes] </text:p>
      <text:p text:style-name="_2a__20_RA-Code"><text:tab/>key = AQ....== </text:p>
      <text:p text:style-name="_2a__20_RA-Code"><text:tab/>caps mon = "allow r" </text:p>
      <text:p text:style-name="_2a__20_RA-Code"><text:tab/>caps osd = "allow class-read object_prefix rbd_children, allow rwx pool=volumes, allow rx pool=images" </text:p>
      <text:p text:style-name="Contents_20_6">Example ceph.client.backups.keyring</text:p>
      <text:p text:style-name="_2a__20_RA-Code">[client.backups] </text:p>
      <text:p text:style-name="_2a__20_RA-Code"><text:tab/>key = AQ....== </text:p>
      <text:p text:style-name="_2a__20_RA-Code"><text:tab/>caps mon = "allow r" </text:p>
      <text:p text:style-name="_2a__20_RA-Code"><text:tab/>caps osd = "allow class-read object_prefix rbd_children, allow rwx pool=backups" </text:p>
      <text:p text:style-name="P48">Example storage node /etc/sysconfig/iptables</text:p>
      <text:p text:style-name="_2a__20_RA-Code">*filter</text:p>
      <text:p text:style-name="_2a__20_RA-Code">:INPUT ACCEPT [0:0]</text:p>
      <text:p text:style-name="_2a__20_RA-Code">:FORWARD ACCEPT [0:0]</text:p>
      <text:p text:style-name="_2a__20_RA-Code">:OUTPUT ACCEPT [0:0]</text:p>
      <text:p text:style-name="_2a__20_RA-Code">-A INPUT -m state --state ESTABLISHED,RELATED -j ACCEPT</text:p>
      <text:p text:style-name="_2a__20_RA-Code">-A INPUT -p icmp -j ACCEPT</text:p>
      <text:p text:style-name="_2a__20_RA-Code">-A INPUT -i lo -j ACCEPT</text:p>
      <text:p text:style-name="_2a__20_RA-Code">-A INPUT -m state --state NEW -m tcp -p tcp --dport 22 -j ACCEPT</text:p>
      <text:p text:style-name="_2a__20_RA-Code">-A INPUT -m state --state NEW -m tcp -p tcp --dport 6800:6840 -j ACCEPT</text:p>
      <text:p text:style-name="_2a__20_RA-Code">-A INPUT -j REJECT --reject-with icmp-host-prohibited</text:p>
      <text:p text:style-name="_2a__20_RA-Code">-A FORWARD -j REJECT --reject-with icmp-host-prohibited</text:p>
      <text:p text:style-name="_2a__20_RA-Code">COMMIT</text:p>
      <text:p text:style-name="P48">Example controller node /etc/sysconfig/iptables minus OSP related rules</text:p>
      <text:p text:style-name="_2a__20_RA-Code">*filter</text:p>
      <text:p text:style-name="_2a__20_RA-Code">:INPUT ACCEPT [0:0]</text:p>
      <text:p text:style-name="_2a__20_RA-Code">:FORWARD ACCEPT [0:0]</text:p>
      <text:p text:style-name="_2a__20_RA-Code">:OUTPUT ACCEPT [12:1124]</text:p>
      <text:p text:style-name="_2a__20_RA-Code">### Skipped OSP rules ##</text:p>
      <text:p text:style-name="_2a__20_RA-Code">-A INPUT -m state --state RELATED,ESTABLISHED -j ACCEPT</text:p>
      <text:p text:style-name="_2a__20_RA-Code">-A INPUT -p icmp -j ACCEPT</text:p>
      <text:p text:style-name="_2a__20_RA-Code">-A INPUT -i lo -j ACCEPT</text:p>
      <text:p text:style-name="_2a__20_RA-Code">-A INPUT -p tcp -m state --state NEW -m tcp --dport 22 -j ACCEPT</text:p>
      <text:p text:style-name="_2a__20_RA-Code">-A INPUT -p tcp -m state --state NEW -m tcp --dport 6789 -j ACCEPT</text:p>
      <text:p text:style-name="_2a__20_RA-Code">-A INPUT -j REJECT --reject-with icmp-host-prohibited</text:p>
      <text:p text:style-name="_2a__20_RA-Code">-A FORWARD -j REJECT --reject-with icmp-host-prohibited</text:p>
      <text:p text:style-name="_2a__20_RA-Code">COMMIT</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DejaVu Sans Mono"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Liberation Sans3" svg:font-family="'Liberation Sans'"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en" fo:country="US" style:letter-kerning="true" style:font-name-asian="WenQuanYi Zen Hei"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Text_20_body" style:next-style-name="Text_20_body" style:class="text">
      <style:paragraph-properties fo:margin-top="0.1665in" fo:margin-bottom="0.0835in" style:contextual-spacing="false" style:shadow="none" fo:keep-with-next="always">
        <style:tab-stops>
          <style:tab-stop style:position="6in" style:type="right"/>
        </style:tab-stops>
      </style:paragraph-properties>
      <style:text-properties style:font-name="Nimbus Sans L" fo:font-family="'Nimbus Sans L', 'Liberation Sans'" fo:font-size="14pt" style:font-name-asian="WenQuanYi Zen Hei" style:font-family-asian="'WenQuanYi Zen Hei'"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Liberation Sans" fo:font-family="'Liberation Sans'"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DejaVu Sans Mono" fo:font-family="'DejaVu Sans Mono'"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name-complex="Lohit Devanagari1" style:font-family-complex="'Lohit Devanagari'"/>
    </style:style>
    <style:style style:name="_2a__20_RA-Title" style:display-name="* RA-Title" style:family="paragraph" style:parent-style-name="Standard">
      <style:paragraph-properties fo:line-height="150%"/>
      <style:text-properties fo:font-size="32pt" fo:font-weight="bold" style:font-weight-asian="normal"/>
    </style:style>
    <style:style style:name="_2a__20_RA-SubTitle" style:display-name="* RA-SubTitle" style:family="paragraph" style:parent-style-name="Standard">
      <style:paragraph-properties fo:line-height="100%"/>
      <style:text-properties fo:font-size="20pt" fo:font-weight="bold" style:font-size-asian="20pt" style:font-weight-asian="normal" style:font-size-complex="20pt" style:font-weight-complex="bold"/>
    </style:style>
    <style:style style:name="_2a__20_RA-Author" style:display-name="* RA-Author" style:family="paragraph" style:parent-style-name="Standard">
      <style:paragraph-properties fo:line-height="150%"/>
      <style:text-properties fo:font-size="10pt" fo:font-weight="bold" style:font-size-asian="10pt" style:font-weight-asian="bold" style:font-size-complex="10pt" style:font-weight-complex="bold"/>
    </style:style>
    <style:style style:name="_2a__20_RA-Document_20_Version" style:display-name="* RA-Document Version" style:family="paragraph" style:parent-style-name="Standard">
      <style:paragraph-properties fo:line-height="150%"/>
      <style:text-properties fo:font-size="14pt" fo:font-weight="bold" style:font-size-asian="14pt" style:font-weight-asian="bold" style:font-size-complex="14pt" style:font-weight-complex="bold"/>
    </style:style>
    <style:style style:name="_2a__20_RA-Release_20_Date" style:display-name="* RA-Release Date" style:family="paragraph" style:parent-style-name="Standard">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border-line-width-top="0.0008in 0.0346in 0.0138in" fo:padding="0in" fo:border-left="none" fo:border-right="none" fo:border-top="3.54pt double #cc0000" fo:border-bottom="none" style:shadow="none" text:number-lines="false" text:line-number="0">
        <style:tab-stops>
          <style:tab-stop style:position="3.5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5in" style:type="center"/>
          <style:tab-stop style:position="6.929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5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line-height="150%" fo:text-align="center" style:justify-single-word="false" style:shadow="none"/>
      <style:text-properties fo:font-style="oblique" fo:font-weight="bold" style:font-weight-asian="normal"/>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701in" fo:margin-bottom="0.0402in" style:contextual-spacing="false" fo:text-indent="0in" style:auto-text-indent="false" style:page-number="auto">
        <style:tab-stops>
          <style:tab-stop style:position="6in" style:type="right"/>
        </style:tab-stops>
      </style:paragraph-properties>
      <style:text-properties fo:font-size="24pt" fo:font-weight="bold" style:font-size-asian="115%" style:font-weight-asian="normal" style:font-size-complex="115%" style:font-weight-complex="bold"/>
    </style:style>
    <style:style style:name="Heading_20_2" style:display-name="Heading 2" style:family="paragraph" style:parent-style-name="Text_20_body" style:next-style-name="Text_20_body" style:default-outline-level="2" style:class="text">
      <style:paragraph-properties fo:margin-left="0in" fo:margin-right="0in" fo:margin-top="0.1701in" fo:margin-bottom="0.0402in" style:contextual-spacing="false" fo:text-indent="0in" style:auto-text-indent="false"/>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701in" fo:margin-bottom="0.0402in" style:contextual-spacing="false" fo:text-indent="0in" style:auto-text-indent="false" style:page-number="auto">
        <style:tab-stops>
          <style:tab-stop style:position="6in" style:type="right"/>
        </style:tab-stops>
      </style:paragraph-properties>
      <style:text-properties fo:font-size="16pt" fo:font-weight="bold" style:font-size-asian="14pt" style:font-weight-asian="normal" style:font-size-complex="14pt" style:font-weight-complex="bold"/>
    </style:style>
    <style:style style:name="Illustration" style:family="paragraph" style:parent-style-name="Caption" style:class="extra">
      <style:paragraph-properties fo:text-align="center" style:justify-single-word="false" style:shadow="none">
        <style:tab-stops/>
      </style:paragraph-properties>
      <style:text-properties fo:font-style="oblique" fo:font-weight="bold" style:font-weight-asian="normal"/>
    </style:style>
    <style:style style:name="Heading_20_4" style:display-name="Heading 4" style:family="paragraph" style:parent-style-name="Text_20_body" style:next-style-name="Text_20_body" style:default-outline-level="4" style:class="text">
      <style:paragraph-properties fo:margin-left="0in" fo:margin-right="0in" fo:margin-top="0.1701in" fo:margin-bottom="0.0402in" style:contextual-spacing="false" fo:text-indent="0in" style:auto-text-indent="false">
        <style:tab-stops/>
      </style:paragraph-properties>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ext_20_body" style:next-style-name="Text_20_body" style:default-outline-level="5" style:class="text">
      <style:paragraph-properties fo:margin-left="0in" fo:margin-right="0in" fo:margin-top="0.1701in" fo:margin-bottom="0.0402in" style:contextual-spacing="false" fo:text-indent="0in" style:auto-text-indent="false"/>
      <style:text-properties fo:font-size="85%" fo:font-weight="bold" style:font-size-asian="85%" style:font-weight-asian="normal" style:font-size-complex="85%" style:font-weight-complex="bold"/>
    </style:style>
    <style:style style:name="Heading_20_6" style:display-name="Heading 6" style:family="paragraph" style:parent-style-name="Text_20_body" style:next-style-name="Text_20_body" style:default-outline-level="6" style:class="text" style:master-page-name="">
      <style:paragraph-properties fo:margin-left="0in" fo:margin-right="0in" fo:margin-top="0.1701in" fo:margin-bottom="0.0402in" style:contextual-spacing="false" fo:text-align="start" style:justify-single-word="false" fo:text-indent="0in" style:auto-text-indent="false" style:page-number="auto" fo:background-color="transparent">
        <style:tab-stops/>
        <style:background-image/>
      </style:paragraph-properties>
      <style:text-properties fo:font-size="24pt" fo:font-weight="bold" style:font-size-asian="75%" style:font-weight-asian="normal" style:font-size-complex="75%" style:font-weight-complex="bold"/>
    </style:style>
    <style:style style:name="Heading_20_7" style:display-name="Heading 7" style:family="paragraph" style:parent-style-name="Text_20_body" style:next-style-name="Text_20_body" style:default-outline-level="7" style:class="text">
      <style:text-properties fo:font-size="18pt" fo:font-weight="bold" style:font-size-asian="75%" style:font-weight-asian="normal" style:font-size-complex="75%" style:font-weight-complex="bold"/>
    </style:style>
    <style:style style:name="Heading_20_8" style:display-name="Heading 8" style:family="paragraph" style:parent-style-name="Text_20_body" style:next-style-name="Text_20_body" style:default-outline-level="8" style:class="text">
      <style:text-properties fo:font-size="16pt" fo:font-weight="bold" style:font-size-asian="75%" style:font-weight-asian="normal" style:font-size-complex="75%" style:font-weight-complex="bold"/>
    </style:style>
    <style:style style:name="Heading_20_9" style:display-name="Heading 9" style:family="paragraph" style:parent-style-name="Text_20_body" style:next-style-name="Text_20_body" style:default-outline-level="9" style:class="text">
      <style:text-properties fo:font-size="14pt" fo:font-weight="bold" style:font-size-asian="75%" style:font-weight-asian="normal" style:font-size-complex="75%" style:font-weight-complex="bold"/>
    </style:style>
    <style:style style:name="Heading_20_10" style:display-name="Heading 10" style:family="paragraph" style:parent-style-name="Text_20_body" style:next-style-name="Text_20_body" style:default-outline-level="10" style:class="text">
      <style:paragraph-properties>
        <style:tab-stops/>
      </style:paragraph-properties>
      <style:text-properties fo:font-size="75%" fo:font-weight="bold" style:font-size-asian="75%" style:font-weight-asian="normal" style:font-size-complex="75%" style:font-weight-complex="bold"/>
    </style:style>
    <style:style style:name="_2a__20_RA-Copyright_20_Page_20_Body" style:display-name="* RA-Copyright Page Body" style:family="paragraph" style:parent-style-name="Text_20_body">
      <style:text-properties style:font-name="Liberation Sans1" fo:font-family="'Liberation Sans'" style:font-family-generic="swiss" style:font-pitch="variable" fo:font-size="11pt" style:font-size-asian="11pt" style:font-name-complex="Arial" style:font-family-complex="Arial" style:font-family-generic-complex="swiss" style:font-pitch-complex="variable" style:font-size-complex="11pt"/>
    </style:style>
    <style:style style:name="_2a__20_RA-Code" style:display-name="* RA-Code" style:family="paragraph" style:parent-style-name="Standard">
      <style:paragraph-properties fo:margin-left="0.1in" fo:margin-right="0.1in" fo:margin-top="0in" fo:margin-bottom="0in" style:contextual-spacing="false" fo:text-indent="0in" style:auto-text-indent="false" fo:background-color="#ffffcc">
        <style:tab-stops/>
        <style:background-image/>
      </style:paragraph-properties>
      <style:text-properties style:font-name="Liberation Mono" fo:font-family="'Liberation Mono'" style:font-family-generic="modern" style:font-pitch="fixed" fo:font-size="10.5pt" style:font-size-asian="10.5pt" style:font-size-complex="10.5pt"/>
    </style:style>
    <style:style style:name="_2a__20_RA-Content" style:display-name="* RA-Content" style:family="paragraph" style:parent-style-name="Standard">
      <style:paragraph-properties fo:margin-left="0.1in" fo:margin-right="0.1in" fo:margin-top="0in" fo:margin-bottom="0in" style:contextual-spacing="false" fo:text-indent="0in" style:auto-text-indent="false" fo:background-color="#ccffff">
        <style:background-image/>
      </style:paragraph-properties>
      <style:text-properties style:font-name="Liberation Mono" fo:font-family="'Liberation Mono'" style:font-family-generic="modern" style:font-pitch="fixed" fo:font-size="10.5pt" style:font-size-asian="10.5pt" style:font-size-complex="10.5pt"/>
    </style:style>
    <style:style style:name="Endnote" style:family="paragraph" style:parent-style-name="Standard" style:class="extra" style:master-page-name="">
      <style:paragraph-properties fo:margin-left="0.1965in" fo:margin-right="0in" fo:margin-top="0in" fo:margin-bottom="0.0799in" style:contextual-spacing="false" fo:line-height="100%" fo:text-indent="-0.1965in" style:auto-text-indent="false" style:page-number="auto" fo:background-color="transparent" text:number-lines="false" text:line-number="0">
        <style:tab-stops/>
        <style:background-image/>
      </style:paragraph-properties>
      <style:text-properties fo:font-size="12pt" style:font-size-asian="10pt" style:font-weight-asian="normal" style:font-size-complex="10pt"/>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igure" style:family="paragraph" style:parent-style-name="Caption">
      <style:paragraph-properties fo:line-height="150%" fo:text-align="center" style:justify-single-word="false"/>
      <style:text-properties fo:font-style="normal" fo:font-weight="bold" style:font-weight-asian="normal"/>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margin-top="0in" fo:margin-bottom="0in" style:contextual-spacing="false" fo:text-align="center" style:justify-single-word="false" fo:text-indent="0in" style:auto-text-indent="false" text:number-lines="false" text:line-number="0"/>
      <style:text-properties fo:font-size="18pt" fo:font-weight="bold" style:font-size-asian="16pt" style:font-weight-asian="normal" style:font-size-complex="16pt" style:font-weight-complex="bold"/>
    </style:style>
    <style:style style:name="Contents_20_1" style:display-name="Contents 1" style:family="paragraph" style:parent-style-name="Index" style:default-outline-level="" style:list-style-name="" style:class="index">
      <style:paragraph-properties fo:margin-top="0.1in" fo:margin-bottom="0.1in" style:contextual-spacing="false">
        <style:tab-stops>
          <style:tab-stop style:position="6.8in" style:type="right" style:leader-style="dotted" style:leader-text="."/>
        </style:tab-stops>
      </style:paragraph-properties>
      <style:text-properties fo:font-size="14pt" style:font-weight-asian="normal"/>
    </style:style>
    <style:style style:name="Contents_20_2" style:display-name="Contents 2" style:family="paragraph" style:parent-style-name="Index" style:class="index">
      <style:paragraph-properties fo:margin-left="0.1201in" fo:margin-right="0in" fo:margin-top="0in" fo:margin-bottom="0.0799in" style:contextual-spacing="false" fo:text-indent="0in" style:auto-text-indent="false">
        <style:tab-stops>
          <style:tab-stop style:position="6.6in" style:type="right" style:leader-style="dotted" style:leader-text="."/>
        </style:tab-stops>
      </style:paragraph-properties>
      <style:text-properties style:font-weight-asian="normal"/>
    </style:style>
    <style:style style:name="Contents_20_6" style:display-name="Contents 6" style:family="paragraph" style:parent-style-name="Index" style:class="index">
      <style:paragraph-properties fo:margin-left="0in" fo:margin-right="0in" fo:margin-top="0.1in" fo:margin-bottom="0.1in" style:contextual-spacing="false" fo:text-indent="0in" style:auto-text-indent="false">
        <style:tab-stops>
          <style:tab-stop style:position="6.8in" style:type="right" style:leader-style="dotted" style:leader-text="."/>
        </style:tab-stops>
      </style:paragraph-properties>
      <style:text-properties fo:font-size="14pt" style:font-weight-asian="normal"/>
    </style:style>
    <style:style style:name="Contents_20_7" style:display-name="Contents 7" style:family="paragraph" style:parent-style-name="Index" style:class="index">
      <style:paragraph-properties fo:margin-left="0.1201in" fo:margin-right="0in" fo:margin-top="0in" fo:margin-bottom="0.0799in" style:contextual-spacing="false" fo:text-indent="0in" style:auto-text-indent="false">
        <style:tab-stops>
          <style:tab-stop style:position="6.6in" style:type="right" style:leader-style="dotted" style:leader-text="."/>
        </style:tab-stops>
      </style:paragraph-properties>
      <style:text-properties style:font-weight-asian="normal"/>
    </style:style>
    <style:style style:name="Contents_20_3" style:display-name="Contents 3" style:family="paragraph" style:parent-style-name="Index" style:class="index">
      <style:paragraph-properties fo:margin-left="0.2402in" fo:margin-right="0in" fo:margin-top="0in" fo:margin-bottom="0.0402in" style:contextual-spacing="false" fo:text-indent="0in" style:auto-text-indent="false">
        <style:tab-stops>
          <style:tab-stop style:position="6.4in" style:type="right" style:leader-style="dotted" style:leader-text="."/>
        </style:tab-stops>
      </style:paragraph-properties>
      <style:text-properties style:font-weight-asian="normal"/>
    </style:style>
    <style:style style:name="Contents_20_4" style:display-name="Contents 4" style:family="paragraph" style:parent-style-name="Index" style:class="index">
      <style:paragraph-properties fo:margin-left="0.3598in" fo:margin-right="0in" fo:margin-top="0in" fo:margin-bottom="0.0402in" style:contextual-spacing="false" fo:text-indent="0in" style:auto-text-indent="false">
        <style:tab-stops>
          <style:tab-stop style:position="6.2in" style:type="right" style:leader-style="dotted" style:leader-text="."/>
        </style:tab-stops>
      </style:paragraph-properties>
      <style:text-properties style:font-weight-asian="normal"/>
    </style:style>
    <style:style style:name="Contents_20_5" style:display-name="Contents 5" style:family="paragraph" style:parent-style-name="Index" style:class="index">
      <style:paragraph-properties fo:margin-left="0.4799in" fo:margin-right="0in" fo:margin-top="0in" fo:margin-bottom="0in" style:contextual-spacing="false" fo:text-indent="0in" style:auto-text-indent="false">
        <style:tab-stops>
          <style:tab-stop style:position="6in" style:type="right" style:leader-style="dotted" style:leader-text="."/>
        </style:tab-stops>
      </style:paragraph-properties>
      <style:text-properties style:font-weight-asian="normal"/>
    </style:style>
    <style:style style:name="Contents_20_8" style:display-name="Contents 8" style:family="paragraph" style:parent-style-name="Index" style:class="index">
      <style:paragraph-properties fo:margin-left="0.2402in" fo:margin-right="0in" fo:margin-top="0in" fo:margin-bottom="0.0402in" style:contextual-spacing="false" fo:text-indent="0in" style:auto-text-indent="false">
        <style:tab-stops>
          <style:tab-stop style:position="6.4in" style:type="right" style:leader-style="dotted" style:leader-text="."/>
        </style:tab-stops>
      </style:paragraph-properties>
      <style:text-properties style:font-weight-asian="normal"/>
    </style:style>
    <style:style style:name="Contents_20_9" style:display-name="Contents 9" style:family="paragraph" style:parent-style-name="Index" style:class="index">
      <style:paragraph-properties fo:margin-left="0.3598in" fo:margin-right="0in" fo:margin-top="0in" fo:margin-bottom="0.0402in" style:contextual-spacing="false" fo:text-indent="0in" style:auto-text-indent="false">
        <style:tab-stops>
          <style:tab-stop style:position="6.2in" style:type="right" style:leader-style="dotted" style:leader-text="."/>
        </style:tab-stops>
      </style:paragraph-properties>
      <style:text-properties style:font-weight-asian="normal"/>
    </style:style>
    <style:style style:name="Contents_20_10" style:display-name="Contents 10" style:family="paragraph" style:parent-style-name="Index" style:class="index">
      <style:paragraph-properties fo:margin-left="0.4799in" fo:margin-right="0in" fo:margin-top="0in" fo:margin-bottom="0.0402in" style:contextual-spacing="false" fo:text-indent="0in" style:auto-text-indent="false">
        <style:tab-stops>
          <style:tab-stop style:position="6in" style:type="right" style:leader-style="dotted" style:leader-text="."/>
        </style:tab-stops>
      </style:paragraph-properties>
    </style:style>
    <style:style style:name="_2a__20_RA-Reference_20_Title" style:display-name="* RA-Reference Title" style:family="paragraph" style:next-style-name="_2a__20_RA-Reference_20_Body">
      <style:paragraph-properties fo:margin-left="0.2in" fo:margin-right="0in" fo:margin-top="0.1598in" fo:margin-bottom="0in" style:contextual-spacing="false" fo:text-indent="-0.2in" style:auto-text-indent="false">
        <style:tab-stops/>
      </style:paragraph-properties>
      <style:text-properties fo:font-weight="bold" style:font-weight-asian="normal"/>
    </style:style>
    <style:style style:name="_2a__20_RA-Reference_20_Body" style:display-name="* RA-Reference Body" style:family="paragraph" style:parent-style-name="_2a__20_RA-Reference_20_Title" style:next-style-name="_2a__20_RA-Reference_20_Title">
      <style:paragraph-properties fo:margin-left="0.4in" fo:margin-right="0in" fo:margin-top="0in" fo:margin-bottom="0in" style:contextual-spacing="false" fo:text-indent="-0.2in" style:auto-text-indent="false">
        <style:tab-stops/>
      </style:paragraph-properties>
      <style:text-properties fo:font-size="10pt" fo:font-weight="normal"/>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1" fo:font-family="'DejaVu Sans Mono'" style:font-family-generic="modern" style:font-pitch="fixed" fo:font-size="10pt" style:font-name-asian="WenQuanYi Zen Hei Sharp" style:font-family-asian="'WenQuanYi Zen Hei Sharp'" style:font-family-generic-asian="modern" style:font-pitch-asian="fixed" style:font-size-asian="10pt" style:font-name-complex="Lohit Devanagari2" style:font-family-complex="'Lohit Devanagari'"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2a__20_RA-Software_20_Name" style:display-name="* RA-Software Name" style:family="text">
      <style:text-properties style:font-name="Liberation Mono1" fo:font-family="'Liberation Mono'" style:font-style-name="Bold" style:font-family-generic="modern" style:font-pitch="fixed" fo:font-weight="bold" style:font-weight-asian="normal"/>
    </style:style>
    <style:style style:name="_2a__20_RA-File" style:display-name="* RA-File" style:family="text">
      <style:text-properties fo:font-style="italic" style:font-style-asian="italic" style:font-weight-asian="normal"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_2a__20_RA-UI_20_Element" style:display-name="* RA-UI Element" style:family="text">
      <style:text-properties style:font-name="Liberation Serif" fo:font-family="'Liberation Serif'" style:font-style-name="Bold" style:font-family-generic="roman" style:font-pitch="variable" fo:font-weight="bold" style:font-weight-asian="normal"/>
    </style:style>
    <style:style style:name="_2a__20_RA-Important_20_Term" style:display-name="* RA-Important Term" style:family="text">
      <style:text-properties fo:font-variant="small-caps" fo:font-style="italic" fo:font-weight="normal" style:font-weight-asian="normal"/>
    </style:style>
    <style:style style:name="_2a__20_RA-Variable_20_Data" style:display-name="* RA-Variable Data" style:family="text">
      <style:text-properties fo:font-variant="normal" fo:text-transform="none" style:font-name="Liberation Mono2" fo:font-family="'Liberation Mono'" style:font-style-name="Bold Italic" style:font-family-generic="modern" style:font-pitch="fixed" fo:font-style="italic" fo:font-weight="bold" fo:background-color="transparent" style:font-weight-asian="normal"/>
    </style:style>
    <style:style style:name="_2a__20_RA-Generic_20_Entity" style:display-name="* RA-Generic Entity" style:family="text">
      <style:text-properties style:font-name="Liberation Sans2" fo:font-family="'Liberation Sans'" style:font-style-name="Italic" style:font-family-generic="swiss" style:font-pitch="variable" fo:font-style="italic" fo:font-weight="normal" style:font-weight-asian="normal"/>
    </style:style>
    <style:style style:name="_2a__20_RA-Table_20_of_20_Contents_20_LS_20_Entity" style:display-name="* RA-Table of Contents LS Entity" style:family="text">
      <style:text-properties style:font-weight-asian="norma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parallel" style:number-wrapped-paragraphs="no-limit" style:wrap-contour="false" style:vertical-pos="top" style:vertical-rel="paragraph-content" style:horizontal-pos="center" style:horizontal-rel="paragraph-content" fo:background-color="transparent" style:background-transparency="100%" style:shadow="none" draw:shadow-opacity="100%">
        <style:background-image/>
        <style:columns fo:column-count="1" fo:column-gap="0in"/>
      </style:graphic-properties>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1" text:display-levels="4">
        <style:list-level-properties text:list-level-position-and-space-mode="label-alignment">
          <style:list-level-label-alignment text:label-followed-by="space" fo:text-indent="-0.6in" fo:margin-left="0.6in"/>
        </style:list-level-properties>
      </text:outline-level-style>
      <text:outline-level-style text:level="5" style:num-format="1" text:display-levels="5">
        <style:list-level-properties text:list-level-position-and-space-mode="label-alignment">
          <style:list-level-label-alignment text:label-followed-by="space" fo:text-indent="-0.7in" fo:margin-left="0.7in"/>
        </style:list-level-properties>
      </text:outline-level-style>
      <text:outline-level-style text:level="6" style:num-prefix="Appendix " style:num-suffix=": " style:num-format="A">
        <style:list-level-properties text:list-level-position-and-space-mode="label-alignment">
          <style:list-level-label-alignment text:label-followed-by="space" fo:text-indent="-0.8in" fo:margin-left="0.8in"/>
        </style:list-level-properties>
      </text:outline-level-style>
      <text:outline-level-style text:level="7" style:num-format="1" text:display-levels="2">
        <style:list-level-properties text:list-level-position-and-space-mode="label-alignment">
          <style:list-level-label-alignment text:label-followed-by="space" fo:text-indent="-0.9in" fo:margin-left="0.9in"/>
        </style:list-level-properties>
      </text:outline-level-style>
      <text:outline-level-style text:level="8" style:num-format="1" text:display-levels="3">
        <style:list-level-properties text:list-level-position-and-space-mode="label-alignment">
          <style:list-level-label-alignment text:label-followed-by="space" fo:text-indent="-1in" fo:margin-left="1in"/>
        </style:list-level-properties>
      </text:outline-level-style>
      <text:outline-level-style text:level="9" style:num-format="1" text:display-levels="4">
        <style:list-level-properties text:list-level-position-and-space-mode="label-alignment">
          <style:list-level-label-alignment text:label-followed-by="space" fo:text-indent="-1.1in" fo:margin-left="1.1in"/>
        </style:list-level-properties>
      </text:outline-level-style>
      <text:outline-level-style text:level="10" style:num-format="1" text:display-levels="5">
        <style:list-level-properties text:list-level-position-and-space-mode="label-alignment">
          <style:list-level-label-alignment text:label-followed-by="space"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MT1"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MT2" style:family="text">
      <style:text-properties fo:font-weight="bold" style:font-weight-asian="bold" style:font-weight-complex="bold"/>
    </style:style>
    <style:style style:name="Mfr1"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402in" style:distance-after-sep="0.0402in" style:line-style="none" style:adjustment="left" style:rel-width="25%" style:color="#000000"/>
      </style:page-layout-properties>
      <style:header-style>
        <style:header-footer-properties fo:min-height="0.2902in" fo:margin-left="0in" fo:margin-right="0in" fo:margin-bottom="0.25in" style:dynamic-spacing="true"/>
      </style:header-style>
      <style:footer-style/>
    </style:page-layout>
    <style:page-layout style:name="Mpm3">
      <style:page-layout-properties fo:page-width="8.5in" fo:page-height="11in" style:num-format="i" style:print-orientation="portrait" fo:margin-top="0.5in" fo:margin-bottom="0.5in" fo:margin-left="0.7874in" fo:margin-right="0.7874in" style:shadow="none"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0.7874in" fo:margin-right="0.7874in" style:shadow="none" style:writing-mode="lr-tb" style:footnote-max-height="0in">
        <style:footnote-sep style:line-style="none"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5">
      <style:page-layout-properties fo:page-width="8.5in" fo:page-height="11in" style:num-format="i" style:print-orientation="portrait" fo:margin-top="0.5in" fo:margin-bottom="0.5in" fo:margin-left="0.7902in" fo:margin-right="0.7902in" style:shadow="none"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5in" fo:margin-bottom="0.5in" fo:margin-left="0.7902in" fo:margin-right="0.7902in" style:shadow="none" fo:background-color="transparent" style:writing-mode="lr-tb" style:footnote-max-height="0in">
        <style:background-image xlink:href="Pictures/10000000000001680000015F0EFD1D18.jpg" xlink:type="simple" xlink:actuate="onLoad" style:position="center center" style:repeat="no-repeat"/>
        <style:columns fo:column-count="1" fo:column-gap="0in"/>
        <style:footnote-sep style:width="0.0071in" style:line-style="solid" style:adjustment="left" style:rel-width="25%" style:color="#000000"/>
      </style:page-layout-properties>
      <style:header-style/>
      <style:footer-style/>
    </style:page-layout>
    <style:page-layout style:name="Mpm8">
      <style:page-layout-properties fo:page-width="8.5in" fo:page-height="11in" style:num-format="I" style:print-orientation="portrait" fo:margin-top="0.5in" fo:margin-bottom="0.5in" fo:margin-left="0.7902in" fo:margin-right="0.7902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9"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draw:frame draw:style-name="Mfr1" draw:name="graphics39" text:anchor-type="as-char" svg:width="0.3807in" svg:height="0.3709in" draw:z-index="14"><draw:image xlink:href="Pictures/10000000000001680000015F203881C8.jpg" xlink:type="simple" xlink:show="embed" xlink:actuate="onLoad"/></draw:frame></text:p>
      </style:header>
      <style:header-left>
        <text:p text:style-name="Header_20_left"><draw:frame draw:style-name="Mfr1" draw:name="graphics1" text:anchor-type="as-char" svg:width="0.3807in" svg:height="0.3709in" draw:z-index="26"><draw:image xlink:href="Pictures/10000000000001680000015F203881C8.jpg" xlink:type="simple" xlink:show="embed" xlink:actuate="onLoad"/></draw:frame></text:p>
      </style:header-left>
      <style:footer>
        <text:p text:style-name="Footer"><text:span text:style-name="MT1">refarch-feedback@redhat.com</text:span><text:span text:style-name="MT2"><text:tab/></text:span><text:span text:style-name="MT2"><text:page-number text:select-page="current">1</text:page-number></text:span><text:span text:style-name="MT2"><text:tab/></text:span><text:span text:style-name="MT1">www.redhat.com</text:span></text:p>
      </style:footer>
      <style:footer-left>
        <text:p text:style-name="Footer"><text:span text:style-name="MT1">www.redhat.com<text:tab/></text:span><text:span text:style-name="MT1"><text:page-number text:select-page="current">2</text:page-number></text:span><text:span text:style-name="MT1"><text:tab/>refarch-feedback@redhat.com</text:span></text:p>
      </style:footer-left>
    </style:master-page>
    <style:master-page style:name="First_20_Page" style:display-name="First Page" style:page-layout-name="Mpm2" style:next-style-name="Standard">
      <style:header>
        <text:p text:style-name="Header"><draw:frame draw:style-name="Mfr2" draw:name="graphics3" text:anchor-type="paragraph" svg:x="0.0472in" svg:y="9.2673in" svg:width="2.2917in" svg:height="0.652in" draw:z-index="0"><draw:image xlink:href="Pictures/10000201000000A50000002FC085EA40.png" xlink:type="simple" xlink:show="embed" xlink:actuate="onLoad"/></draw:frame></text:p>
      </style:header>
    </style:master-page>
    <style:master-page style:name="Index" style:page-layout-name="Mpm3">
      <style:header>
        <text:p text:style-name="Header"><text:tab/><text:tab/><draw:frame draw:style-name="Mfr1" draw:name="graphics8" text:anchor-type="as-char" svg:width="0.3807in" svg:height="0.3709in" draw:z-index="2"><draw:image xlink:href="Pictures/10000000000001680000015F203881C8.jpg" xlink:type="simple" xlink:show="embed" xlink:actuate="onLoad"/></draw:frame></text:p>
      </style:header>
      <style:header-left>
        <text:p text:style-name="Header"><draw:frame draw:style-name="Mfr1" draw:name="graphics5" text:anchor-type="as-char" svg:width="0.3807in" svg:height="0.3709in" draw:z-index="27"><draw:image xlink:href="Pictures/10000000000001680000015F203881C8.jpg" xlink:type="simple" xlink:show="embed" xlink:actuate="onLoad"/></draw:frame></text:p>
      </style:header-left>
      <style:footer>
        <text:p text:style-name="Footer"><text:span text:style-name="MT1">refarch-feedback@redhat.com</text:span><text:span text:style-name="MT2"><text:tab/></text:span><text:span text:style-name="MT2"><text:page-number text:select-page="current">v</text:page-number></text:span><text:span text:style-name="MT2"><text:tab/></text:span><text:span text:style-name="MT1">www.redhat.com</text:span></text:p>
      </style:footer>
      <style:footer-left>
        <text:p text:style-name="Footer"><text:span text:style-name="MT1">www.redhat.com<text:tab/></text:span><text:span text:style-name="MT1"><text:page-number text:select-page="current">iv</text:page-number></text:span><text:span text:style-name="MT1"><text:tab/>refarch-feedback@redhat.com</text:span></text:p>
      </style:footer-left>
    </style:master-page>
    <style:master-page style:name="Endnote" style:page-layout-name="Mpm4">
      <style:header>
        <text:p text:style-name="Header"/>
      </style:header>
      <style:header-left>
        <text:p text:style-name="Header"><text:tab/><text:tab/><draw:frame draw:style-name="Mfr1" draw:name="graphics6" text:anchor-type="as-char" svg:width="0.3807in" svg:height="0.3709in" draw:z-index="0"><draw:image xlink:href="Pictures/10000000000001680000015F203881C8.jpg" xlink:type="simple" xlink:show="embed" xlink:actuate="onLoad"/></draw:frame></text:p>
      </style:header-left>
      <style:footer>
        <text:p text:style-name="Footer"/>
      </style:footer>
      <style:footer-left>
        <text:p text:style-name="Footer"><text:span text:style-name="MT1">refarch-feedback@redhat.com</text:span><text:span text:style-name="MT2"><text:tab/></text:span><text:span text:style-name="MT2"><text:page-number text:select-page="current">0</text:page-number></text:span><text:span text:style-name="MT2"><text:tab/></text:span><text:span text:style-name="MT1">www.redhat.com</text:span></text:p>
      </style:footer-left>
    </style:master-page>
    <style:master-page style:name="_2a__20_RA-Copyright" style:display-name="* RA-Copyright" style:page-layout-name="Mpm5" style:next-style-name="_2a__20_RA-Feedback">
      <style:header>
        <text:p text:style-name="Header"><draw:frame draw:style-name="Mfr1" draw:name="graphics7" text:anchor-type="as-char" svg:width="0.3807in" svg:height="0.3709in" draw:z-index="0"><draw:image xlink:href="Pictures/10000000000001680000015F203881C8.jpg" xlink:type="simple" xlink:show="embed" xlink:actuate="onLoad"/></draw:frame></text:p>
      </style:header>
      <style:header-left>
        <text:p text:style-name="Header"><draw:frame draw:style-name="Mfr1" draw:name="graphics4" text:anchor-type="as-char" svg:width="0.3807in" svg:height="0.3709in" draw:z-index="1"><draw:image xlink:href="Pictures/10000000000001680000015F203881C8.jpg" xlink:type="simple" xlink:show="embed" xlink:actuate="onLoad"/></draw:frame></text:p>
      </style:header-left>
      <style:footer>
        <text:p text:style-name="Footer"><text:span text:style-name="MT1">refarch-feedback@redhat.com</text:span><text:span text:style-name="MT2"><text:tab/></text:span><text:span text:style-name="MT2"><text:page-number text:select-page="current">0</text:page-number></text:span><text:span text:style-name="MT2"><text:tab/></text:span><text:span text:style-name="MT1">www.redhat.com</text:span></text:p>
      </style:footer>
      <style:footer-left>
        <text:p text:style-name="Footer"><text:span text:style-name="MT1">www.redhat.com<text:tab/></text:span><text:span text:style-name="MT1"><text:page-number text:select-page="current">ii</text:page-number></text:span><text:span text:style-name="MT1"><text:tab/>refarch-feedback@redhat.com</text:span></text:p>
      </style:footer-left>
    </style:master-page>
    <style:master-page style:name="Footnote" style:page-layout-name="Mpm6"/>
    <style:master-page style:name="_2a__20_RA-Last_20_Page" style:display-name="* RA-Last Page" style:page-layout-name="Mpm7"/>
    <style:master-page style:name="_2a__20_RA-Feedback" style:display-name="* RA-Feedback" style:page-layout-name="Mpm8" style:next-style-name="Index">
      <style:header>
        <text:p text:style-name="MP1"><draw:frame draw:style-name="Mfr1" draw:name="graphics9" text:anchor-type="as-char" svg:width="0.3807in" svg:height="0.3709in" draw:z-index="28"><draw:image xlink:href="Pictures/10000000000001680000015F203881C8.jpg" xlink:type="simple" xlink:show="embed" xlink:actuate="onLoad"/></draw:frame></text:p>
      </style:header>
      <style:header-left>
        <text:p text:style-name="Header_20_left"/>
      </style:header-left>
      <style:footer>
        <text:p text:style-name="Footer"><text:span text:style-name="MT1">refarch-feedback@redhat.com</text:span><text:span text:style-name="MT2"><text:tab/></text:span><text:span text:style-name="MT2"><text:page-number text:select-page="current">III</text:page-number></text:span><text:span text:style-name="MT2"><text:tab/></text:span><text:span text:style-name="MT1">www.redhat.com</text:span></text:p>
      </style:footer>
      <style:footer-left>
        <text:p text:style-name="MP2"><text:span text:style-name="MT1"/></text:p>
      </style:footer-left>
    </style:master-page>
    <style:master-page style:name="Left_20_Page" style:display-name="Left Page" style:page-layout-name="Mpm9" style:next-style-name="Right_20_Page"/>
    <style:master-page style:name="Right_20_Page" style:display-name="Right Page" style:page-layout-name="Mpm10"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3T15:45:18.860587630</meta:creation-date>
    <meta:editing-duration>P53DT1H33M39S</meta:editing-duration>
    <meta:editing-cycles>98</meta:editing-cycles>
    <meta:generator>LibreOffice/4.2.6.2$Linux_X86_64 LibreOffice_project/420$Build-2</meta:generator>
    <meta:initial-creator>Keith Schincke</meta:initial-creator>
    <dc:date>2014-10-30T23:45:34.196413801</dc:date>
    <dc:creator>Keith Schincke</dc:creator>
    <meta:document-statistic meta:table-count="6" meta:image-count="9" meta:object-count="0" meta:page-count="30" meta:paragraph-count="813" meta:word-count="6693" meta:character-count="47813" meta:non-whitespace-character-count="41672"/>
    <meta:template xlink:type="simple" xlink:actuate="onRequest" xlink:title="ReferenceArchitecture" xlink:href="../../../.config/libreoffice/4/user/template/Red_Hat/ReferenceArchitecture.ott" meta:date="2014-07-13T15:45:18.722888964"/>
  </office:meta>
</office:document-meta>
</file>